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3056in" fo:keep-together="auto"/>
    </style:style>
    <style:style style:name="Table115.10" style:family="table-row">
      <style:table-row-properties style:min-row-height="0.3056in" fo:keep-together="auto"/>
    </style:style>
    <style:style style:name="Table11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Standard">
      <style:text-properties officeooo:rsid="00c4c858" officeooo:paragraph-rsid="00c4c858"/>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Command_20_Line_20_Help_20_Section">
      <style:text-properties officeooo:paragraph-rsid="001a568d"/>
    </style:style>
    <style:style style:name="P163" style:family="paragraph" style:parent-style-name="Command_20_Line_20_Help_20_Section">
      <style:text-properties officeooo:paragraph-rsid="006ade0f"/>
    </style:style>
    <style:style style:name="P164" style:family="paragraph" style:parent-style-name="Command_20_Line_20_Help_20_Section">
      <style:text-properties officeooo:paragraph-rsid="006e7d6e"/>
    </style:style>
    <style:style style:name="P165" style:family="paragraph" style:parent-style-name="Command_20_Line_20_Help_20_Section">
      <style:text-properties officeooo:rsid="006e7d6e" officeooo:paragraph-rsid="006e7d6e"/>
    </style:style>
    <style:style style:name="P166" style:family="paragraph" style:parent-style-name="Command_20_Line_20_Help_20_Section">
      <style:text-properties officeooo:paragraph-rsid="006eb812"/>
    </style:style>
    <style:style style:name="P167" style:family="paragraph" style:parent-style-name="Command_20_Line_20_Help_20_Section">
      <style:text-properties officeooo:rsid="006eb812" officeooo:paragraph-rsid="006eb812"/>
    </style:style>
    <style:style style:name="P168" style:family="paragraph" style:parent-style-name="Command_20_Line_20_Help_20_Section">
      <style:text-properties officeooo:paragraph-rsid="00767184"/>
    </style:style>
    <style:style style:name="P169" style:family="paragraph" style:parent-style-name="Command_20_Line_20_Help_20_Section">
      <style:text-properties officeooo:rsid="007781ca" officeooo:paragraph-rsid="007781ca"/>
    </style:style>
    <style:style style:name="P170" style:family="paragraph" style:parent-style-name="Command_20_Line_20_Help_20_Section">
      <style:text-properties officeooo:paragraph-rsid="007980f1"/>
    </style:style>
    <style:style style:name="P171" style:family="paragraph" style:parent-style-name="Command_20_Line_20_Help_20_Section">
      <style:text-properties officeooo:paragraph-rsid="007a7977"/>
    </style:style>
    <style:style style:name="P172" style:family="paragraph" style:parent-style-name="Command_20_Line_20_Help_20_Section">
      <style:text-properties officeooo:rsid="007a7977" officeooo:paragraph-rsid="007a7977"/>
    </style:style>
    <style:style style:name="P173" style:family="paragraph" style:parent-style-name="Command_20_Line_20_Help_20_Section">
      <style:text-properties officeooo:paragraph-rsid="00935c7a"/>
    </style:style>
    <style:style style:name="P174" style:family="paragraph" style:parent-style-name="Command_20_Line_20_Help_20_Section">
      <style:text-properties officeooo:rsid="007980f1" officeooo:paragraph-rsid="00935c7a"/>
    </style:style>
    <style:style style:name="P175" style:family="paragraph" style:parent-style-name="Command_20_Line_20_Help_20_Section">
      <style:text-properties officeooo:paragraph-rsid="009446f6"/>
    </style:style>
    <style:style style:name="P176" style:family="paragraph" style:parent-style-name="Command_20_Line">
      <style:text-properties officeooo:rsid="001ba33b"/>
    </style:style>
    <style:style style:name="P177" style:family="paragraph" style:parent-style-name="Command_20_Line">
      <style:text-properties officeooo:rsid="001ba33b" officeooo:paragraph-rsid="001ba33b"/>
    </style:style>
    <style:style style:name="P178" style:family="paragraph" style:parent-style-name="Command_20_Line">
      <style:text-properties fo:font-variant="normal" fo:text-transform="none" fo:font-size="10pt" style:font-size-asian="10pt" style:text-scale="100%"/>
    </style:style>
    <style:style style:name="P179" style:family="paragraph" style:parent-style-name="Command_20_Line">
      <style:text-properties fo:font-style="italic" style:font-style-asian="italic" style:font-style-complex="italic"/>
    </style:style>
    <style:style style:name="P180" style:family="paragraph" style:parent-style-name="Command_20_Line">
      <style:text-properties fo:font-style="italic" officeooo:rsid="001ba33b" officeooo:paragraph-rsid="001ba33b" style:font-style-asian="italic" style:font-style-complex="italic"/>
    </style:style>
    <style:style style:name="P181" style:family="paragraph" style:parent-style-name="Command_20_Line">
      <style:paragraph-properties>
        <style:tab-stops>
          <style:tab-stop style:position="1.2972in"/>
          <style:tab-stop style:position="2.1402in"/>
          <style:tab-stop style:position="3.3429in"/>
        </style:tab-stops>
      </style:paragraph-properties>
    </style:style>
    <style:style style:name="P182" style:family="paragraph" style:parent-style-name="Command_20_Line">
      <style:text-properties officeooo:paragraph-rsid="00412b3d"/>
    </style:style>
    <style:style style:name="P183" style:family="paragraph" style:parent-style-name="Command_20_Line">
      <style:text-properties fo:font-size="8pt" style:font-size-asian="8pt" style:font-size-complex="8pt"/>
    </style:style>
    <style:style style:name="P184" style:family="paragraph" style:parent-style-name="Command_20_Line">
      <style:text-properties officeooo:paragraph-rsid="006ade0f"/>
    </style:style>
    <style:style style:name="P185" style:family="paragraph" style:parent-style-name="Command_20_Line">
      <style:text-properties officeooo:paragraph-rsid="006e7d6e"/>
    </style:style>
    <style:style style:name="P186" style:family="paragraph" style:parent-style-name="Command_20_Line">
      <style:text-properties officeooo:rsid="007313cc" officeooo:paragraph-rsid="007313cc"/>
    </style:style>
    <style:style style:name="P187" style:family="paragraph" style:parent-style-name="Command_20_Line">
      <style:text-properties officeooo:rsid="007313cc" officeooo:paragraph-rsid="006eb812"/>
    </style:style>
    <style:style style:name="P188" style:family="paragraph" style:parent-style-name="Command_20_Line">
      <style:text-properties officeooo:rsid="007437f5" officeooo:paragraph-rsid="007437f5"/>
    </style:style>
    <style:style style:name="P189" style:family="paragraph" style:parent-style-name="Command_20_Line">
      <style:text-properties officeooo:paragraph-rsid="00767184"/>
    </style:style>
    <style:style style:name="P190" style:family="paragraph" style:parent-style-name="Command_20_Line">
      <style:text-properties officeooo:paragraph-rsid="007980f1"/>
    </style:style>
    <style:style style:name="P191" style:family="paragraph" style:parent-style-name="Command_20_Line">
      <style:text-properties officeooo:paragraph-rsid="007a7977"/>
    </style:style>
    <style:style style:name="P192" style:family="paragraph" style:parent-style-name="Command_20_Line">
      <style:text-properties officeooo:rsid="007a7977" officeooo:paragraph-rsid="007a7977"/>
    </style:style>
    <style:style style:name="P193" style:family="paragraph" style:parent-style-name="Command_20_Line">
      <style:text-properties officeooo:rsid="006e7d6e"/>
    </style:style>
    <style:style style:name="P194" style:family="paragraph" style:parent-style-name="Command_20_Line">
      <style:text-properties officeooo:rsid="006e7d6e" officeooo:paragraph-rsid="006e7d6e"/>
    </style:style>
    <style:style style:name="P195" style:family="paragraph" style:parent-style-name="Command_20_Line">
      <style:text-properties officeooo:paragraph-rsid="00869936"/>
    </style:style>
    <style:style style:name="P196" style:family="paragraph" style:parent-style-name="Command_20_Line">
      <style:text-properties officeooo:rsid="00869936" officeooo:paragraph-rsid="00869936"/>
    </style:style>
    <style:style style:name="P197" style:family="paragraph" style:parent-style-name="Command_20_Line">
      <style:text-properties officeooo:paragraph-rsid="00890e92"/>
    </style:style>
    <style:style style:name="P198" style:family="paragraph" style:parent-style-name="Command_20_Line">
      <style:text-properties officeooo:paragraph-rsid="00894d07"/>
    </style:style>
    <style:style style:name="P199" style:family="paragraph" style:parent-style-name="Command_20_Line">
      <style:text-properties officeooo:paragraph-rsid="00894e91"/>
    </style:style>
    <style:style style:name="P200" style:family="paragraph" style:parent-style-name="Command_20_Line">
      <style:text-properties officeooo:paragraph-rsid="008b319d"/>
    </style:style>
    <style:style style:name="P201" style:family="paragraph" style:parent-style-name="Command_20_Line">
      <style:text-properties officeooo:paragraph-rsid="00935c7a"/>
    </style:style>
    <style:style style:name="P202" style:family="paragraph" style:parent-style-name="Command_20_Line">
      <style:paragraph-properties>
        <style:tab-stops>
          <style:tab-stop style:position="1.3827in"/>
        </style:tab-stops>
      </style:paragraph-properties>
    </style:style>
    <style:style style:name="P203" style:family="paragraph" style:parent-style-name="Command_20_Line">
      <style:text-properties officeooo:paragraph-rsid="009446f6"/>
    </style:style>
    <style:style style:name="P204" style:family="paragraph" style:parent-style-name="Command_20_Line">
      <style:text-properties officeooo:rsid="009446f6" officeooo:paragraph-rsid="009446f6"/>
    </style:style>
    <style:style style:name="P205" style:family="paragraph" style:parent-style-name="Command_20_Line">
      <style:text-properties officeooo:rsid="00a73850" officeooo:paragraph-rsid="00a73850"/>
    </style:style>
    <style:style style:name="P206" style:family="paragraph" style:parent-style-name="Command_20_Line">
      <style:paragraph-properties fo:margin-top="0in" fo:margin-bottom="0in" style:contextual-spacing="false"/>
    </style:style>
    <style:style style:name="P207"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1ba33b"/>
    </style:style>
    <style:style style:name="P208"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69cdd"/>
    </style:style>
    <style:style style:name="P209"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93b1e"/>
    </style:style>
    <style:style style:name="P210"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675c80"/>
    </style:style>
    <style:style style:name="P211"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1ba33b" style:font-style-asian="italic" style:font-style-complex="italic"/>
    </style:style>
    <style:style style:name="P212"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93b1e" style:font-style-asian="italic" style:font-style-complex="italic"/>
    </style:style>
    <style:style style:name="P213"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69cdd" style:font-style-asian="italic" style:font-style-complex="italic"/>
    </style:style>
    <style:style style:name="P214" style:family="paragraph" style:parent-style-name="Command_20_Line">
      <style:paragraph-properties fo:margin-left="1.4957in" fo:margin-right="0in" fo:margin-top="0in" fo:margin-bottom="0in" style:contextual-spacing="false" fo:orphans="2" fo:widows="2" fo:text-indent="-1.102in" style:auto-text-indent="false"/>
      <style:text-properties officeooo:rsid="0068e2c9" officeooo:paragraph-rsid="0068e2c9"/>
    </style:style>
    <style:style style:name="P215" style:family="paragraph" style:parent-style-name="Table">
      <style:paragraph-properties fo:keep-with-next="always"/>
    </style:style>
    <style:style style:name="P216" style:family="paragraph" style:parent-style-name="Table">
      <style:paragraph-properties fo:keep-with-next="always"/>
      <style:text-properties officeooo:paragraph-rsid="008b319d"/>
    </style:style>
    <style:style style:name="P217" style:family="paragraph" style:parent-style-name="Standard">
      <style:paragraph-properties fo:margin-left="0in" fo:margin-right="0in" fo:text-indent="0in" style:auto-text-indent="false"/>
      <style:text-properties officeooo:paragraph-rsid="004484ef"/>
    </style:style>
    <style:style style:name="P218" style:family="paragraph" style:parent-style-name="Preformatted_20_Text">
      <style:text-properties officeooo:rsid="00058cb3" officeooo:paragraph-rsid="00479baa"/>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Body">
      <style:paragraph-properties fo:text-align="justify" style:justify-single-word="false"/>
    </style:style>
    <style:style style:name="P231"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style:text-scale="100%"/>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Subtitle">
      <style:text-properties officeooo:rsid="0065b78d" officeooo:paragraph-rsid="0065b78d"/>
    </style:style>
    <style:style style:name="P235" style:family="paragraph" style:parent-style-name="Command_20_Synopsis_20_Heading">
      <style:text-properties officeooo:paragraph-rsid="006ade0f"/>
    </style:style>
    <style:style style:name="P236" style:family="paragraph" style:parent-style-name="Command_20_Synopsis_20_Heading">
      <style:text-properties officeooo:paragraph-rsid="006e7d6e"/>
    </style:style>
    <style:style style:name="P237" style:family="paragraph" style:parent-style-name="Command_20_Synopsis_20_Heading">
      <style:text-properties officeooo:paragraph-rsid="00767184"/>
    </style:style>
    <style:style style:name="P238" style:family="paragraph" style:parent-style-name="Command_20_Synopsis_20_Heading">
      <style:text-properties officeooo:paragraph-rsid="007980f1"/>
    </style:style>
    <style:style style:name="P239" style:family="paragraph" style:parent-style-name="Command_20_Synopsis_20_Heading">
      <style:text-properties officeooo:paragraph-rsid="007a7977"/>
    </style:style>
    <style:style style:name="P240" style:family="paragraph" style:parent-style-name="Command_20_Synopsis_20_Heading">
      <style:text-properties officeooo:paragraph-rsid="00935c7a"/>
    </style:style>
    <style:style style:name="P241" style:family="paragraph" style:parent-style-name="Command_20_Synopsis_20_Heading">
      <style:text-properties officeooo:paragraph-rsid="009446f6"/>
    </style:style>
    <style:style style:name="P242" style:family="paragraph" style:parent-style-name="Inline_20_Note_20_Start">
      <style:text-properties officeooo:paragraph-rsid="00675c80"/>
    </style:style>
    <style:style style:name="P243" style:family="paragraph" style:parent-style-name="Inline_20_Note_20_Start">
      <style:text-properties officeooo:rsid="00293b1e" officeooo:paragraph-rsid="00876e4a"/>
    </style:style>
    <style:style style:name="P244" style:family="paragraph" style:parent-style-name="Inline_20_Note_20_Start">
      <style:text-properties officeooo:rsid="00293b1e" officeooo:paragraph-rsid="00894e91"/>
    </style:style>
    <style:style style:name="P245" style:family="paragraph" style:parent-style-name="Command_20_Line_20__28_small_29_">
      <style:text-properties officeooo:paragraph-rsid="009446f6"/>
    </style:style>
    <style:style style:name="P246" style:family="paragraph" style:parent-style-name="Standard">
      <style:paragraph-properties fo:margin-left="0.5in" fo:margin-right="0in" fo:text-indent="0in" style:auto-text-indent="false"/>
      <style:text-properties officeooo:rsid="00aa46d1" officeooo:paragraph-rsid="00aa46d1"/>
    </style:style>
    <style:style style:name="P247" style:family="paragraph" style:parent-style-name="Standard">
      <style:paragraph-properties fo:margin-left="0.5in" fo:margin-right="0in" fo:text-indent="0in" style:auto-text-indent="false"/>
      <style:text-properties officeooo:paragraph-rsid="00aa46d1"/>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250"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251" style:family="paragraph" style:parent-style-name="Heading_20_2">
      <style:text-properties fo:language="en" fo:country="US"/>
    </style:style>
    <style:style style:name="P252" style:family="paragraph" style:parent-style-name="Heading_20_2">
      <style:text-properties fo:language="en" fo:country="US" officeooo:paragraph-rsid="009001ab"/>
    </style:style>
    <style:style style:name="P253" style:family="paragraph" style:parent-style-name="Heading_20_2">
      <style:text-properties officeooo:paragraph-rsid="009001ab"/>
    </style:style>
    <style:style style:name="P254" style:family="paragraph" style:parent-style-name="Heading_20_2">
      <style:text-properties officeooo:paragraph-rsid="008b319d"/>
    </style:style>
    <style:style style:name="P255" style:family="paragraph" style:parent-style-name="Heading_20_3">
      <style:text-properties officeooo:paragraph-rsid="009001ab"/>
    </style:style>
    <style:style style:name="P256" style:family="paragraph" style:parent-style-name="Heading_20_3">
      <style:text-properties fo:language="en" fo:country="US"/>
    </style:style>
    <style:style style:name="P257" style:family="paragraph" style:parent-style-name="Heading_20_3">
      <style:text-properties fo:language="en" fo:country="US" officeooo:paragraph-rsid="009001ab"/>
    </style:style>
    <style:style style:name="P258" style:family="paragraph" style:parent-style-name="Heading_20_3">
      <style:text-properties officeooo:paragraph-rsid="00767184"/>
    </style:style>
    <style:style style:name="P259" style:family="paragraph" style:parent-style-name="Heading_20_3">
      <style:text-properties officeooo:rsid="009446f6" officeooo:paragraph-rsid="009446f6"/>
    </style:style>
    <style:style style:name="P260" style:family="paragraph" style:parent-style-name="Heading_20_3">
      <style:text-properties officeooo:paragraph-rsid="009446f6"/>
    </style:style>
    <style:style style:name="P261" style:family="paragraph" style:parent-style-name="Heading_20_3">
      <style:text-properties officeooo:rsid="006ade0f" officeooo:paragraph-rsid="006ade0f"/>
    </style:style>
    <style:style style:name="P262" style:family="paragraph" style:parent-style-name="Heading_20_3">
      <style:text-properties officeooo:rsid="006e7d6e" officeooo:paragraph-rsid="006e7d6e"/>
    </style:style>
    <style:style style:name="P263" style:family="paragraph" style:parent-style-name="Heading_20_3">
      <style:text-properties officeooo:paragraph-rsid="006e7d6e"/>
    </style:style>
    <style:style style:name="P264" style:family="paragraph" style:parent-style-name="Heading_20_3">
      <style:text-properties officeooo:rsid="00935c7a" officeooo:paragraph-rsid="007980f1"/>
    </style:style>
    <style:style style:name="P265" style:family="paragraph" style:parent-style-name="Heading_20_3">
      <style:text-properties officeooo:rsid="007980f1" officeooo:paragraph-rsid="00935c7a"/>
    </style:style>
    <style:style style:name="P266" style:family="paragraph" style:parent-style-name="Heading_20_3">
      <style:text-properties officeooo:paragraph-rsid="007a7977"/>
    </style:style>
    <style:style style:name="P267" style:family="paragraph" style:parent-style-name="Heading_20_3">
      <style:text-properties officeooo:paragraph-rsid="008b319d"/>
    </style:style>
    <style:style style:name="P268" style:family="paragraph" style:parent-style-name="Title" style:master-page-name="First_20_Page">
      <style:paragraph-properties style:page-number="auto"/>
    </style:style>
    <style:style style:name="P269" style:family="paragraph" style:parent-style-name="Heading_20_1" style:master-page-name="Standard">
      <style:paragraph-properties style:page-number="auto"/>
    </style:style>
    <style:style style:name="P270" style:family="paragraph" style:parent-style-name="Heading_20_1" style:master-page-name="Standard">
      <style:paragraph-properties style:page-number="auto"/>
      <style:text-properties officeooo:paragraph-rsid="000c9b2a"/>
    </style:style>
    <style:style style:name="P271" style:family="paragraph" style:parent-style-name="Heading_20_1" style:master-page-name="Standard">
      <style:paragraph-properties style:page-number="auto"/>
      <style:text-properties fo:language="en" fo:country="US"/>
    </style:style>
    <style:style style:name="P272" style:family="paragraph" style:parent-style-name="Contents_20_Heading" style:master-page-name="Index">
      <style:paragraph-properties style:page-number="auto"/>
    </style:style>
    <style:style style:name="P273"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74" style:family="paragraph" style:parent-style-name="Standard" style:list-style-name="WWNum1"/>
    <style:style style:name="P275" style:family="paragraph" style:parent-style-name="Standard" style:list-style-name="L1"/>
    <style:style style:name="P276" style:family="paragraph" style:parent-style-name="Standard" style:list-style-name="L2"/>
    <style:style style:name="P277" style:family="paragraph" style:parent-style-name="Standard" style:list-style-name="L3"/>
    <style:style style:name="P278" style:family="paragraph" style:parent-style-name="Standard" style:list-style-name="L4"/>
    <style:style style:name="P279" style:family="paragraph" style:parent-style-name="Standard" style:list-style-name="L5">
      <style:text-properties officeooo:paragraph-rsid="009001ab"/>
    </style:style>
    <style:style style:name="P280" style:family="paragraph" style:parent-style-name="Standard" style:list-style-name="L6"/>
    <style:style style:name="P281" style:family="paragraph" style:parent-style-name="Standard" style:list-style-name="L6">
      <style:text-properties officeooo:paragraph-rsid="00af75de"/>
    </style:style>
    <style:style style:name="P282" style:family="paragraph" style:parent-style-name="Standard" style:list-style-name="L6">
      <style:text-properties officeooo:paragraph-rsid="0082b805"/>
    </style:style>
    <style:style style:name="P283" style:family="paragraph" style:parent-style-name="Standard" style:list-style-name="L6">
      <style:text-properties officeooo:rsid="0082b805" officeooo:paragraph-rsid="0082b805"/>
    </style:style>
    <style:style style:name="P284" style:family="paragraph" style:parent-style-name="Standard" style:list-style-name="L7"/>
    <style:style style:name="P285" style:family="paragraph" style:parent-style-name="Standard" style:list-style-name="L7">
      <style:text-properties officeooo:paragraph-rsid="0082b805"/>
    </style:style>
    <style:style style:name="P286" style:family="paragraph" style:parent-style-name="Standard" style:list-style-name="L8">
      <style:text-properties officeooo:rsid="0098f55a" officeooo:paragraph-rsid="0098f55a"/>
    </style:style>
    <style:style style:name="P287" style:family="paragraph" style:parent-style-name="Standard" style:list-style-name="L9">
      <style:text-properties officeooo:rsid="00c4c858" officeooo:paragraph-rsid="00c4c858"/>
    </style:style>
    <style:style style:name="P288" style:family="paragraph" style:parent-style-name="Standard" style:list-style-name="L10">
      <style:text-properties officeooo:rsid="008e56cb" officeooo:paragraph-rsid="008e56cb"/>
    </style:style>
    <style:style style:name="P289" style:family="paragraph" style:parent-style-name="Standard" style:list-style-name="L11">
      <style:text-properties officeooo:rsid="00293b1e" officeooo:paragraph-rsid="00293b1e"/>
    </style:style>
    <style:style style:name="P290" style:family="paragraph" style:parent-style-name="Standard" style:list-style-name="L12">
      <style:text-properties officeooo:rsid="00293b1e" officeooo:paragraph-rsid="00293b1e"/>
    </style:style>
    <style:style style:name="P291" style:family="paragraph" style:parent-style-name="Standard" style:list-style-name="L13"/>
    <style:style style:name="P292" style:family="paragraph" style:parent-style-name="Standard" style:list-style-name="L14"/>
    <style:style style:name="P293" style:family="paragraph" style:parent-style-name="Standard" style:list-style-name="L15"/>
    <style:style style:name="P294" style:family="paragraph" style:parent-style-name="Standard" style:list-style-name="L16"/>
    <style:style style:name="P295" style:family="paragraph" style:parent-style-name="Standard" style:list-style-name="L17"/>
    <style:style style:name="P296" style:family="paragraph" style:parent-style-name="Standard" style:list-style-name="L18"/>
    <style:style style:name="P297" style:family="paragraph" style:parent-style-name="Standard" style:list-style-name="L19"/>
    <style:style style:name="P298" style:family="paragraph" style:parent-style-name="Standard" style:list-style-name="L20">
      <style:text-properties officeooo:paragraph-rsid="004484ef"/>
    </style:style>
    <style:style style:name="P299" style:family="paragraph" style:parent-style-name="Standard" style:list-style-name="L21">
      <style:text-properties officeooo:paragraph-rsid="004484ef"/>
    </style:style>
    <style:style style:name="P300" style:family="paragraph" style:parent-style-name="Standard" style:list-style-name="L22">
      <style:text-properties officeooo:paragraph-rsid="004484ef"/>
    </style:style>
    <style:style style:name="P301" style:family="paragraph" style:parent-style-name="Standard" style:list-style-name="L23"/>
    <style:style style:name="P302" style:family="paragraph" style:parent-style-name="Standard" style:list-style-name="L24"/>
    <style:style style:name="P3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FreeMono2" fo:font-size="11pt"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Standard" style:list-style-name="L18">
      <style:paragraph-properties fo:margin-left="1in" fo:margin-right="0in" fo:text-indent="-0.25in" style:auto-text-indent="false"/>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fo:language="en" fo:country="US" officeooo:rsid="00c68009"/>
    </style:style>
    <style:style style:name="T22" style:family="text">
      <style:text-properties officeooo:rsid="001fa4e0"/>
    </style:style>
    <style:style style:name="T23" style:family="text">
      <style:text-properties officeooo:rsid="00215b7e"/>
    </style:style>
    <style:style style:name="T24" style:family="text">
      <style:text-properties officeooo:rsid="002247e2"/>
    </style:style>
    <style:style style:name="T25" style:family="text">
      <style:text-properties officeooo:rsid="00236b9b"/>
    </style:style>
    <style:style style:name="T26" style:family="text">
      <style:text-properties officeooo:rsid="00293b1e"/>
    </style:style>
    <style:style style:name="T27" style:family="text">
      <style:text-properties officeooo:rsid="002ac7e8"/>
    </style:style>
    <style:style style:name="T28" style:family="text">
      <style:text-properties officeooo:rsid="002ba668"/>
    </style:style>
    <style:style style:name="T29" style:family="text">
      <style:text-properties officeooo:rsid="002d9132"/>
    </style:style>
    <style:style style:name="T30" style:family="text">
      <style:text-properties officeooo:rsid="003021b2"/>
    </style:style>
    <style:style style:name="T31" style:family="text">
      <style:text-properties officeooo:rsid="00315a55"/>
    </style:style>
    <style:style style:name="T32" style:family="text">
      <style:text-properties officeooo:rsid="00333b42"/>
    </style:style>
    <style:style style:name="T33" style:family="text">
      <style:text-properties officeooo:rsid="0034cbd1"/>
    </style:style>
    <style:style style:name="T34" style:family="text">
      <style:text-properties officeooo:rsid="00362668"/>
    </style:style>
    <style:style style:name="T35" style:family="text">
      <style:text-properties officeooo:rsid="003710cb"/>
    </style:style>
    <style:style style:name="T36" style:family="text">
      <style:text-properties officeooo:rsid="0038f572"/>
    </style:style>
    <style:style style:name="T37" style:family="text">
      <style:text-properties fo:font-weight="bold" style:font-weight-asian="bold" style:font-weight-complex="bold"/>
    </style:style>
    <style:style style:name="T38" style:family="text">
      <style:text-properties officeooo:rsid="003b1924"/>
    </style:style>
    <style:style style:name="T39" style:family="text">
      <style:text-properties officeooo:rsid="003e7b84"/>
    </style:style>
    <style:style style:name="T40" style:family="text">
      <style:text-properties fo:color="#ff3333"/>
    </style:style>
    <style:style style:name="T41" style:family="text">
      <style:text-properties fo:color="#00ccff"/>
    </style:style>
    <style:style style:name="T42" style:family="text">
      <style:text-properties style:use-window-font-color="true"/>
    </style:style>
    <style:style style:name="T43" style:family="text">
      <style:text-properties officeooo:rsid="00412b3d"/>
    </style:style>
    <style:style style:name="T44" style:family="text">
      <style:text-properties officeooo:rsid="0043b18d"/>
    </style:style>
    <style:style style:name="T45" style:family="text">
      <style:text-properties style:text-position="super 58%" fo:language="en" fo:country="US"/>
    </style:style>
    <style:style style:name="T46" style:family="text">
      <style:text-properties officeooo:rsid="0045693f"/>
    </style:style>
    <style:style style:name="T47" style:family="text">
      <style:text-properties officeooo:rsid="00460c0f"/>
    </style:style>
    <style:style style:name="T48" style:family="text">
      <style:text-properties fo:font-size="8pt" style:font-size-asian="8pt" style:font-size-complex="8pt"/>
    </style:style>
    <style:style style:name="T49" style:family="text">
      <style:text-properties fo:font-size="8pt" officeooo:rsid="0047dc8d" style:font-size-asian="8pt" style:font-size-complex="8pt"/>
    </style:style>
    <style:style style:name="T50" style:family="text">
      <style:text-properties officeooo:rsid="004a5001"/>
    </style:style>
    <style:style style:name="T51" style:family="text">
      <style:text-properties officeooo:rsid="004c469e"/>
    </style:style>
    <style:style style:name="T52" style:family="text">
      <style:text-properties officeooo:rsid="004e11e3"/>
    </style:style>
    <style:style style:name="T53" style:family="text">
      <style:text-properties officeooo:rsid="004fcd70"/>
    </style:style>
    <style:style style:name="T54" style:family="text">
      <style:text-properties officeooo:rsid="00519e1c"/>
    </style:style>
    <style:style style:name="T55" style:family="text">
      <style:text-properties officeooo:rsid="00534721"/>
    </style:style>
    <style:style style:name="T56" style:family="text">
      <style:text-properties officeooo:rsid="0054559c"/>
    </style:style>
    <style:style style:name="T57" style:family="text">
      <style:text-properties officeooo:rsid="00560be3"/>
    </style:style>
    <style:style style:name="T58" style:family="text">
      <style:text-properties officeooo:rsid="005776ef"/>
    </style:style>
    <style:style style:name="T59" style:family="text">
      <style:text-properties officeooo:rsid="005c83e9"/>
    </style:style>
    <style:style style:name="T60" style:family="text">
      <style:text-properties officeooo:rsid="005d1810"/>
    </style:style>
    <style:style style:name="T61" style:family="text">
      <style:text-properties officeooo:rsid="005fdf11"/>
    </style:style>
    <style:style style:name="T62" style:family="text">
      <style:text-properties officeooo:rsid="006037b8"/>
    </style:style>
    <style:style style:name="T63" style:family="text">
      <style:text-properties officeooo:rsid="006193a0"/>
    </style:style>
    <style:style style:name="T64" style:family="text">
      <style:text-properties officeooo:rsid="00675c80"/>
    </style:style>
    <style:style style:name="T65" style:family="text">
      <style:text-properties officeooo:rsid="0068e2c9"/>
    </style:style>
    <style:style style:name="T66" style:family="text">
      <style:text-properties officeooo:rsid="006ade0f"/>
    </style:style>
    <style:style style:name="T67" style:family="text">
      <style:text-properties officeooo:rsid="006ba37e"/>
    </style:style>
    <style:style style:name="T68" style:family="text">
      <style:text-properties officeooo:rsid="006c06d1"/>
    </style:style>
    <style:style style:name="T69" style:family="text">
      <style:text-properties officeooo:rsid="006c7531"/>
    </style:style>
    <style:style style:name="T70" style:family="text">
      <style:text-properties officeooo:rsid="006d217e"/>
    </style:style>
    <style:style style:name="T71" style:family="text">
      <style:text-properties officeooo:rsid="006e7d6e"/>
    </style:style>
    <style:style style:name="T72" style:family="text">
      <style:text-properties officeooo:rsid="006eb812"/>
    </style:style>
    <style:style style:name="T73" style:family="text">
      <style:text-properties officeooo:rsid="00721bc1"/>
    </style:style>
    <style:style style:name="T74" style:family="text">
      <style:text-properties officeooo:rsid="007313cc"/>
    </style:style>
    <style:style style:name="T75" style:family="text">
      <style:text-properties officeooo:rsid="007437f5"/>
    </style:style>
    <style:style style:name="T76" style:family="text">
      <style:text-properties officeooo:rsid="00753cd1"/>
    </style:style>
    <style:style style:name="T77" style:family="text">
      <style:text-properties officeooo:rsid="00767184"/>
    </style:style>
    <style:style style:name="T78" style:family="text">
      <style:text-properties officeooo:rsid="007781ca"/>
    </style:style>
    <style:style style:name="T79" style:family="text">
      <style:text-properties officeooo:rsid="0077e3f3"/>
    </style:style>
    <style:style style:name="T80" style:family="text">
      <style:text-properties officeooo:rsid="00794d27"/>
    </style:style>
    <style:style style:name="T81" style:family="text">
      <style:text-properties officeooo:rsid="007980f1"/>
    </style:style>
    <style:style style:name="T82" style:family="text">
      <style:text-properties officeooo:rsid="007a7977"/>
    </style:style>
    <style:style style:name="T83" style:family="text">
      <style:text-properties officeooo:rsid="007b5998"/>
    </style:style>
    <style:style style:name="T84" style:family="text">
      <style:text-properties officeooo:rsid="007d1492"/>
    </style:style>
    <style:style style:name="T85" style:family="text">
      <style:text-properties officeooo:rsid="007e297b"/>
    </style:style>
    <style:style style:name="T86" style:family="text">
      <style:text-properties officeooo:rsid="007e72fc"/>
    </style:style>
    <style:style style:name="T87" style:family="text">
      <style:text-properties officeooo:rsid="007f9dd9"/>
    </style:style>
    <style:style style:name="T88" style:family="text">
      <style:text-properties officeooo:rsid="008176a1"/>
    </style:style>
    <style:style style:name="T89" style:family="text">
      <style:text-properties officeooo:rsid="0082b805"/>
    </style:style>
    <style:style style:name="T90" style:family="text">
      <style:text-properties officeooo:rsid="00849283"/>
    </style:style>
    <style:style style:name="T91" style:family="text">
      <style:text-properties officeooo:rsid="00858581"/>
    </style:style>
    <style:style style:name="T92" style:family="text">
      <style:text-properties officeooo:rsid="00869936"/>
    </style:style>
    <style:style style:name="T93" style:family="text">
      <style:text-properties officeooo:rsid="00876e4a"/>
    </style:style>
    <style:style style:name="T94" style:family="text">
      <style:text-properties officeooo:rsid="00890e92"/>
    </style:style>
    <style:style style:name="T95" style:family="text">
      <style:text-properties officeooo:rsid="00894d07"/>
    </style:style>
    <style:style style:name="T96" style:family="text">
      <style:text-properties officeooo:rsid="00894e91"/>
    </style:style>
    <style:style style:name="T97" style:family="text">
      <style:text-properties officeooo:rsid="008b319d"/>
    </style:style>
    <style:style style:name="T98" style:family="text">
      <style:text-properties officeooo:rsid="008c5a34"/>
    </style:style>
    <style:style style:name="T99" style:family="text">
      <style:text-properties officeooo:rsid="008d207c"/>
    </style:style>
    <style:style style:name="T100" style:family="text">
      <style:text-properties officeooo:rsid="008e56cb"/>
    </style:style>
    <style:style style:name="T101" style:family="text">
      <style:text-properties officeooo:rsid="009001ab"/>
    </style:style>
    <style:style style:name="T102" style:family="text">
      <style:text-properties officeooo:rsid="0091aa67"/>
    </style:style>
    <style:style style:name="T103" style:family="text">
      <style:text-properties officeooo:rsid="00935c7a"/>
    </style:style>
    <style:style style:name="T104" style:family="text">
      <style:text-properties officeooo:rsid="0093cd5a"/>
    </style:style>
    <style:style style:name="T105" style:family="text">
      <style:text-properties officeooo:rsid="009404dd"/>
    </style:style>
    <style:style style:name="T106" style:family="text">
      <style:text-properties officeooo:rsid="009446f6"/>
    </style:style>
    <style:style style:name="T107" style:family="text">
      <style:text-properties officeooo:rsid="00952657"/>
    </style:style>
    <style:style style:name="T108" style:family="text">
      <style:text-properties officeooo:rsid="00955d9f"/>
    </style:style>
    <style:style style:name="T109" style:family="text">
      <style:text-properties officeooo:rsid="0095f12b"/>
    </style:style>
    <style:style style:name="T110" style:family="text">
      <style:text-properties officeooo:rsid="009a409c"/>
    </style:style>
    <style:style style:name="T111" style:family="text">
      <style:text-properties officeooo:rsid="009a4c4d"/>
    </style:style>
    <style:style style:name="T112" style:family="text">
      <style:text-properties officeooo:rsid="009dd443"/>
    </style:style>
    <style:style style:name="T113" style:family="text">
      <style:text-properties officeooo:rsid="009e05d2"/>
    </style:style>
    <style:style style:name="T114" style:family="text">
      <style:text-properties officeooo:rsid="009e76db"/>
    </style:style>
    <style:style style:name="T115" style:family="text">
      <style:text-properties officeooo:rsid="00a1a582"/>
    </style:style>
    <style:style style:name="T116" style:family="text">
      <style:text-properties officeooo:rsid="00a35f1e"/>
    </style:style>
    <style:style style:name="T117" style:family="text">
      <style:text-properties officeooo:rsid="00a4aea9"/>
    </style:style>
    <style:style style:name="T118" style:family="text">
      <style:text-properties fo:font-style="normal" style:font-style-asian="normal" style:font-style-complex="normal"/>
    </style:style>
    <style:style style:name="T119" style:family="text">
      <style:text-properties officeooo:rsid="00a4d48d"/>
    </style:style>
    <style:style style:name="T120" style:family="text">
      <style:text-properties officeooo:rsid="00a56896"/>
    </style:style>
    <style:style style:name="T121" style:family="text">
      <style:text-properties officeooo:rsid="00a73850"/>
    </style:style>
    <style:style style:name="T122" style:family="text">
      <style:text-properties officeooo:rsid="00af75de"/>
    </style:style>
    <style:style style:name="T123" style:family="text">
      <style:text-properties officeooo:rsid="00b114f1"/>
    </style:style>
    <style:style style:name="T124" style:family="text">
      <style:text-properties officeooo:rsid="00b1eeed"/>
    </style:style>
    <style:style style:name="T125" style:family="text">
      <style:text-properties officeooo:rsid="00b2c6c3"/>
    </style:style>
    <style:style style:name="T126" style:family="text">
      <style:text-properties officeooo:rsid="00b3f734"/>
    </style:style>
    <style:style style:name="T127" style:family="text">
      <style:text-properties officeooo:rsid="00ba947d"/>
    </style:style>
    <style:style style:name="T128" style:family="text">
      <style:text-properties officeooo:rsid="00bcb655"/>
    </style:style>
    <style:style style:name="T129" style:family="text">
      <style:text-properties officeooo:rsid="00c58e40"/>
    </style:style>
    <style:style style:name="T130" style:family="text">
      <style:text-properties officeooo:rsid="00c68009"/>
    </style:style>
    <style:style style:name="T131" style:family="text">
      <style:text-properties officeooo:rsid="00c853f7"/>
    </style:style>
    <style:style style:name="T132" style:family="text">
      <style:text-properties style:font-name="FreeSerif"/>
    </style:style>
    <style:style style:name="T133" style:family="text">
      <style:text-properties style:font-name="FreeSerif" officeooo:rsid="00c853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4" text:name="RTG_PRODUCT_VERSION"/>
      </text:user-field-decls>
      <text:p text:style-name="P268"><text:user-field-get text:name="RTG_TITLE">Operations Manual</text:user-field-get></text:p>
      <text:p text:style-name="P234"><text:user-field-get text:name="RTG_PRODUCT">RTG Core</text:user-field-get> <text:user-field-get text:name="RTG_PRODUCT_VERSION">3.4.4</text:user-field-get></text:p>
      <text:p text:style-name="P1">Real Time Genomics</text:p>
      <text:p text:style-name="P5"/>
      <text:p text:style-name="P4">Edition: <text:span text:style-name="T129">April</text:span> 201<text:span text:style-name="T125">5</text:span></text:p>
      <text:p text:style-name="P3"/>
      <text:p text:style-name="P3"/>
      <text:p text:style-name="P3"><draw:frame draw:style-name="fr1" draw:name="Image1" text:anchor-type="paragraph" svg:width="6.6929in" svg:height="0.7063in"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73"/>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text:span text:style-name="T129">5</text:span> Real Time Genomics All rights reserved. </text:p>
      <text:p text:style-name="P100">Illumina, Solexa, Complete Genomics, Ion Torrent, Roche, ABI, <text:span text:style-name="T99">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2">Table of Contents</text:p>
          </text:index-title>
          <text:p text:style-name="P248"><text:a xlink:type="simple" xlink:href="#__RefHeading__1180_438529773" text:style-name="Index_20_Link" text:visited-style-name="Index_20_Link">Chapter 1: Overview <text:tab/> 8</text:a></text:p>
          <text:p text:style-name="P249"><text:a xlink:type="simple" xlink:href="#__RefHeading__1182_438529773" text:style-name="Index_20_Link" text:visited-style-name="Index_20_Link">1.1<text:tab/>Introduction <text:tab/> 8</text:a></text:p>
          <text:p text:style-name="P249"><text:a xlink:type="simple" xlink:href="#__RefHeading__4576_438529773" text:style-name="Index_20_Link" text:visited-style-name="Index_20_Link">1.2<text:tab/>RTG software description <text:tab/> 8</text:a></text:p>
          <text:p text:style-name="P249"><text:a xlink:type="simple" xlink:href="#__RefHeading__4590_438529773" text:style-name="Index_20_Link" text:visited-style-name="Index_20_Link">1.3<text:tab/>Sequence search and alignment <text:tab/> 9</text:a></text:p>
          <text:p text:style-name="P250"><text:a xlink:type="simple" xlink:href="#__RefHeading__4592_438529773" text:style-name="Index_20_Link" text:visited-style-name="Index_20_Link">1.3.1<text:tab/>Data formatting <text:tab/> 10</text:a></text:p>
          <text:p text:style-name="P250"><text:a xlink:type="simple" xlink:href="#__RefHeading__4594_438529773" text:style-name="Index_20_Link" text:visited-style-name="Index_20_Link">1.3.2<text:tab/>Read mapping <text:tab/> 11</text:a></text:p>
          <text:p text:style-name="P250"><text:a xlink:type="simple" xlink:href="#__RefHeading__4596_438529773" text:style-name="Index_20_Link" text:visited-style-name="Index_20_Link">1.3.3<text:tab/>Read mapping output files <text:tab/> 11</text:a></text:p>
          <text:p text:style-name="P250"><text:a xlink:type="simple" xlink:href="#__RefHeading__4598_438529773" text:style-name="Index_20_Link" text:visited-style-name="Index_20_Link">1.3.4<text:tab/>Read mapping sensitivity tuning <text:tab/> 11</text:a></text:p>
          <text:p text:style-name="P250"><text:a xlink:type="simple" xlink:href="#__RefHeading__4600_438529773" text:style-name="Index_20_Link" text:visited-style-name="Index_20_Link">1.3.5<text:tab/>Protein search <text:tab/> 12</text:a></text:p>
          <text:p text:style-name="P250"><text:a xlink:type="simple" xlink:href="#__RefHeading__4602_438529773" text:style-name="Index_20_Link" text:visited-style-name="Index_20_Link">1.3.6<text:tab/>Protein search output files <text:tab/> 12</text:a></text:p>
          <text:p text:style-name="P250"><text:a xlink:type="simple" xlink:href="#__RefHeading__4604_438529773" text:style-name="Index_20_Link" text:visited-style-name="Index_20_Link">1.3.7<text:tab/>Protein search sensitivity tuning <text:tab/> 13</text:a></text:p>
          <text:p text:style-name="P250"><text:a xlink:type="simple" xlink:href="#__RefHeading__4606_438529773" text:style-name="Index_20_Link" text:visited-style-name="Index_20_Link">1.3.8<text:tab/>Benchmarking and optimization utilities <text:tab/> 13</text:a></text:p>
          <text:p text:style-name="P249"><text:a xlink:type="simple" xlink:href="#__RefHeading__4608_438529773" text:style-name="Index_20_Link" text:visited-style-name="Index_20_Link">1.4<text:tab/>Variant detection functions <text:tab/> 14</text:a></text:p>
          <text:p text:style-name="P250"><text:a xlink:type="simple" xlink:href="#__RefHeading__4610_438529773" text:style-name="Index_20_Link" text:visited-style-name="Index_20_Link">1.4.1<text:tab/>Sequence variation (SNPs and Indels) <text:tab/> 14</text:a></text:p>
          <text:p text:style-name="P250"><text:a xlink:type="simple" xlink:href="#__RefHeading__4612_438529773" text:style-name="Index_20_Link" text:visited-style-name="Index_20_Link">1.4.2<text:tab/>Mendelian pedigree sequence variation (SNPs and Indels) <text:tab/> 14</text:a></text:p>
          <text:p text:style-name="P250"><text:a xlink:type="simple" xlink:href="#__RefHeading__4614_438529773" text:style-name="Index_20_Link" text:visited-style-name="Index_20_Link">1.4.3<text:tab/>Somatic sequence variation (SNPs and Indels) <text:tab/> 15</text:a></text:p>
          <text:p text:style-name="P250"><text:a xlink:type="simple" xlink:href="#__RefHeading__4616_438529773" text:style-name="Index_20_Link" text:visited-style-name="Index_20_Link">1.4.4<text:tab/>Coverage analysis <text:tab/> 15</text:a></text:p>
          <text:p text:style-name="P250"><text:a xlink:type="simple" xlink:href="#__RefHeading__4618_438529773" text:style-name="Index_20_Link" text:visited-style-name="Index_20_Link">1.4.5<text:tab/>Copy number variation (CNV) analysis <text:tab/> 16</text:a></text:p>
          <text:p text:style-name="P249"><text:a xlink:type="simple" xlink:href="#__RefHeading__4620_438529773" text:style-name="Index_20_Link" text:visited-style-name="Index_20_Link">1.5<text:tab/>Standard output file formats <text:tab/> 16</text:a></text:p>
          <text:p text:style-name="P250"><text:a xlink:type="simple" xlink:href="#__RefHeading__4622_438529773" text:style-name="Index_20_Link" text:visited-style-name="Index_20_Link">1.5.1<text:tab/>SAM/BAM files created by the RTG map command <text:tab/> 17</text:a></text:p>
          <text:p text:style-name="P250"><text:a xlink:type="simple" xlink:href="#__RefHeading__4624_438529773" text:style-name="Index_20_Link" text:visited-style-name="Index_20_Link">1.5.2<text:tab/>SNP caller output files <text:tab/> 17</text:a></text:p>
          <text:p text:style-name="P249"><text:a xlink:type="simple" xlink:href="#__RefHeading__26291_1198830536" text:style-name="Index_20_Link" text:visited-style-name="Index_20_Link">1.6<text:tab/>Metagenomics analysis functions <text:tab/> 18</text:a></text:p>
          <text:p text:style-name="P250"><text:a xlink:type="simple" xlink:href="#__RefHeading__4580_438529773" text:style-name="Index_20_Link" text:visited-style-name="Index_20_Link">1.6.1<text:tab/>Contamination filtering <text:tab/> 18</text:a></text:p>
          <text:p text:style-name="P250"><text:a xlink:type="simple" xlink:href="#__RefHeading__4582_438529773" text:style-name="Index_20_Link" text:visited-style-name="Index_20_Link">1.6.2<text:tab/>Taxon abundance breakdown <text:tab/> 18</text:a></text:p>
          <text:p text:style-name="P250"><text:a xlink:type="simple" xlink:href="#__RefHeading__4584_438529773" text:style-name="Index_20_Link" text:visited-style-name="Index_20_Link">1.6.3<text:tab/>Sample relationships <text:tab/> 18</text:a></text:p>
          <text:p text:style-name="P250"><text:a xlink:type="simple" xlink:href="#__RefHeading__4586_438529773" text:style-name="Index_20_Link" text:visited-style-name="Index_20_Link">1.6.4<text:tab/>Functional protein analysis <text:tab/> 18</text:a></text:p>
          <text:p text:style-name="P249"><text:a xlink:type="simple" xlink:href="#__RefHeading__4588_438529773" text:style-name="Index_20_Link" text:visited-style-name="Index_20_Link">1.7<text:tab/>Pipelines <text:tab/> 18</text:a></text:p>
          <text:p text:style-name="P249"><text:a xlink:type="simple" xlink:href="#__RefHeading__4626_438529773" text:style-name="Index_20_Link" text:visited-style-name="Index_20_Link">1.8<text:tab/>Parallel processing <text:tab/> 19</text:a></text:p>
          <text:p text:style-name="P249"><text:a xlink:type="simple" xlink:href="#__RefHeading__4628_438529773" text:style-name="Index_20_Link" text:visited-style-name="Index_20_Link">1.9<text:tab/>Installation and deployment <text:tab/> 19</text:a></text:p>
          <text:p text:style-name="P250"><text:a xlink:type="simple" xlink:href="#__RefHeading__4630_438529773" text:style-name="Index_20_Link" text:visited-style-name="Index_20_Link">1.9.1<text:tab/>Quick start instructions <text:tab/> 20</text:a></text:p>
          <text:p text:style-name="P250"><text:a xlink:type="simple" xlink:href="#__RefHeading__4634_438529773" text:style-name="Index_20_Link" text:visited-style-name="Index_20_Link">1.9.2<text:tab/>License Management <text:tab/> 21</text:a></text:p>
          <text:p text:style-name="P249"><text:a xlink:type="simple" xlink:href="#__RefHeading__4636_438529773" text:style-name="Index_20_Link" text:visited-style-name="Index_20_Link">1.10<text:tab/>Technical assistance and support <text:tab/> 21</text:a></text:p>
          <text:p text:style-name="P248"><text:a xlink:type="simple" xlink:href="#__RefHeading__1184_438529773" text:style-name="Index_20_Link" text:visited-style-name="Index_20_Link">Chapter 2: RTG Command Reference <text:tab/> 22</text:a></text:p>
          <text:p text:style-name="P249"><text:a xlink:type="simple" xlink:href="#__RefHeading__1186_438529773" text:style-name="Index_20_Link" text:visited-style-name="Index_20_Link">2.1<text:tab/>Command line interface (CLI) <text:tab/> 22</text:a></text:p>
          <text:p text:style-name="P249"><text:a xlink:type="simple" xlink:href="#__RefHeading__1188_438529773" text:style-name="Index_20_Link" text:visited-style-name="Index_20_Link">2.2<text:tab/>RTG command syntax <text:tab/> 22</text:a></text:p>
          <text:p text:style-name="P249"><text:a xlink:type="simple" xlink:href="#__RefHeading__1190_438529773" text:style-name="Index_20_Link" text:visited-style-name="Index_20_Link">2.3<text:tab/>Data Formatting Commands <text:tab/> 27</text:a></text:p>
          <text:p text:style-name="P250"><text:a xlink:type="simple" xlink:href="#__RefHeading__1192_438529773" text:style-name="Index_20_Link" text:visited-style-name="Index_20_Link">2.3.1<text:tab/>format <text:tab/> 27</text:a></text:p>
          <text:p text:style-name="P250"><text:a xlink:type="simple" xlink:href="#__RefHeading__1194_438529773" text:style-name="Index_20_Link" text:visited-style-name="Index_20_Link">2.3.2<text:tab/>cg2sdf <text:tab/> 30</text:a></text:p>
          <text:p text:style-name="P250"><text:a xlink:type="simple" xlink:href="#__RefHeading__1196_438529773" text:style-name="Index_20_Link" text:visited-style-name="Index_20_Link">2.3.3<text:tab/>sdf2fasta <text:tab/> 31</text:a></text:p>
          <text:p text:style-name="P250"><text:a xlink:type="simple" xlink:href="#__RefHeading__1198_438529773" text:style-name="Index_20_Link" text:visited-style-name="Index_20_Link">2.3.4<text:tab/>sdf2fastq <text:tab/> 32</text:a></text:p>
          <text:p text:style-name="P249"><text:soft-page-break/><text:a xlink:type="simple" xlink:href="#__RefHeading__25910_1889221684" text:style-name="Index_20_Link" text:visited-style-name="Index_20_Link">2.4<text:tab/>Read Mapping Commands <text:tab/> 33</text:a></text:p>
          <text:p text:style-name="P250"><text:a xlink:type="simple" xlink:href="#__RefHeading__25912_1889221684" text:style-name="Index_20_Link" text:visited-style-name="Index_20_Link">2.4.1<text:tab/>map <text:tab/> 33</text:a></text:p>
          <text:p text:style-name="P250"><text:a xlink:type="simple" xlink:href="#__RefHeading__25914_1889221684" text:style-name="Index_20_Link" text:visited-style-name="Index_20_Link">2.4.2<text:tab/>mapf <text:tab/> 39</text:a></text:p>
          <text:p text:style-name="P250"><text:a xlink:type="simple" xlink:href="#__RefHeading__27852_1889221684" text:style-name="Index_20_Link" text:visited-style-name="Index_20_Link">2.4.3<text:tab/>cgmap <text:tab/> 43</text:a></text:p>
          <text:p text:style-name="P249"><text:a xlink:type="simple" xlink:href="#__RefHeading__27854_1889221684" text:style-name="Index_20_Link" text:visited-style-name="Index_20_Link">2.5<text:tab/>Protein Search Commands <text:tab/> 46</text:a></text:p>
          <text:p text:style-name="P250"><text:a xlink:type="simple" xlink:href="#__RefHeading__27856_1889221684" text:style-name="Index_20_Link" text:visited-style-name="Index_20_Link">2.5.1<text:tab/>mapx <text:tab/> 46</text:a></text:p>
          <text:p text:style-name="P249"><text:a xlink:type="simple" xlink:href="#__RefHeading__24446_229859350" text:style-name="Index_20_Link" text:visited-style-name="Index_20_Link">2.6<text:tab/>Assembly Commands <text:tab/> 49</text:a></text:p>
          <text:p text:style-name="P250"><text:a xlink:type="simple" xlink:href="#__RefHeading__24448_229859350" text:style-name="Index_20_Link" text:visited-style-name="Index_20_Link">2.6.1<text:tab/>assemble <text:tab/> 49</text:a></text:p>
          <text:p text:style-name="P250"><text:a xlink:type="simple" xlink:href="#__RefHeading__24450_229859350" text:style-name="Index_20_Link" text:visited-style-name="Index_20_Link">2.6.2<text:tab/>addpacbio <text:tab/> 52</text:a></text:p>
          <text:p text:style-name="P249"><text:a xlink:type="simple" xlink:href="#__RefHeading__27858_1889221684" text:style-name="Index_20_Link" text:visited-style-name="Index_20_Link">2.7<text:tab/>Variant Detection Commands <text:tab/> 53</text:a></text:p>
          <text:p text:style-name="P250"><text:a xlink:type="simple" xlink:href="#__RefHeading__27860_1889221684" text:style-name="Index_20_Link" text:visited-style-name="Index_20_Link">2.7.1<text:tab/>svprep <text:tab/> 53</text:a></text:p>
          <text:p text:style-name="P250"><text:a xlink:type="simple" xlink:href="#__RefHeading__27862_1889221684" text:style-name="Index_20_Link" text:visited-style-name="Index_20_Link">2.7.2<text:tab/>sv <text:tab/> 54</text:a></text:p>
          <text:p text:style-name="P250"><text:a xlink:type="simple" xlink:href="#__RefHeading__27864_1889221684" text:style-name="Index_20_Link" text:visited-style-name="Index_20_Link">2.7.3<text:tab/>discord <text:tab/> 56</text:a></text:p>
          <text:p text:style-name="P250"><text:a xlink:type="simple" xlink:href="#__RefHeading__27866_1889221684" text:style-name="Index_20_Link" text:visited-style-name="Index_20_Link">2.7.4<text:tab/>coverage <text:tab/> 58</text:a></text:p>
          <text:p text:style-name="P250"><text:a xlink:type="simple" xlink:href="#__RefHeading__26504_1889221684" text:style-name="Index_20_Link" text:visited-style-name="Index_20_Link">2.7.5<text:tab/>snp <text:tab/> 60</text:a></text:p>
          <text:p text:style-name="P250"><text:a xlink:type="simple" xlink:href="#__RefHeading__27868_1889221684" text:style-name="Index_20_Link" text:visited-style-name="Index_20_Link">2.7.6<text:tab/>family <text:tab/> 64</text:a></text:p>
          <text:p text:style-name="P250"><text:a xlink:type="simple" xlink:href="#__RefHeading__27870_1889221684" text:style-name="Index_20_Link" text:visited-style-name="Index_20_Link">2.7.7<text:tab/>somatic <text:tab/> 68</text:a></text:p>
          <text:p text:style-name="P250"><text:a xlink:type="simple" xlink:href="#__RefHeading__27872_1889221684" text:style-name="Index_20_Link" text:visited-style-name="Index_20_Link">2.7.8<text:tab/>population <text:tab/> 71</text:a></text:p>
          <text:p text:style-name="P250"><text:a xlink:type="simple" xlink:href="#__RefHeading__27874_1889221684" text:style-name="Index_20_Link" text:visited-style-name="Index_20_Link">2.7.9<text:tab/>lineage <text:tab/> 75</text:a></text:p>
          <text:p text:style-name="P250"><text:a xlink:type="simple" xlink:href="#__RefHeading__27876_1889221684" text:style-name="Index_20_Link" text:visited-style-name="Index_20_Link">2.7.10<text:tab/>avrbuild <text:tab/> 77</text:a></text:p>
          <text:p text:style-name="P250"><text:a xlink:type="simple" xlink:href="#__RefHeading__27878_1889221684" text:style-name="Index_20_Link" text:visited-style-name="Index_20_Link">2.7.11<text:tab/>avrpredict <text:tab/> 79</text:a></text:p>
          <text:p text:style-name="P250"><text:a xlink:type="simple" xlink:href="#__RefHeading__27880_1889221684" text:style-name="Index_20_Link" text:visited-style-name="Index_20_Link">2.7.12<text:tab/>cnv <text:tab/> 80</text:a></text:p>
          <text:p text:style-name="P250"><text:a xlink:type="simple" xlink:href="#__RefHeading__27882_1889221684" text:style-name="Index_20_Link" text:visited-style-name="Index_20_Link">2.7.13<text:tab/>calibrate <text:tab/> 82</text:a></text:p>
          <text:p text:style-name="P249"><text:a xlink:type="simple" xlink:href="#__RefHeading__27884_1889221684" text:style-name="Index_20_Link" text:visited-style-name="Index_20_Link">2.8<text:tab/>Metagenomics Commands <text:tab/> 83</text:a></text:p>
          <text:p text:style-name="P250"><text:a xlink:type="simple" xlink:href="#__RefHeading__27886_1889221684" text:style-name="Index_20_Link" text:visited-style-name="Index_20_Link">2.8.1<text:tab/>species <text:tab/> 83</text:a></text:p>
          <text:p text:style-name="P250"><text:a xlink:type="simple" xlink:href="#__RefHeading__27888_1889221684" text:style-name="Index_20_Link" text:visited-style-name="Index_20_Link">2.8.2<text:tab/>similarity <text:tab/> 85</text:a></text:p>
          <text:p text:style-name="P249"><text:a xlink:type="simple" xlink:href="#__RefHeading__27890_1889221684" text:style-name="Index_20_Link" text:visited-style-name="Index_20_Link">2.9<text:tab/>Pipeline Commands <text:tab/> 86</text:a></text:p>
          <text:p text:style-name="P250"><text:a xlink:type="simple" xlink:href="#__RefHeading__27892_1889221684" text:style-name="Index_20_Link" text:visited-style-name="Index_20_Link">2.9.1<text:tab/>composition-meta-pipeline <text:tab/> 86</text:a></text:p>
          <text:p text:style-name="P250"><text:a xlink:type="simple" xlink:href="#__RefHeading__27894_1889221684" text:style-name="Index_20_Link" text:visited-style-name="Index_20_Link">2.9.2<text:tab/>functional-meta-pipeline <text:tab/> 88</text:a></text:p>
          <text:p text:style-name="P250"><text:a xlink:type="simple" xlink:href="#__RefHeading__27896_1889221684" text:style-name="Index_20_Link" text:visited-style-name="Index_20_Link">2.9.3<text:tab/>composition-functional-meta-pipeline <text:tab/> 90</text:a></text:p>
          <text:p text:style-name="P249"><text:a xlink:type="simple" xlink:href="#__RefHeading__27898_1889221684" text:style-name="Index_20_Link" text:visited-style-name="Index_20_Link">2.10<text:tab/>Simulation Commands <text:tab/> 92</text:a></text:p>
          <text:p text:style-name="P250"><text:a xlink:type="simple" xlink:href="#__RefHeading__27900_1889221684" text:style-name="Index_20_Link" text:visited-style-name="Index_20_Link">2.10.1<text:tab/>genomesim <text:tab/> 92</text:a></text:p>
          <text:p text:style-name="P250"><text:a xlink:type="simple" xlink:href="#__RefHeading__27902_1889221684" text:style-name="Index_20_Link" text:visited-style-name="Index_20_Link">2.10.2<text:tab/>cgsim <text:tab/> 93</text:a></text:p>
          <text:p text:style-name="P250"><text:a xlink:type="simple" xlink:href="#__RefHeading__27904_1889221684" text:style-name="Index_20_Link" text:visited-style-name="Index_20_Link">2.10.3<text:tab/>readsim <text:tab/> 95</text:a></text:p>
          <text:p text:style-name="P250"><text:a xlink:type="simple" xlink:href="#__RefHeading__24452_229859350" text:style-name="Index_20_Link" text:visited-style-name="Index_20_Link">2.10.4<text:tab/>readsimeval <text:tab/> 97</text:a></text:p>
          <text:p text:style-name="P250"><text:a xlink:type="simple" xlink:href="#__RefHeading__27906_1889221684" text:style-name="Index_20_Link" text:visited-style-name="Index_20_Link">2.10.5<text:tab/>popsim <text:tab/> 99</text:a></text:p>
          <text:p text:style-name="P250"><text:a xlink:type="simple" xlink:href="#__RefHeading__27908_1889221684" text:style-name="Index_20_Link" text:visited-style-name="Index_20_Link">2.10.6<text:tab/>samplesim <text:tab/> 99</text:a></text:p>
          <text:p text:style-name="P250"><text:a xlink:type="simple" xlink:href="#__RefHeading__27910_1889221684" text:style-name="Index_20_Link" text:visited-style-name="Index_20_Link">2.10.7<text:tab/>childsim <text:tab/> 101</text:a></text:p>
          <text:p text:style-name="P250"><text:a xlink:type="simple" xlink:href="#__RefHeading__27912_1889221684" text:style-name="Index_20_Link" text:visited-style-name="Index_20_Link">2.10.8<text:tab/>denovosim <text:tab/> 102</text:a></text:p>
          <text:p text:style-name="P250"><text:a xlink:type="simple" xlink:href="#__RefHeading__27914_1889221684" text:style-name="Index_20_Link" text:visited-style-name="Index_20_Link">2.10.9<text:tab/>samplereplay <text:tab/> 103</text:a></text:p>
          <text:p text:style-name="P249"><text:a xlink:type="simple" xlink:href="#__RefHeading__27916_1889221684" text:style-name="Index_20_Link" text:visited-style-name="Index_20_Link">2.11<text:tab/>Utility Commands <text:tab/> 104</text:a></text:p>
          <text:p text:style-name="P250"><text:a xlink:type="simple" xlink:href="#__RefHeading__27918_1889221684" text:style-name="Index_20_Link" text:visited-style-name="Index_20_Link">2.11.1<text:tab/>bgzip <text:tab/> 104</text:a></text:p>
          <text:p text:style-name="P250"><text:a xlink:type="simple" xlink:href="#__RefHeading__27920_1889221684" text:style-name="Index_20_Link" text:visited-style-name="Index_20_Link">2.11.2<text:tab/>index <text:tab/> 105</text:a></text:p>
          <text:p text:style-name="P250"><text:a xlink:type="simple" xlink:href="#__RefHeading__27922_1889221684" text:style-name="Index_20_Link" text:visited-style-name="Index_20_Link">2.11.3<text:tab/>extract <text:tab/> 106</text:a></text:p>
          <text:p text:style-name="P250"><text:a xlink:type="simple" xlink:href="#__RefHeading__26293_1198830536" text:style-name="Index_20_Link" text:visited-style-name="Index_20_Link">2.11.4<text:tab/>aview <text:tab/> 107</text:a></text:p>
          <text:p text:style-name="P250"><text:soft-page-break/><text:a xlink:type="simple" xlink:href="#__RefHeading__27924_1889221684" text:style-name="Index_20_Link" text:visited-style-name="Index_20_Link">2.11.5<text:tab/>sdfstats <text:tab/> 108</text:a></text:p>
          <text:p text:style-name="P250"><text:a xlink:type="simple" xlink:href="#__RefHeading__27926_1889221684" text:style-name="Index_20_Link" text:visited-style-name="Index_20_Link">2.11.6<text:tab/>sdfsplit <text:tab/> 109</text:a></text:p>
          <text:p text:style-name="P250"><text:a xlink:type="simple" xlink:href="#__RefHeading__27928_1889221684" text:style-name="Index_20_Link" text:visited-style-name="Index_20_Link">2.11.7<text:tab/>sdfsubset <text:tab/> 111</text:a></text:p>
          <text:p text:style-name="P250"><text:a xlink:type="simple" xlink:href="#__RefHeading__27930_1889221684" text:style-name="Index_20_Link" text:visited-style-name="Index_20_Link">2.11.8<text:tab/>sdfsubseq <text:tab/> 112</text:a></text:p>
          <text:p text:style-name="P250"><text:a xlink:type="simple" xlink:href="#__RefHeading__27932_1889221684" text:style-name="Index_20_Link" text:visited-style-name="Index_20_Link">2.11.9<text:tab/>sam2bam <text:tab/> 113</text:a></text:p>
          <text:p text:style-name="P250"><text:a xlink:type="simple" xlink:href="#__RefHeading__27934_1889221684" text:style-name="Index_20_Link" text:visited-style-name="Index_20_Link">2.11.10<text:tab/>sammerge <text:tab/> 113</text:a></text:p>
          <text:p text:style-name="P250"><text:a xlink:type="simple" xlink:href="#__RefHeading__27936_1889221684" text:style-name="Index_20_Link" text:visited-style-name="Index_20_Link">2.11.11<text:tab/>samstats <text:tab/> 115</text:a></text:p>
          <text:p text:style-name="P250"><text:a xlink:type="simple" xlink:href="#__RefHeading__27938_1889221684" text:style-name="Index_20_Link" text:visited-style-name="Index_20_Link">2.11.12<text:tab/>samrename <text:tab/> 116</text:a></text:p>
          <text:p text:style-name="P250"><text:a xlink:type="simple" xlink:href="#__RefHeading__27940_1889221684" text:style-name="Index_20_Link" text:visited-style-name="Index_20_Link">2.11.13<text:tab/>mapxrename <text:tab/> 117</text:a></text:p>
          <text:p text:style-name="P250"><text:a xlink:type="simple" xlink:href="#__RefHeading__24454_229859350" text:style-name="Index_20_Link" text:visited-style-name="Index_20_Link">2.11.14<text:tab/>chrstats <text:tab/> 118</text:a></text:p>
          <text:p text:style-name="P250"><text:a xlink:type="simple" xlink:href="#__RefHeading__27942_1889221684" text:style-name="Index_20_Link" text:visited-style-name="Index_20_Link">2.11.15<text:tab/>mendelian <text:tab/> 120</text:a></text:p>
          <text:p text:style-name="P250"><text:a xlink:type="simple" xlink:href="#__RefHeading__27944_1889221684" text:style-name="Index_20_Link" text:visited-style-name="Index_20_Link">2.11.16<text:tab/>vcfstats <text:tab/> 121</text:a></text:p>
          <text:p text:style-name="P250"><text:a xlink:type="simple" xlink:href="#__RefHeading__27946_1889221684" text:style-name="Index_20_Link" text:visited-style-name="Index_20_Link">2.11.17<text:tab/>vcfmerge <text:tab/> 123</text:a></text:p>
          <text:p text:style-name="P250"><text:a xlink:type="simple" xlink:href="#__RefHeading__27948_1889221684" text:style-name="Index_20_Link" text:visited-style-name="Index_20_Link">2.11.18<text:tab/>vcffilter <text:tab/> 124</text:a></text:p>
          <text:p text:style-name="P250"><text:a xlink:type="simple" xlink:href="#__RefHeading__27950_1889221684" text:style-name="Index_20_Link" text:visited-style-name="Index_20_Link">2.11.19<text:tab/>vcfannotate <text:tab/> 127</text:a></text:p>
          <text:p text:style-name="P250"><text:a xlink:type="simple" xlink:href="#__RefHeading__27952_1889221684" text:style-name="Index_20_Link" text:visited-style-name="Index_20_Link">2.11.20<text:tab/>vcfsubset <text:tab/> 128</text:a></text:p>
          <text:p text:style-name="P250"><text:a xlink:type="simple" xlink:href="#__RefHeading__27954_1889221684" text:style-name="Index_20_Link" text:visited-style-name="Index_20_Link">2.11.21<text:tab/>vcfeval <text:tab/> 129</text:a></text:p>
          <text:p text:style-name="P250"><text:a xlink:type="simple" xlink:href="#__RefHeading__24456_229859350" text:style-name="Index_20_Link" text:visited-style-name="Index_20_Link">2.11.22<text:tab/>pedfilter <text:tab/> 131</text:a></text:p>
          <text:p text:style-name="P250"><text:a xlink:type="simple" xlink:href="#__RefHeading__24458_229859350" text:style-name="Index_20_Link" text:visited-style-name="Index_20_Link">2.11.23<text:tab/>pedstats <text:tab/> 132</text:a></text:p>
          <text:p text:style-name="P250"><text:a xlink:type="simple" xlink:href="#__RefHeading__27956_1889221684" text:style-name="Index_20_Link" text:visited-style-name="Index_20_Link">2.11.24<text:tab/>avrstats <text:tab/> 134</text:a></text:p>
          <text:p text:style-name="P250"><text:a xlink:type="simple" xlink:href="#__RefHeading__27958_1889221684" text:style-name="Index_20_Link" text:visited-style-name="Index_20_Link">2.11.25<text:tab/>rocplot <text:tab/> 134</text:a></text:p>
          <text:p text:style-name="P250"><text:a xlink:type="simple" xlink:href="#__RefHeading__24460_229859350" text:style-name="Index_20_Link" text:visited-style-name="Index_20_Link">2.11.26<text:tab/>ncbi2tax <text:tab/> 136</text:a></text:p>
          <text:p text:style-name="P250"><text:a xlink:type="simple" xlink:href="#__RefHeading__26295_1198830536" text:style-name="Index_20_Link" text:visited-style-name="Index_20_Link">2.11.27<text:tab/>taxfilter <text:tab/> 136</text:a></text:p>
          <text:p text:style-name="P250"><text:a xlink:type="simple" xlink:href="#__RefHeading__24462_229859350" text:style-name="Index_20_Link" text:visited-style-name="Index_20_Link">2.11.28<text:tab/>taxstats <text:tab/> 137</text:a></text:p>
          <text:p text:style-name="P250"><text:a xlink:type="simple" xlink:href="#__RefHeading__27960_1889221684" text:style-name="Index_20_Link" text:visited-style-name="Index_20_Link">2.11.29<text:tab/>usageserver <text:tab/> 139</text:a></text:p>
          <text:p text:style-name="P250"><text:a xlink:type="simple" xlink:href="#__RefHeading__27962_1889221684" text:style-name="Index_20_Link" text:visited-style-name="Index_20_Link">2.11.30<text:tab/>version <text:tab/> 139</text:a></text:p>
          <text:p text:style-name="P250"><text:a xlink:type="simple" xlink:href="#__RefHeading__27964_1889221684" text:style-name="Index_20_Link" text:visited-style-name="Index_20_Link">2.11.31<text:tab/>license <text:tab/> 140</text:a></text:p>
          <text:p text:style-name="P250"><text:a xlink:type="simple" xlink:href="#__RefHeading__27966_1889221684" text:style-name="Index_20_Link" text:visited-style-name="Index_20_Link">2.11.32<text:tab/>help <text:tab/> 140</text:a></text:p>
          <text:p text:style-name="P248"><text:a xlink:type="simple" xlink:href="#__RefHeading__2676_1889221684" text:style-name="Index_20_Link" text:visited-style-name="Index_20_Link">Chapter 3: RTG product usage - baseline progressions <text:tab/> 142</text:a></text:p>
          <text:p text:style-name="P249"><text:a xlink:type="simple" xlink:href="#__RefHeading__2678_1889221684" text:style-name="Index_20_Link" text:visited-style-name="Index_20_Link">3.1<text:tab/>RTG mapping and sequence variant detection <text:tab/> 142</text:a></text:p>
          <text:p text:style-name="P250"><text:a xlink:type="simple" xlink:href="#__RefHeading__2680_1889221684" text:style-name="Index_20_Link" text:visited-style-name="Index_20_Link">3.1.1<text:tab/>Task 1 - Format reference data <text:tab/> 143</text:a></text:p>
          <text:p text:style-name="P250"><text:a xlink:type="simple" xlink:href="#__RefHeading__2682_1889221684" text:style-name="Index_20_Link" text:visited-style-name="Index_20_Link">3.1.2<text:tab/>Task 2 - Format read data <text:tab/> 144</text:a></text:p>
          <text:p text:style-name="P250"><text:a xlink:type="simple" xlink:href="#__RefHeading__2684_1889221684" text:style-name="Index_20_Link" text:visited-style-name="Index_20_Link">3.1.3<text:tab/>Task 3 - Map reads to the reference genome <text:tab/> 146</text:a></text:p>
          <text:p text:style-name="P250"><text:a xlink:type="simple" xlink:href="#__RefHeading__2686_1889221684" text:style-name="Index_20_Link" text:visited-style-name="Index_20_Link">3.1.4<text:tab/>Task 4 - View &amp; evaluate mapping performance <text:tab/> 147</text:a></text:p>
          <text:p text:style-name="P250"><text:a xlink:type="simple" xlink:href="#__RefHeading__2688_1889221684" text:style-name="Index_20_Link" text:visited-style-name="Index_20_Link">3.1.5<text:tab/>Task 5 - Generate and review coverage information <text:tab/> 147</text:a></text:p>
          <text:p text:style-name="P250"><text:a xlink:type="simple" xlink:href="#__RefHeading__2690_1889221684" text:style-name="Index_20_Link" text:visited-style-name="Index_20_Link">3.1.6<text:tab/>Task 6 - Call sequence variants <text:tab/> 148</text:a></text:p>
          <text:p text:style-name="P250"><text:a xlink:type="simple" xlink:href="#__RefHeading__2692_1889221684" text:style-name="Index_20_Link" text:visited-style-name="Index_20_Link">3.1.7<text:tab/>Task 7 - Report copy number variation statistics <text:tab/> 149</text:a></text:p>
          <text:p text:style-name="P249"><text:a xlink:type="simple" xlink:href="#__RefHeading__2694_1889221684" text:style-name="Index_20_Link" text:visited-style-name="Index_20_Link">3.2<text:tab/>Modifications to support Complete Genomics, Inc reads <text:tab/> 149</text:a></text:p>
          <text:p text:style-name="P250"><text:a xlink:type="simple" xlink:href="#__RefHeading__2696_1889221684" text:style-name="Index_20_Link" text:visited-style-name="Index_20_Link">3.2.1<text:tab/>Task 2 - Format read data <text:tab/> 149</text:a></text:p>
          <text:p text:style-name="P250"><text:a xlink:type="simple" xlink:href="#__RefHeading__2698_1889221684" text:style-name="Index_20_Link" text:visited-style-name="Index_20_Link">3.2.2<text:tab/>Task 3 - Map reads to the reference genome <text:tab/> 150</text:a></text:p>
          <text:p text:style-name="P249"><text:a xlink:type="simple" xlink:href="#__RefHeading__2700_1889221684" text:style-name="Index_20_Link" text:visited-style-name="Index_20_Link">3.3<text:tab/>Modifications to support processing exome sequencing <text:tab/> 150</text:a></text:p>
          <text:p text:style-name="P249"><text:a xlink:type="simple" xlink:href="#__RefHeading__2702_1889221684" text:style-name="Index_20_Link" text:visited-style-name="Index_20_Link">3.4<text:tab/>Modifications to support variant calling with multiple platforms <text:tab/> 151</text:a></text:p>
          <text:p text:style-name="P249"><text:a xlink:type="simple" xlink:href="#__RefHeading__2704_1889221684" text:style-name="Index_20_Link" text:visited-style-name="Index_20_Link">3.5<text:tab/>Modifications to support sex-aware mapping and variant calling <text:tab/> 151</text:a></text:p>
          <text:p text:style-name="P250"><text:a xlink:type="simple" xlink:href="#__RefHeading__2706_1889221684" text:style-name="Index_20_Link" text:visited-style-name="Index_20_Link">3.5.1<text:tab/>Task 1 - Format reference data <text:tab/> 152</text:a></text:p>
          <text:p text:style-name="P250"><text:a xlink:type="simple" xlink:href="#__RefHeading__2708_1889221684" text:style-name="Index_20_Link" text:visited-style-name="Index_20_Link">3.5.2<text:tab/>Task 3 - Map reads to the reference genome <text:tab/> 154</text:a></text:p>
          <text:p text:style-name="P250"><text:a xlink:type="simple" xlink:href="#__RefHeading__2710_1889221684" text:style-name="Index_20_Link" text:visited-style-name="Index_20_Link">3.5.3<text:tab/>Task 6 - Call sequence variants <text:tab/> 154</text:a></text:p>
          <text:p text:style-name="P249"><text:soft-page-break/><text:a xlink:type="simple" xlink:href="#__RefHeading__2712_1889221684" text:style-name="Index_20_Link" text:visited-style-name="Index_20_Link">3.6<text:tab/>Modifications to support joint family variant calling <text:tab/> 155</text:a></text:p>
          <text:p text:style-name="P250"><text:a xlink:type="simple" xlink:href="#__RefHeading__2714_1889221684" text:style-name="Index_20_Link" text:visited-style-name="Index_20_Link">3.6.1<text:tab/>Task 3 - Map reads to the reference genome <text:tab/> 155</text:a></text:p>
          <text:p text:style-name="P250"><text:a xlink:type="simple" xlink:href="#__RefHeading__2716_1889221684" text:style-name="Index_20_Link" text:visited-style-name="Index_20_Link">3.6.2<text:tab/>Task 6 - Call sequence variants <text:tab/> 156</text:a></text:p>
          <text:p text:style-name="P249"><text:a xlink:type="simple" xlink:href="#__RefHeading__2718_1889221684" text:style-name="Index_20_Link" text:visited-style-name="Index_20_Link">3.7<text:tab/>Modifications to support joint population variant calling <text:tab/> 156</text:a></text:p>
          <text:p text:style-name="P250"><text:a xlink:type="simple" xlink:href="#__RefHeading__10682_1889221684" text:style-name="Index_20_Link" text:visited-style-name="Index_20_Link">3.7.1<text:tab/>Task 3 – Map reads to the reference genome <text:tab/> 156</text:a></text:p>
          <text:p text:style-name="P250"><text:a xlink:type="simple" xlink:href="#__RefHeading__10684_1889221684" text:style-name="Index_20_Link" text:visited-style-name="Index_20_Link">3.7.2<text:tab/>Task 6 - Call sequence variants <text:tab/> 158</text:a></text:p>
          <text:p text:style-name="P249"><text:a xlink:type="simple" xlink:href="#__RefHeading__10686_1889221684" text:style-name="Index_20_Link" text:visited-style-name="Index_20_Link">3.8<text:tab/>Create and use population priors in variant calling <text:tab/> 158</text:a></text:p>
          <text:p text:style-name="P250"><text:a xlink:type="simple" xlink:href="#__RefHeading__10688_1889221684" text:style-name="Index_20_Link" text:visited-style-name="Index_20_Link">3.8.1<text:tab/>Task 1 - Produce population priors file <text:tab/> 159</text:a></text:p>
          <text:p text:style-name="P250"><text:a xlink:type="simple" xlink:href="#__RefHeading__10690_1889221684" text:style-name="Index_20_Link" text:visited-style-name="Index_20_Link">3.8.2<text:tab/>Task 2 - Run variant calling using population priors <text:tab/> 159</text:a></text:p>
          <text:p text:style-name="P249"><text:a xlink:type="simple" xlink:href="#__RefHeading__10692_1889221684" text:style-name="Index_20_Link" text:visited-style-name="Index_20_Link">3.9<text:tab/>Somatic variant detection in cancer <text:tab/> 159</text:a></text:p>
          <text:p text:style-name="P250"><text:a xlink:type="simple" xlink:href="#__RefHeading__10694_1889221684" text:style-name="Index_20_Link" text:visited-style-name="Index_20_Link">3.9.1<text:tab/>Task 1 - Format reference data <text:tab/> 160</text:a></text:p>
          <text:p text:style-name="P250"><text:a xlink:type="simple" xlink:href="#__RefHeading__10696_1889221684" text:style-name="Index_20_Link" text:visited-style-name="Index_20_Link">3.9.2<text:tab/>Task 2 - Format read data <text:tab/> 160</text:a></text:p>
          <text:p text:style-name="P250"><text:a xlink:type="simple" xlink:href="#__RefHeading__10698_1889221684" text:style-name="Index_20_Link" text:visited-style-name="Index_20_Link">3.9.3<text:tab/>Task 3 - Map reads against the reference genome <text:tab/> 160</text:a></text:p>
          <text:p text:style-name="P250"><text:a xlink:type="simple" xlink:href="#__RefHeading__10700_1889221684" text:style-name="Index_20_Link" text:visited-style-name="Index_20_Link">3.9.4<text:tab/>Task 4 - Call somatic variants <text:tab/> 161</text:a></text:p>
          <text:p text:style-name="P249"><text:a xlink:type="simple" xlink:href="#__RefHeading__10702_1889221684" text:style-name="Index_20_Link" text:visited-style-name="Index_20_Link">3.10<text:tab/>AVR scoring using HAPMAP for model building <text:tab/> 161</text:a></text:p>
          <text:p text:style-name="P250"><text:a xlink:type="simple" xlink:href="#__RefHeading__10704_1889221684" text:style-name="Index_20_Link" text:visited-style-name="Index_20_Link">3.10.1<text:tab/>Task 1 - Create training data <text:tab/> 163</text:a></text:p>
          <text:p text:style-name="P250"><text:a xlink:type="simple" xlink:href="#__RefHeading__10706_1889221684" text:style-name="Index_20_Link" text:visited-style-name="Index_20_Link">3.10.2<text:tab/>Task 2 - Build and check AVR model <text:tab/> 163</text:a></text:p>
          <text:p text:style-name="P250"><text:a xlink:type="simple" xlink:href="#__RefHeading__10708_1889221684" text:style-name="Index_20_Link" text:visited-style-name="Index_20_Link">3.10.3<text:tab/>Task 3 - Use AVR model <text:tab/> 164</text:a></text:p>
          <text:p text:style-name="P250"><text:a xlink:type="simple" xlink:href="#__RefHeading__10710_1889221684" text:style-name="Index_20_Link" text:visited-style-name="Index_20_Link">3.10.4<text:tab/>Task 4 - Install AVR model <text:tab/> 165</text:a></text:p>
          <text:p text:style-name="P249"><text:a xlink:type="simple" xlink:href="#__RefHeading__26863_229859350" text:style-name="Index_20_Link" text:visited-style-name="Index_20_Link">3.11<text:tab/>RTG structural variant detection <text:tab/> 165</text:a></text:p>
          <text:p text:style-name="P250"><text:a xlink:type="simple" xlink:href="#__RefHeading__10740_1889221684" text:style-name="Index_20_Link" text:visited-style-name="Index_20_Link">3.11.1<text:tab/>Task 1 - Format reference and read data <text:tab/> 166</text:a></text:p>
          <text:p text:style-name="P250"><text:a xlink:type="simple" xlink:href="#__RefHeading__10742_1889221684" text:style-name="Index_20_Link" text:visited-style-name="Index_20_Link">3.11.2<text:tab/>Task 2 - Map reads against a reference genome <text:tab/> 166</text:a></text:p>
          <text:p text:style-name="P250"><text:a xlink:type="simple" xlink:href="#__RefHeading__10744_1889221684" text:style-name="Index_20_Link" text:visited-style-name="Index_20_Link">3.11.3<text:tab/>Task 4 - Find structural variants with sv <text:tab/> 166</text:a></text:p>
          <text:p text:style-name="P250"><text:a xlink:type="simple" xlink:href="#__RefHeading__10746_1889221684" text:style-name="Index_20_Link" text:visited-style-name="Index_20_Link">3.11.4<text:tab/>Task 5 - Find structural variants with discord <text:tab/> 167</text:a></text:p>
          <text:p text:style-name="P249"><text:a xlink:type="simple" xlink:href="#__RefHeading__10712_1889221684" text:style-name="Index_20_Link" text:visited-style-name="Index_20_Link">3.12<text:tab/>IonTorrent bacterial mapping and sequence variant detection <text:tab/> 168</text:a></text:p>
          <text:p text:style-name="P250"><text:a xlink:type="simple" xlink:href="#__RefHeading__10714_1889221684" text:style-name="Index_20_Link" text:visited-style-name="Index_20_Link">3.12.1<text:tab/>Task 1 - Format reference data <text:tab/> 168</text:a></text:p>
          <text:p text:style-name="P250"><text:a xlink:type="simple" xlink:href="#__RefHeading__10716_1889221684" text:style-name="Index_20_Link" text:visited-style-name="Index_20_Link">3.12.2<text:tab/>Task 2 - Format read data <text:tab/> 169</text:a></text:p>
          <text:p text:style-name="P250"><text:a xlink:type="simple" xlink:href="#__RefHeading__10718_1889221684" text:style-name="Index_20_Link" text:visited-style-name="Index_20_Link">3.12.3<text:tab/>Task 3 - Map reads to the reference genome <text:tab/> 169</text:a></text:p>
          <text:p text:style-name="P250"><text:a xlink:type="simple" xlink:href="#__RefHeading__10720_1889221684" text:style-name="Index_20_Link" text:visited-style-name="Index_20_Link">3.12.4<text:tab/>Task 4 - Call sequence variants in haploid mode <text:tab/> 169</text:a></text:p>
          <text:p text:style-name="P249"><text:a xlink:type="simple" xlink:href="#__RefHeading__2986_1889221684" text:style-name="Index_20_Link" text:visited-style-name="Index_20_Link">3.13<text:tab/>RTG contaminant filtering <text:tab/> 169</text:a></text:p>
          <text:p text:style-name="P250"><text:a xlink:type="simple" xlink:href="#__RefHeading__10730_1889221684" text:style-name="Index_20_Link" text:visited-style-name="Index_20_Link">3.13.1<text:tab/>Task 1 - Format reference data <text:tab/> 170</text:a></text:p>
          <text:p text:style-name="P250"><text:a xlink:type="simple" xlink:href="#__RefHeading__10732_1889221684" text:style-name="Index_20_Link" text:visited-style-name="Index_20_Link">3.13.2<text:tab/>Task 2 - Format read data <text:tab/> 171</text:a></text:p>
          <text:p text:style-name="P250"><text:a xlink:type="simple" xlink:href="#__RefHeading__10734_1889221684" text:style-name="Index_20_Link" text:visited-style-name="Index_20_Link">3.13.3<text:tab/>Task 3 - Run contamination filter <text:tab/> 172</text:a></text:p>
          <text:p text:style-name="P250"><text:a xlink:type="simple" xlink:href="#__RefHeading__10736_1889221684" text:style-name="Index_20_Link" text:visited-style-name="Index_20_Link">3.13.4<text:tab/>Task 4 - Manage filtered reads <text:tab/> 172</text:a></text:p>
          <text:p text:style-name="P249"><text:a xlink:type="simple" xlink:href="#__RefHeading__26865_229859350" text:style-name="Index_20_Link" text:visited-style-name="Index_20_Link">3.14<text:tab/>RTG translated protein searching <text:tab/> 172</text:a></text:p>
          <text:p text:style-name="P250"><text:a xlink:type="simple" xlink:href="#__RefHeading__10724_1889221684" text:style-name="Index_20_Link" text:visited-style-name="Index_20_Link">3.14.1<text:tab/>Task 1 - Format protein data set <text:tab/> 173</text:a></text:p>
          <text:p text:style-name="P250"><text:a xlink:type="simple" xlink:href="#__RefHeading__10726_1889221684" text:style-name="Index_20_Link" text:visited-style-name="Index_20_Link">3.14.2<text:tab/>Task 2 - Format DNA read set <text:tab/> 173</text:a></text:p>
          <text:p text:style-name="P250"><text:a xlink:type="simple" xlink:href="#__RefHeading__10728_1889221684" text:style-name="Index_20_Link" text:visited-style-name="Index_20_Link">3.14.3<text:tab/>Task 3 - Search against protein data set <text:tab/> 173</text:a></text:p>
          <text:p text:style-name="P249"><text:a xlink:type="simple" xlink:href="#__RefHeading__10748_1889221684" text:style-name="Index_20_Link" text:visited-style-name="Index_20_Link">3.15<text:tab/>RTG species frequency estimation <text:tab/> 174</text:a></text:p>
          <text:p text:style-name="P250"><text:a xlink:type="simple" xlink:href="#__RefHeading__10750_1889221684" text:style-name="Index_20_Link" text:visited-style-name="Index_20_Link">3.15.1<text:tab/>Task 1 - Format reference data <text:tab/> 174</text:a></text:p>
          <text:p text:style-name="P250"><text:a xlink:type="simple" xlink:href="#__RefHeading__10752_1889221684" text:style-name="Index_20_Link" text:visited-style-name="Index_20_Link">3.15.2<text:tab/>Task 2 - Format read data <text:tab/> 175</text:a></text:p>
          <text:p text:style-name="P250"><text:a xlink:type="simple" xlink:href="#__RefHeading__10754_1889221684" text:style-name="Index_20_Link" text:visited-style-name="Index_20_Link">3.15.3<text:tab/>Task 3 - Run contamination filter (optional) <text:tab/> 175</text:a></text:p>
          <text:p text:style-name="P250"><text:a xlink:type="simple" xlink:href="#__RefHeading__10756_1889221684" text:style-name="Index_20_Link" text:visited-style-name="Index_20_Link">3.15.4<text:tab/>Task 4 - Map metagenomic reads against bacterial database <text:tab/> 175</text:a></text:p>
          <text:p text:style-name="P250"><text:a xlink:type="simple" xlink:href="#__RefHeading__10758_1889221684" text:style-name="Index_20_Link" text:visited-style-name="Index_20_Link">3.15.5<text:tab/>Task 5 - Run species estimator <text:tab/> 175</text:a></text:p>
          <text:p text:style-name="P249"><text:a xlink:type="simple" xlink:href="#__RefHeading__10760_1889221684" text:style-name="Index_20_Link" text:visited-style-name="Index_20_Link">3.16<text:tab/>RTG sample similarity <text:tab/> 176</text:a></text:p>
          <text:p text:style-name="P250"><text:soft-page-break/><text:a xlink:type="simple" xlink:href="#__RefHeading__10762_1889221684" text:style-name="Index_20_Link" text:visited-style-name="Index_20_Link">3.16.1<text:tab/>Task 1 - Prepare read sets <text:tab/> 176</text:a></text:p>
          <text:p text:style-name="P250"><text:a xlink:type="simple" xlink:href="#__RefHeading__10764_1889221684" text:style-name="Index_20_Link" text:visited-style-name="Index_20_Link">3.16.2<text:tab/>Task 2 - Generate read set name map <text:tab/> 177</text:a></text:p>
          <text:p text:style-name="P250"><text:a xlink:type="simple" xlink:href="#__RefHeading__10766_1889221684" text:style-name="Index_20_Link" text:visited-style-name="Index_20_Link">3.16.3<text:tab/>Task 3 - Run similarity tool <text:tab/> 177</text:a></text:p>
          <text:p text:style-name="P248"><text:a xlink:type="simple" xlink:href="#__RefHeading__10768_1889221684" text:style-name="Index_20_Link" text:visited-style-name="Index_20_Link">Chapter 5: Administration &amp; Capacity Planning <text:tab/> 178</text:a></text:p>
          <text:p text:style-name="P249"><text:a xlink:type="simple" xlink:href="#__RefHeading__3486_1889221684" text:style-name="Index_20_Link" text:visited-style-name="Index_20_Link">5.1<text:tab/>Advanced installation configuration <text:tab/> 178</text:a></text:p>
          <text:p text:style-name="P249"><text:a xlink:type="simple" xlink:href="#__RefHeading__10770_1889221684" text:style-name="Index_20_Link" text:visited-style-name="Index_20_Link">5.2<text:tab/>Run-time performance optimization <text:tab/> 179</text:a></text:p>
          <text:p text:style-name="P249"><text:a xlink:type="simple" xlink:href="#__RefHeading__10772_1889221684" text:style-name="Index_20_Link" text:visited-style-name="Index_20_Link">5.3<text:tab/>Alternate configurations <text:tab/> 179</text:a></text:p>
          <text:p text:style-name="P249"><text:a xlink:type="simple" xlink:href="#__RefHeading__10774_1889221684" text:style-name="Index_20_Link" text:visited-style-name="Index_20_Link">5.4<text:tab/>Exception management - TalkBack and log file <text:tab/> 180</text:a></text:p>
          <text:p text:style-name="P249"><text:a xlink:type="simple" xlink:href="#__RefHeading__10776_1889221684" text:style-name="Index_20_Link" text:visited-style-name="Index_20_Link">5.5<text:tab/>Usage logging <text:tab/> 180</text:a></text:p>
          <text:p text:style-name="P250"><text:a xlink:type="simple" xlink:href="#__RefHeading__10778_1889221684" text:style-name="Index_20_Link" text:visited-style-name="Index_20_Link">5.5.1<text:tab/>Single-user, single machine <text:tab/> 181</text:a></text:p>
          <text:p text:style-name="P250"><text:a xlink:type="simple" xlink:href="#__RefHeading__10780_1889221684" text:style-name="Index_20_Link" text:visited-style-name="Index_20_Link">5.5.2<text:tab/>Multi-user or multiple machines <text:tab/> 181</text:a></text:p>
          <text:p text:style-name="P250"><text:a xlink:type="simple" xlink:href="#__RefHeading__10782_1889221684" text:style-name="Index_20_Link" text:visited-style-name="Index_20_Link">5.5.3<text:tab/>Advanced configuration <text:tab/> 182</text:a></text:p>
          <text:p text:style-name="P248"><text:a xlink:type="simple" xlink:href="#__RefHeading__10784_1889221684" text:style-name="Index_20_Link" text:visited-style-name="Index_20_Link">Chapter 6: Appendix <text:tab/> 183</text:a></text:p>
          <text:p text:style-name="P249"><text:a xlink:type="simple" xlink:href="#__RefHeading__10786_1889221684" text:style-name="Index_20_Link" text:visited-style-name="Index_20_Link">6.1<text:tab/>RTG gapped alignment technical description <text:tab/> 183</text:a></text:p>
          <text:p text:style-name="P250"><text:a xlink:type="simple" xlink:href="#__RefHeading__10788_1889221684" text:style-name="Index_20_Link" text:visited-style-name="Index_20_Link">6.1.1<text:tab/>Alignment computations <text:tab/> 183</text:a></text:p>
          <text:p text:style-name="P250"><text:a xlink:type="simple" xlink:href="#__RefHeading__10790_1889221684" text:style-name="Index_20_Link" text:visited-style-name="Index_20_Link">6.1.2<text:tab/>Alignment scoring <text:tab/> 183</text:a></text:p>
          <text:p text:style-name="P249"><text:a xlink:type="simple" xlink:href="#__RefHeading__10792_1889221684" text:style-name="Index_20_Link" text:visited-style-name="Index_20_Link">6.2<text:tab/>Using SAM/BAM Read Groups in RTG map <text:tab/> 184</text:a></text:p>
          <text:p text:style-name="P249"><text:a xlink:type="simple" xlink:href="#__RefHeading__10794_1889221684" text:style-name="Index_20_Link" text:visited-style-name="Index_20_Link">6.3<text:tab/>RTG reference file format <text:tab/> 185</text:a></text:p>
          <text:p text:style-name="P249"><text:a xlink:type="simple" xlink:href="#__RefHeading__10796_1889221684" text:style-name="Index_20_Link" text:visited-style-name="Index_20_Link">6.4<text:tab/>RTG taxonomic reference file format <text:tab/> 188</text:a></text:p>
          <text:p text:style-name="P250"><text:a xlink:type="simple" xlink:href="#__RefHeading__10798_1889221684" text:style-name="Index_20_Link" text:visited-style-name="Index_20_Link">6.4.1<text:tab/>RTG taxonomy file format <text:tab/> 188</text:a></text:p>
          <text:p text:style-name="P250"><text:a xlink:type="simple" xlink:href="#__RefHeading__10800_1889221684" text:style-name="Index_20_Link" text:visited-style-name="Index_20_Link">6.4.2<text:tab/>RTG taxonomy lookup file format <text:tab/> 189</text:a></text:p>
          <text:p text:style-name="P249"><text:a xlink:type="simple" xlink:href="#__RefHeading__10802_1889221684" text:style-name="Index_20_Link" text:visited-style-name="Index_20_Link">6.5<text:tab/>Pedigree PED input file format <text:tab/> 189</text:a></text:p>
          <text:p text:style-name="P249"><text:a xlink:type="simple" xlink:href="#__RefHeading__10804_1889221684" text:style-name="Index_20_Link" text:visited-style-name="Index_20_Link">6.6<text:tab/>RTG commands using indexed input files <text:tab/> 190</text:a></text:p>
          <text:p text:style-name="P249"><text:a xlink:type="simple" xlink:href="#__RefHeading__10806_1889221684" text:style-name="Index_20_Link" text:visited-style-name="Index_20_Link">6.7<text:tab/>RTG output results file descriptions <text:tab/> 191</text:a></text:p>
          <text:p text:style-name="P250"><text:a xlink:type="simple" xlink:href="#__RefHeading__10242_1889221684" text:style-name="Index_20_Link" text:visited-style-name="Index_20_Link">6.7.1<text:tab/>SAM/BAM file extensions (RTG map command output) <text:tab/> 191</text:a></text:p>
          <text:p text:style-name="P250"><text:a xlink:type="simple" xlink:href="#__RefHeading__10808_1889221684" text:style-name="Index_20_Link" text:visited-style-name="Index_20_Link">6.7.2<text:tab/>SAM/BAM file extensions (RTG cgmap command output) <text:tab/> 194</text:a></text:p>
          <text:p text:style-name="P250"><text:a xlink:type="simple" xlink:href="#__RefHeading__10810_1889221684" text:style-name="Index_20_Link" text:visited-style-name="Index_20_Link">6.7.3<text:tab/>VCF output file description <text:tab/> 195</text:a></text:p>
          <text:p text:style-name="P250"><text:a xlink:type="simple" xlink:href="#__RefHeading__10812_1889221684" text:style-name="Index_20_Link" text:visited-style-name="Index_20_Link">6.7.4<text:tab/>Regions BED output file description <text:tab/> 200</text:a></text:p>
          <text:p text:style-name="P250"><text:a xlink:type="simple" xlink:href="#__RefHeading__10814_1889221684" text:style-name="Index_20_Link" text:visited-style-name="Index_20_Link">6.7.5<text:tab/>SV command output file descriptions <text:tab/> 201</text:a></text:p>
          <text:p text:style-name="P250"><text:a xlink:type="simple" xlink:href="#__RefHeading__10816_1889221684" text:style-name="Index_20_Link" text:visited-style-name="Index_20_Link">6.7.6<text:tab/>Discord command output file descriptions <text:tab/> 204</text:a></text:p>
          <text:p text:style-name="P250"><text:a xlink:type="simple" xlink:href="#__RefHeading__10818_1889221684" text:style-name="Index_20_Link" text:visited-style-name="Index_20_Link">6.7.7<text:tab/>Coverage command output file descriptions <text:tab/> 205</text:a></text:p>
          <text:p text:style-name="P250"><text:a xlink:type="simple" xlink:href="#__RefHeading__10820_1889221684" text:style-name="Index_20_Link" text:visited-style-name="Index_20_Link">6.7.8<text:tab/>Mapx output file description <text:tab/> 209</text:a></text:p>
          <text:p text:style-name="P250"><text:a xlink:type="simple" xlink:href="#__RefHeading__10822_1889221684" text:style-name="Index_20_Link" text:visited-style-name="Index_20_Link">6.7.9<text:tab/>Species results file description <text:tab/> 211</text:a></text:p>
          <text:p text:style-name="P250"><text:a xlink:type="simple" xlink:href="#__RefHeading__10824_1889221684" text:style-name="Index_20_Link" text:visited-style-name="Index_20_Link">6.7.10<text:tab/>Similarity results file descriptions <text:tab/> 213</text:a></text:p>
          <text:p text:style-name="P249"><text:a xlink:type="simple" xlink:href="#__RefHeading__10826_1889221684" text:style-name="Index_20_Link" text:visited-style-name="Index_20_Link">6.8<text:tab/>Parallel processing approach <text:tab/> 214</text:a></text:p>
          <text:p text:style-name="P249"><text:a xlink:type="simple" xlink:href="#__RefHeading__10828_1889221684" text:style-name="Index_20_Link" text:visited-style-name="Index_20_Link">6.9<text:tab/>Distribution Contents <text:tab/> 215</text:a></text:p>
          <text:p text:style-name="P249"><text:a xlink:type="simple" xlink:href="#__RefHeading__10830_1889221684" text:style-name="Index_20_Link" text:visited-style-name="Index_20_Link">6.10<text:tab/>README.txt <text:tab/> 215</text:a></text:p>
        </text:index-body>
      </text:table-of-content>
      <text:p text:style-name="P112"/>
      <text:h text:style-name="P269"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6"><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6"><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7"><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4767763951374635665" text:style-name="WWNum1">
          <text:list-item>
            <text:p text:style-name="P274"><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74"><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74"><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74"><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51"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8">rtg COMMAND [OPTIONS] &lt;REQUIRED&gt;</text:p>
      <text:section text:style-name="Sect2" text:name="Intro2-nontools" text:condition="ooow:RTG_PRODUCT==&quot;RTG Tools&quot;" text:display="condition">
        <text:p text:style-name="P101"><text:soft-page-break/>RTG software delivers features in four areas:</text:p>
        <text:list xml:id="list5726876120398570084" text:style-name="L1">
          <text:list-item>
            <text:p text:style-name="P275"><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75"><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75"><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75"><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1752068539605317086" text:style-name="L2">
          <text:list-item>
            <text:p text:style-name="P276">Read mapping by nucleotide sequence alignment to a reference genome</text:p>
          </text:list-item>
          <text:list-item>
            <text:p text:style-name="P276">Protein database searching by translated nucleotide sequence searches against protein databases</text:p>
          </text:list-item>
          <text:list-item>
            <text:p text:style-name="P276">Sensitivity tuning using parameter options for substitutions, indels, indel-lengths, word or step sizes, and alignment scores</text:p>
          </text:list-item>
          <text:list-item>
            <text:p text:style-name="P276">Filtering and reporting ambiguous reads that map to multiple locations</text:p>
          </text:list-item>
          <text:list-item>
            <text:p text:style-name="P276">Benchmarking and optimization using simulation and evaluation commands</text:p>
          </text:list-item>
        </text:list>
        <text:p text:style-name="Standard">RTG <text:span text:style-name="T101">mapping commands </text:span>ha<text:span text:style-name="T101">ve</text:span> the following characteristics:</text:p>
        <text:list xml:id="list2665112668348577414" text:style-name="L3">
          <text:list-item>
            <text:p text:style-name="P277"><text:soft-page-break/>Eliminates need for genome indexing</text:p>
          </text:list-item>
          <text:list-item>
            <text:p text:style-name="P277">Aligns sequence reads of any length</text:p>
          </text:list-item>
          <text:list-item>
            <text:p text:style-name="P277">Allows high mismatch levels for increased sensitivity in longer reads</text:p>
          </text:list-item>
          <text:list-item>
            <text:p text:style-name="P277">Allows detection of short indels with single end (SE) or paired end (PE) data</text:p>
          </text:list-item>
          <text:list-item>
            <text:p text:style-name="P277">Can optionally guarantee the mapping of reads with at least a specified number of substitutions and indels</text:p>
          </text:list-item>
          <text:list-item>
            <text:p text:style-name="P277">Supports a wide range of alignment scores</text:p>
          </text:list-item>
        </text:list>
        <text:p text:style-name="Inline_20_Note_20_Start"><text:span text:style-name="Inline_20_Note_20_Title">NOTE:</text:span><text:span text:style-name="T22"><text:tab/></text:span>For detailed information about sequence search and alignment functionality, refer to <text:span text:style-name="T87">Section </text:span><text:span text:style-name="T87"><text:bookmark-ref text:reference-format="number" text:ref-name="__RefHeading__25910_1889221684">2.4</text:bookmark-ref></text:span> <text:span text:style-name="T2">Command Reference</text:span>. For more information about the RTG integrated software pipeline, refer to <text:span text:style-name="T87">Section </text:span><text:span text:style-name="T87"><text:bookmark-ref text:reference-format="number" text:ref-name="__RefHeading__2676_1889221684">3</text:bookmark-ref></text:span><text:span text:style-name="T87">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1">S</text:span>equence <text:span text:style-name="T101">D</text:span>ata <text:span text:style-name="T101">F</text:span>ile (SDF) format. This is an efficient storage format optimized for fast retrieval during data processing.</text:p>
        <text:p text:style-name="Standard">The RTG <text:span text:style-name="Monospace">format</text:span> / <text:span text:style-name="Monospace">cg2sdf</text:span> command<text:span text:style-name="T101">s</text:span> converts sequencing system read and reference genome sequence data into the SDF format. The <text:span text:style-name="Monospace">format</text:span><text:span text:style-name="T101"> </text:span>command accepts source data in standard file format<text:span text:style-name="T101">s</text:span> (such as FASTA / FASTQ / <text:span text:style-name="T101">SAM / BAM</text:span>) and maintains the integrity and consistency of the source data during the conversion to SDF. <text:span text:style-name="T102">Similarly, the </text:span><text:span text:style-name="Monospace">cg2sdf</text:span><text:span text:style-name="T102">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2">is a </text:span>directory contain<text:span text:style-name="T102">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2"><text:tab/></text:span>For detailed information about formatting sequencing system reads to RTG SDF, refer to <text:span text:style-name="T87">Section </text:span><text:span text:style-name="T87"><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2"><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2"><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2"><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2904026566665670306" text:style-name="L4">
          <text:list-item>
            <text:p text:style-name="P278"><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78"><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78"><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2"><text:tab/></text:span>For more information about the RTG simulat<text:span text:style-name="T64">ion commands</text:span>, refer to <text:span text:style-name="T2">Command Reference, </text:span><text:span text:style-name="T3">Section </text:span><text:span text:style-name="T3"><text:bookmark-ref text:reference-format="number" text:ref-name="__RefHeading__27898_1889221684">2.10</text:bookmark-ref></text:span>. <text:span text:style-name="T87">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7">,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3">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3"><text:tab/></text:span>For more information about the SNP output data, refer <text:span text:style-name="T64">to Section </text:span><text:span text:style-name="T64"><text:bookmark-ref text:reference-format="number" text:ref-name="__RefHeading__1184_438529773">2</text:bookmark-ref></text:span><text:span text:style-name="T64">,</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5">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6">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6">as </text:span><text:span text:style-name="T5">de novo</text:span><text:span text:style-name="T126">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4"><text:tab/></text:span>For more information about the RTG variant detection coverage <text:span text:style-name="T64">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4"><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5">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2">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2"><text:soft-page-break/><text:span text:style-name="Inline_20_Note_20_Title">NOTE:</text:span><text:span text:style-name="T24"><text:tab/></text:span>For more information about file format extensions, refer to <text:span text:style-name="T2">Appendix, </text:span><text:span text:style-name="T64">Section </text:span><text:span text:style-name="T64"><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4"><text:tab/></text:span>RTG mapped alignments are stored in BAM format with RTG <text:span text:style-name="T102">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4">defined</text:span> <text:span text:style-name="T64">several</text:span> extensions <text:span text:style-name="T64">within</text:span> the standard SAM/BAM format; be sure to review the SAM/BAM format information in <text:span text:style-name="T88">Section </text:span><text:span text:style-name="T88"><text:bookmark-ref text:reference-format="number" text:ref-name="__RefHeading__10242_1889221684">6.7.1</text:bookmark-ref></text:span><text:span text:style-name="T88">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4"><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4">defined several</text:span> extensions <text:span text:style-name="T64">within</text:span> the standard VCF format; be sure to review the VCF format information in <text:span text:style-name="T88">Section </text:span><text:span text:style-name="T88"><text:bookmark-ref text:reference-format="number" text:ref-name="__RefHeading__10810_1889221684">6.7.3</text:bookmark-ref></text:span><text:span text:style-name="T88"> of</text:span> the <text:span text:style-name="T2">Appendix</text:span> to this guide for a complete list of all extensions and differences.</text:p>
        <text:p text:style-name="Inline_20_Note_20_Start"><text:span text:style-name="Inline_20_Note_20_Title">NOTE:</text:span><text:span text:style-name="T24"><text:tab/></text:span>For more information about file formats, refer to the <text:span text:style-name="T2">Appendix,</text:span> Section <text:span text:style-name="T3"><text:bookmark-ref text:reference-format="number" text:ref-name="__RefHeading__10806_1889221684">6.7</text:bookmark-ref></text:span>.</text:p>
        <text:h text:style-name="P252"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55"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57"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55"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55"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52"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2981901641253269125" text:style-name="L5">
          <text:list-item>
            <text:p text:style-name="P279">species composition (<text:span text:style-name="Monospace">composition-meta-pipeline</text:span>)</text:p>
          </text:list-item>
          <text:list-item>
            <text:p text:style-name="P279">functional protein analysis (<text:span text:style-name="Monospace">functional-meta-pipeline</text:span>)</text:p>
          </text:list-item>
          <text:list-item>
            <text:p text:style-name="P279">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53"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4">or </text:span><text:span text:style-name="Monospace">--bed-regions</text:span><text:span text:style-name="T24"> </text:span>parameter to allow breaking up tasks into pieces across the reference genome.</text:p>
        <text:p text:style-name="Inline_20_Note_20_Start"><text:span text:style-name="Inline_20_Note_20_Title">NOTE:</text:span><text:span text:style-name="T24"><text:tab/></text:span>See <text:span text:style-name="T64">Section </text:span><text:span text:style-name="T64"><text:bookmark-ref text:reference-format="number" text:ref-name="__RefHeading__1184_438529773">2</text:bookmark-ref></text:span> <text:span text:style-name="T2">RTG Command Reference</text:span> for command-specific details, <text:span text:style-name="T64">Section </text:span><text:span text:style-name="T64"><text:bookmark-ref text:reference-format="number" text:ref-name="__RefHeading__10768_1889221684">5</text:bookmark-ref></text:span><text:span text:style-name="T64"> </text:span><text:span text:style-name="T2">RTG Administration</text:span> for detailed information about estimating the number of multi-core servers needed (capacity planning), and <text:span text:style-name="T64">Section </text:span><text:span text:style-name="T64"><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4"><text:sequence-ref text:reference-format="category-and-value" text:ref-name="refTable1">Table 2</text:sequence-ref></text:span> below.</text:p>
      <text:p text:style-name="P215">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8">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8">” distribution</text:span>.</text:p>
      <text:p text:style-name="Standard">RTG for Java is delivered as a Java <text:span text:style-name="T88">application accessed via executable wrapper</text:span> script <text:span text:style-name="T89">(</text:span><text:span text:style-name="Monospace">rtg</text:span><text:span text:style-name="T89"> on UNIX systems, </text:span><text:span text:style-name="Monospace">rtg.bat</text:span><text:span text:style-name="T89"> on Windows) </text:span>that allow<text:span text:style-name="T88">s a user</text:span> to customize initial memory allocation and other <text:span text:style-name="T88">configuration </text:span>options. <text:span text:style-name="T89">It is recommended that these wrapper scripts be used rather than directly executing the Java JAR.</text:span></text:p>
      <text:p text:style-name="Standard">Here are platform-specific instructions for <text:span text:style-name="T122">RTG</text:span> deployment.</text:p>
      <text:p text:style-name="Standard">Linux/MacOS X:</text:p>
      <text:list xml:id="list2852660944280955197" text:style-name="L6">
        <text:list-item>
          <text:p text:style-name="P280">Unzip the RTG distribution to the desired location.</text:p>
        </text:list-item>
        <text:list-item>
          <text:p text:style-name="P281">If your distribution <text:span text:style-name="T89">requires</text:span> a license <text:span text:style-name="T122">file (</text:span><text:span text:style-name="Monospace">rtg-license.txt</text:span><text:span text:style-name="T122">)</text:span>, copy the license file from Real Time Genomics into the RTG distribution directory.</text:p>
        </text:list-item>
        <text:list-item>
          <text:p text:style-name="P282">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80">Enter '<text:span text:style-name="Monospace">./rtg help</text:span>' for a list of rtg commands.</text:p>
        </text:list-item>
        <text:list-item>
          <text:p text:style-name="P283">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8792096133849693293" text:style-name="L7">
        <text:list-item>
          <text:p text:style-name="P284">Unzip the RTG distribution to the desired location.</text:p>
        </text:list-item>
        <text:list-item>
          <text:p text:style-name="P284">If your distribution <text:span text:style-name="T89">requires</text:span> a license, copy the license file from Real Time Genomics (<text:span text:style-name="Monospace">rtg-license.txt</text:span>) into the RTG distribution directory.</text:p>
        </text:list-item>
        <text:list-item>
          <text:p text:style-name="P285">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84">Enter '<text:span text:style-name="Monospace">rtg help</text:span>' for a list of rtg commands.</text:p>
        </text:list-item>
        <text:list-item>
          <text:p text:style-name="P285"><text:soft-page-break/><text:span text:style-name="T89">By default, RTG software scripts establish a memory space of 90% of the available RAM - this is automatically calculated. <text:s/>One may override this limit by setting the </text:span><text:span text:style-name="Monospace">RTG_MEM</text:span><text:span text:style-name="T89"> variable in the </text:span><text:span text:style-name="Monospace">rtg.bat</text:span><text:span text:style-name="T89">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9">Some </text:span>RTG <text:span text:style-name="T89">products </text:span>require the presence of a valid license file for operation.</text:p>
      <text:p text:style-name="Standard">The license file must be located in the same directory as the RTG executable. The license <text:span text:style-name="T88">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5"><text:tab/></text:span>For more data center deployment and instructions for editing scripts, see <text:span text:style-name="T64">Section </text:span><text:span text:style-name="T64"><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8">and support</text:span><text:bookmark-end text:name="__RefHeading__4636_438529773"/></text:h>
      <text:p text:style-name="P157">For assistance with any technical or conceptual issue that may arise during use of the RTG product, contact Real Time Genomics Technical Support <text:span text:style-name="T88">via email at </text:span><text:a xlink:type="simple" xlink:href="mailto:support@realtimegenomics.com"><text:span text:style-name="Internet_20_link">support@realtimegenomics.com</text:span></text:a>. </text:p>
      <text:p text:style-name="P157"><text:span text:style-name="T122">In addition, a discussion group is available at: </text:span><text:a xlink:type="simple" xlink:href="https://groups.google.com/a/realtimegenomics.com/forum/#!forum/rtg-users"><text:span text:style-name="T122">https://groups.google.com/a/realtimegenomics.com/forum/#!forum/rtg-users</text:span></text:a></text:p>
      <text:p text:style-name="P157"><text:span text:style-name="T128">A low-traffic announcements-only group is available at: </text:span><text:a xlink:type="simple" xlink:href="https://groups.google.com/a/realtimegenomics.com/forum/#!forum/rtg-announce"><text:span text:style-name="Internet_20_link"><text:span text:style-name="T122">https://groups.google.com/a/realtimegenomics.com/forum/#!forum/rtg-announce</text:span></text:span></text:a></text:p>
      <text:p text:style-name="P157"/>
      <text:h text:style-name="P270"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9">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8">Typically</text:span> results are written to output files <text:span text:style-name="T88">specified with the</text:span> <text:span text:style-name="Monospace">-o</text:span> <text:span text:style-name="T88">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6">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2">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2">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60"/>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60"/>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60"/>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2"><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0"/>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60"/>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60"/>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60"/>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1">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
      <text:p text:style-name="P205">Citation:</text:p>
      <text:p text:style-name="P205">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9">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6"/>
        <text:p text:style-name="P180">Utility:</text:p>
        <text:p text:style-name="P177"><text:s text:c="8"/>bgzip <text:s text:c="10"/>Licensed <text:s text:c="9"/>GA</text:p>
        <text:p text:style-name="P177"><text:s text:c="8"/>index <text:s text:c="10"/>Licensed <text:s text:c="9"/>GA</text:p>
        <text:p text:style-name="P177"><text:s text:c="8"/>extract <text:s text:c="8"/>Licensed <text:s text:c="9"/>GA</text:p>
        <text:p text:style-name="P177"><text:s text:c="8"/>sdfstats <text:s text:c="7"/>Licensed <text:s text:c="9"/>GA</text:p>
        <text:p text:style-name="P177"><text:s text:c="8"/>sdfsubset <text:s text:c="6"/>Licensed <text:s text:c="9"/>GA</text:p>
        <text:p text:style-name="P177"><text:s text:c="8"/>sdfsubseq <text:s text:c="6"/>Licensed <text:s text:c="9"/>GA</text:p>
        <text:p text:style-name="P177"><text:s text:c="8"/>mendelian <text:s text:c="6"/>Licensed <text:s text:c="9"/>GA</text:p>
        <text:p text:style-name="P177"><text:s text:c="8"/>vcfstats <text:s text:c="7"/>Licensed <text:s text:c="9"/>GA</text:p>
        <text:p text:style-name="P177"><text:s text:c="8"/>vcfmerge <text:s text:c="7"/>Licensed <text:s text:c="9"/>GA</text:p>
        <text:p text:style-name="P177"><text:s text:c="8"/>vcffilter <text:s text:c="6"/>Licensed <text:s text:c="9"/>GA</text:p>
        <text:p text:style-name="P177"><text:s text:c="8"/>vcfannotate <text:s text:c="4"/>Licensed <text:s text:c="9"/><text:span text:style-name="T123">GA</text:span></text:p>
        <text:p text:style-name="P177"><text:s text:c="8"/>vcfsubset <text:s text:c="6"/>Licensed <text:s text:c="9"/><text:span text:style-name="T123">GA</text:span></text:p>
        <text:p text:style-name="Command_20_Line"><text:s text:c="8"/>vcfeval <text:s text:c="8"/>Licensed <text:s text:c="9"/><text:span text:style-name="T123">GA</text:span></text:p>
        <text:p text:style-name="Command_20_Line"><text:s text:c="8"/>pedfilter <text:s text:c="6"/>Licensed <text:s text:c="9"/><text:span text:style-name="T123">GA</text:span></text:p>
        <text:p text:style-name="Command_20_Line"><text:s text:c="8"/>pedstats <text:s text:c="7"/>Licensed <text:s text:c="9"/><text:span text:style-name="T123">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7"/>
      <text:p text:style-name="P207">format<text:tab/>convert a FASTA file to SDF</text:p>
      <text:p text:style-name="P207">cg2sdf<text:tab/>convert Complete Genomics reads to SDF</text:p>
      <text:p text:style-name="P207">sdf2fasta<text:tab/>convert SDF to FASTA</text:p>
      <text:p text:style-name="P207">sdf2fastq<text:tab/>convert SDF to FASTQ</text:p>
      <text:p text:style-name="P207"/>
      <text:p text:style-name="P211">Read mapping:</text:p>
      <text:p text:style-name="P207"/>
      <text:p text:style-name="P207">map<text:tab/>read mapping</text:p>
      <text:p text:style-name="P207">mapf<text:tab/>read mapping for filtering purposes </text:p>
      <text:p text:style-name="P207">cgmap<text:tab/>read mapping for Complete Genomics data</text:p>
      <text:p text:style-name="P207"/>
      <text:p text:style-name="P211">Protein search:</text:p>
      <text:p text:style-name="P207"/>
      <text:p text:style-name="P207">mapx<text:tab/>translated protein search</text:p>
      <text:p text:style-name="P207"/>
      <text:p text:style-name="P211">Assembly:</text:p>
      <text:p text:style-name="P207"/>
      <text:p text:style-name="P207">assemble<text:tab/>assemble reads into long sequences</text:p>
      <text:p text:style-name="P207">addpacbio<text:tab/>add Pacific Biosciences reads to an assembly</text:p>
      <text:p text:style-name="P207"/>
      <text:p text:style-name="P211">Variant detection:</text:p>
      <text:p text:style-name="P207"/>
      <text:p text:style-name="P210">calibrate<text:tab/>create calibration data from SAM/BAM files</text:p>
      <text:p text:style-name="P210">svprep<text:tab/>prepare SAM/BAM files for sv analysis</text:p>
      <text:p text:style-name="P207">sv<text:tab/>find structural variants</text:p>
      <text:p text:style-name="P207">discord<text:tab/>detect structural variant breakends using discordant reads</text:p>
      <text:p text:style-name="P207">coverage<text:tab/>calculate depth of coverage from SAM/BAM files</text:p>
      <text:p text:style-name="P207">snp<text:tab/>call variants from SAM/BAM files</text:p>
      <text:p text:style-name="P207">family<text:tab/>call variants for a family following Mendelian inheritance</text:p>
      <text:p text:style-name="P207">somatic<text:tab/>call variants for a tumor/normal pair</text:p>
      <text:p text:style-name="P207">population<text:tab/>call variants for multiple potentially-related individuals</text:p>
      <text:p text:style-name="P207">lineage<text:tab/>call de novo variants in a cell lineage</text:p>
      <text:p text:style-name="P207">avrbuild<text:tab/>AVR model builder</text:p>
      <text:p text:style-name="P207">avrpredict<text:tab/>run AVR on a VCF file</text:p>
      <text:p text:style-name="P207">cnv<text:tab/>call CNVs from paired SAM/BAM files</text:p>
      <text:p text:style-name="P207"/>
      <text:p text:style-name="P211">Metagenomics:</text:p>
      <text:p text:style-name="P207"/>
      <text:p text:style-name="P208">species<text:tab/>estimate species frequency in metagenomic samples</text:p>
      <text:p text:style-name="P208">similarity<text:tab/>calculate similarity matrix and nearest neighbor tree</text:p>
      <text:p text:style-name="P208"/>
      <text:p text:style-name="P212">Simulation:</text:p>
      <text:p text:style-name="P209"/>
      <text:p text:style-name="P209">genomesim<text:tab/>generate simulated genome sequence</text:p>
      <text:p text:style-name="P208">cgsim<text:tab/>generate simulated reads from a sequence</text:p>
      <text:p text:style-name="P208">readsim<text:tab/>generate simulated reads from a sequence</text:p>
      <text:p text:style-name="P210"><text:span text:style-name="T64">readsimeval</text:span><text:tab/><text:span text:style-name="T64">evaluate accuracy of mapping simulated reads</text:span></text:p>
      <text:p text:style-name="P208">popsim<text:tab/>generate a VCF containing simulated population variants</text:p>
      <text:p text:style-name="P208">samplesim<text:tab/>generate a VCF containing a genotype simulated from a population</text:p>
      <text:p text:style-name="P208"><text:soft-page-break/>childsim<text:tab/>generate a VCF containing a genotype simulated as a child of two parents</text:p>
      <text:p text:style-name="P208">denovosim<text:tab/>generate a VCF containing a derived genotype containing de novo variants</text:p>
      <text:p text:style-name="P208">samplereplay<text:tab/>generate the genome corresponding to a sample genotype</text:p>
      <text:p text:style-name="P208">cnvsim<text:tab/>generate a mutated genome by adding CNVs to a template</text:p>
      <text:p text:style-name="P208"/>
      <text:p text:style-name="P213">Utility:</text:p>
      <text:p text:style-name="P207"/>
      <text:p text:style-name="P207">bgzip<text:tab/>compress a file using block gzip</text:p>
      <text:p text:style-name="P207">index<text:tab/>create a tabix index</text:p>
      <text:p text:style-name="P207">extract<text:tab/>extract data from a tabix indexed file</text:p>
      <text:p text:style-name="P207">sdfstats<text:tab/>print statistics about an SDF</text:p>
      <text:p text:style-name="P207">sdfsplit<text:tab/>split an SDF into multiple parts</text:p>
      <text:p text:style-name="P207">sdfsubset<text:tab/>extract a subset of an SDF into a new SDF</text:p>
      <text:p text:style-name="P207">sdfsubseq<text:tab/>extract a subsequence from an SDF as text</text:p>
      <text:p text:style-name="P207">sam2bam<text:tab/>convert SAM file to BAM file and create index</text:p>
      <text:p text:style-name="P207">sammerge<text:tab/>merge sorted SAM/BAM files</text:p>
      <text:p text:style-name="P207">samstats<text:tab/>print statistics about a SAM/BAM file</text:p>
      <text:p text:style-name="P207">samrename<text:tab/>rename read id to read name in SAM/BAM files</text:p>
      <text:p text:style-name="P207">mapxrename<text:tab/>rename read id to read name in mapx output files</text:p>
      <text:p text:style-name="P207">mendelian<text:tab/>check a multi-sample VCF for Mendelian consistency</text:p>
      <text:p text:style-name="P207">vcfstats<text:tab/>print statistics from about variants contained within a VCF file</text:p>
      <text:p text:style-name="P207">vcfmerge<text:tab/>merge single-sample VCF files into a single multi-sample VCF</text:p>
      <text:p text:style-name="P207">vcffilter<text:tab/>filter records within a VCF file</text:p>
      <text:p text:style-name="P207">vcfannotate<text:tab/>annotate variants within a VCF file</text:p>
      <text:p text:style-name="P207">vcfsubset<text:tab/>create a VCF file containing a subset of the original columns</text:p>
      <text:p text:style-name="P207">vcfeval<text:tab/>evaluate called variants for agreement with a baseline variant set</text:p>
      <text:p text:style-name="P214">pedfilter<text:tab/>filter and convert a pedigree file</text:p>
      <text:p text:style-name="P214">pedstats<text:tab/>print information about a pedigree file</text:p>
      <text:p text:style-name="P207">avrstats<text:tab/>print statistics about an AVR model</text:p>
      <text:p text:style-name="P207">rocplot<text:tab/>plot ROC curves from vcfeval ROC data files</text:p>
      <text:p text:style-name="P207">usageserver<text:tab/>run a local server for collecting RTG command usage information</text:p>
      <text:p text:style-name="P207">version<text:tab/>print version and license information</text:p>
      <text:p text:style-name="P207">license<text:tab/>print license information for all commands</text:p>
      <text:p text:style-name="P207">help<text:tab/>print this screen or help for specified command</text:p>
      <text:p text:style-name="P207"/>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9"/>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9"/>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9"/>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9"/>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9"/>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9"/>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9"/>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9"/>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9"/>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50">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1"/>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1"/>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50">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2"/>
          </table:table-cell>
          <table:table-cell table:style-name="Table53.A1" office:value-type="string">
            <text:p text:style-name="P233">--end-id=INT</text:p>
          </table:table-cell>
          <table:table-cell table:style-name="Table53.A1" office:value-type="string">
            <text:p text:style-name="P233">Only output sequences with sequence id less than the given number. (Sequence ids start at 0).</text:p>
          </table:table-cell>
        </table:table-row>
        <table:table-row table:style-name="Table53.1">
          <table:table-cell table:style-name="Table53.A1" office:value-type="string">
            <text:p text:style-name="P232"/>
          </table:table-cell>
          <table:table-cell table:style-name="Table53.A1" office:value-type="string">
            <text:p text:style-name="P233">--start-id=INT</text:p>
          </table:table-cell>
          <table:table-cell table:style-name="Table53.A1" office:value-type="string">
            <text:p text:style-name="P233">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51" text:outline-level="2"><text:bookmark-start text:name="__RefHeading__25910_1889221684"/>Read Mapping Commands<text:bookmark-end text:name="__RefHeading__25910_1889221684"/></text:h>
        <text:h text:style-name="P256"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1">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2">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4">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80">arm</text:span>s are kept together – <text:span text:style-name="T80">on the assumption that it does not make sense from a contamination viewpoint that one arm came from the contaminant genome and the other did not</text:span>. <text:span text:style-name="T80">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3"><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4">,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6">pedigree</text:span></text:p>
            </table:table-cell>
            <table:table-cell table:style-name="Table66.A1" office:value-type="string">
              <text:p text:style-name="P42"><text:span text:style-name="T70">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4">This functionality is automatically performed by the </text:span><text:span text:style-name="Monospace">map</text:span><text:span text:style-name="T54"> and </text:span><text:span text:style-name="Monospace">cgmap</text:span><text:span text:style-name="T54"> commands unless </text:span><text:span text:style-name="Monospace">--no-svprep</text:span><text:span text:style-name="T54">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5">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8">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9">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5"><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9">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6">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 <text:span text:style-name="T116">More information regarding VCF fields output by the somatic command is given in Section </text:span><text:span text:style-name="T116"><text:bookmark-ref text:reference-format="number" text:ref-name="__RefHeading__10810_1889221684">6.7.3</text:bookmark-ref></text:span><text:span text:style-name="T116">.</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 (with <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 and <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7">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5">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7">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70">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8">or -</text:span><text:span text:style-name="Monospace">-bed-regions</text:span><text:span text:style-name="T58"> </text:span>option<text:span text:style-name="T58">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5"><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1"/>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6">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6">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6">If the </text:span><text:span text:style-name="Monospace">--merge</text:span><text:span text:style-name="T66">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9"/>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5">simulated</text:span> reads from a reference genome by either specifying coverage depth or a total number of reads.</text:p>
        <text:p text:style-name="Standard"><text:span text:style-name="T75">A t</text:span>ypical use case involves creating a mutated genome by introducing SNPs or CNVs <text:span text:style-name="T75">with </text:span><text:span text:style-name="Monospace">popsim</text:span><text:span text:style-name="T75">, and </text:span><text:span text:style-name="Monospace">samplesim</text:span>, generating reads from the mutated genome <text:span text:style-name="T75">with </text:span><text:span text:style-name="Monospace">readsim</text:span>, and mapping them back to the original reference to verify the parameters used for <text:span text:style-name="T75">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5">ample</text:span></text:span><text:span text:style-name="Monospace">sim</text:span></text:p>
        <text:h text:style-name="P258" text:outline-level="3"><text:bookmark-start text:name="__RefHeading__24452_229859350"/>readsim<text:span text:style-name="T77">eval</text:span><text:bookmark-end text:name="__RefHeading__24452_229859350"/></text:h>
        <text:p text:style-name="P237">Synopsis:</text:p>
        <text:p text:style-name="P124">Use the <text:span text:style-name="Monospace">readsim</text:span><text:span text:style-name="Monospace"><text:span text:style-name="T77">eval</text:span></text:span> command to <text:span text:style-name="T77">examine the mapping accuracy of reads previously generated by the </text:span><text:span text:style-name="Monospace">readsim</text:span><text:span text:style-name="T77"> command</text:span>.</text:p>
        <text:p text:style-name="P237">Syntax:</text:p>
        <text:p text:style-name="P189">$ rtg <text:span text:style-name="T77">readsimeval [OPTION]... -o DIR -r FILE FILE+</text:span></text:p>
        <text:p text:style-name="P237">Example:</text:p>
        <text:p text:style-name="P189">$ rtg readsim<text:span text:style-name="T77">eval</text:span> -t genome_ref -o <text:span text:style-name="T77">map_rse</text:span> -r <text:span text:style-name="T77">reads_sd</text:span> <text:span text:style-name="T77">map/alignments.bam</text:span></text:p>
        <text:p text:style-name="P237">Parameters:</text:p>
        <text:p text:style-name="P168">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8">M</text:span></text:p>
            </table:table-cell>
            <table:table-cell table:style-name="Table200.A1" office:value-type="string">
              <text:p text:style-name="P35">--<text:span text:style-name="T78">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8">DIR</text:span></text:p>
            </table:table-cell>
            <table:table-cell table:style-name="Table200.A1" office:value-type="string">
              <text:p text:style-name="P35">The name of the output <text:span text:style-name="T78">directory</text:span>.</text:p>
            </table:table-cell>
          </table:table-row>
          <table:table-row table:style-name="Table200.1">
            <table:table-cell table:style-name="Table200.A1" office:value-type="string">
              <text:p text:style-name="P35">-<text:span text:style-name="T77">r</text:span></text:p>
            </table:table-cell>
            <table:table-cell table:style-name="Table200.A1" office:value-type="string">
              <text:p text:style-name="P35">--<text:span text:style-name="T77">reads</text:span>=SDF</text:p>
            </table:table-cell>
            <table:table-cell table:style-name="Table200.A1" office:value-type="string">
              <text:p text:style-name="P35">Specifies the SDF containing the <text:span text:style-name="T78">generated reads</text:span>.</text:p>
            </table:table-cell>
          </table:table-row>
          <table:table-row table:style-name="Table200.1">
            <table:table-cell table:style-name="Table200.A1" office:value-type="string">
              <text:p text:style-name="P23">-<text:span text:style-name="T78">S</text:span></text:p>
            </table:table-cell>
            <table:table-cell table:style-name="Table200.A1" office:value-type="string">
              <text:p text:style-name="P35">--<text:span text:style-name="T77">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9">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8">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8">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8">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8">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8">If set, ignore SAM records with MAPQ less than this value</text:span>.</text:p>
            </table:table-cell>
          </table:table-row>
          <table:table-row table:style-name="Table229.1">
            <table:table-cell table:style-name="Table229.A1" office:value-type="string">
              <text:p text:style-name="P35">-<text:span text:style-name="T78">v</text:span></text:p>
            </table:table-cell>
            <table:table-cell table:style-name="Table229.A1" office:value-type="string">
              <text:p text:style-name="P49">--variance=INT</text:p>
            </table:table-cell>
            <table:table-cell table:style-name="Table229.A1" office:value-type="string">
              <text:p text:style-name="P36"><text:span text:style-name="T78">Variation allowed in start position (Default is 0)</text:span>.</text:p>
            </table:table-cell>
          </table:table-row>
        </table:table>
        <text:p text:style-name="P169">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8">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8">Provide more detailed breakdown of stats</text:span>.</text:p>
            </table:table-cell>
          </table:table-row>
        </table:table>
        <text:p text:style-name="P168">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7">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8">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6">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6">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6">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soft-page-break/></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text:soft-page-break/>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5">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5">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text:span><text:soft-page-break/><text:span text:style-name="T15">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5">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59" text:outline-level="3"><text:bookmark-start text:name="__RefHeading__26293_1198830536"/><text:soft-page-break/>aview<text:bookmark-end text:name="__RefHeading__26293_1198830536"/></text:h>
        <text:p text:style-name="P241">Synopsis:</text:p>
        <text:p text:style-name="P145">View read mapping and variants corresponding to a region of the genome, with output as ASCII to the terminal, or HTML.</text:p>
        <text:p text:style-name="P241">Syntax:</text:p>
        <text:p text:style-name="P204">$ rtg aview [OPTION]... --region STRING -t SDF FILE+</text:p>
        <text:p text:style-name="P241">Example:</text:p>
        <text:p text:style-name="P203">$ rtg <text:span text:style-name="T106">aview -t hg19 -b omni.vcf -c calls.vcf map/alignments.bam –region Chr10:100000+3 –padding 30</text:span></text:p>
        <text:p text:style-name="P241">Parameters:</text:p>
        <text:p text:style-name="P175">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6">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6">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6">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6">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6">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6">t</text:span></text:p>
            </table:table-cell>
            <table:table-cell table:style-name="Table232.A1" office:value-type="string">
              <text:p text:style-name="P59">--template=SDF</text:p>
            </table:table-cell>
            <table:table-cell table:style-name="Table232.A1" office:value-type="string">
              <text:p text:style-name="P59">reference SDF <text:span text:style-name="T107">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6">+</text:span></text:p>
            </table:table-cell>
            <table:table-cell table:style-name="Table232.A1" office:value-type="string">
              <text:p text:style-name="P40">The indexed block compressed genome position data file to extract.</text:p>
            </table:table-cell>
          </table:table-row>
        </table:table>
        <text:p text:style-name="P175">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9">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5">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7">html</text:span></text:p>
            </table:table-cell>
            <table:table-cell table:style-name="Table242.A1" office:value-type="string">
              <text:p text:style-name="P40"><text:span text:style-name="T107">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7">no-color</text:span></text:p>
            </table:table-cell>
            <table:table-cell table:style-name="Table242.A1" office:value-type="string">
              <text:p text:style-name="P40"><text:span text:style-name="T107">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5">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1">Usage:</text:p>
        <text:p text:style-name="P144">Use the <text:span text:style-name="Monospace"><text:span text:style-name="T108">aview</text:span></text:span> command to <text:span text:style-name="T108">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60"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9">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8">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60">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61" text:outline-level="3"><text:bookmark-start text:name="__RefHeading__24454_229859350"/>chrstats<text:bookmark-end text:name="__RefHeading__24454_229859350"/></text:h>
        <text:p text:style-name="P235">Synopsis:</text:p>
        <text:p text:style-name="P115">The <text:span text:style-name="T66">chrstats</text:span> command checks <text:span text:style-name="T66">chromosome coverage levels based on calibration files and produces warnings if levels depart from expected coverage levels</text:span>.</text:p>
        <text:p text:style-name="P235">Syntax:</text:p>
        <text:p text:style-name="P184">$ rtg <text:span text:style-name="T66">chrstats</text:span> [OPTION]... -t SDF <text:span text:style-name="T66">FILE+</text:span></text:p>
        <text:p text:style-name="P235">Example:</text:p>
        <text:p text:style-name="Standard"><text:span text:style-name="T106">Check all samples using sex information from pedigree</text:span>:</text:p>
        <text:p text:style-name="P245">$ rtg <text:span text:style-name="T66">chrstats</text:span> -t genome_ref --<text:span text:style-name="T103">pedigree ceu_trio.ped</text:span> <text:span text:style-name="T103">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6">Check a single sample without pedigree</text:span>:</text:p>
        <text:p text:style-name="P245">$ rtg <text:span text:style-name="T66">chrstats</text:span> -t genome_ref --<text:span text:style-name="T68">sample NA12878 --sex=female</text:span> <text:span text:style-name="T66">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5"><text:soft-page-break/>Parameters:</text:p>
        <text:p text:style-name="P163">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8">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7">alignment </text:span>files to process. Must be specified 1 or more times</text:p>
            </table:table-cell>
          </table:table-row>
        </table:table>
        <text:p text:style-name="P163">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7">s</text:span></text:p>
            </table:table-cell>
            <table:table-cell table:style-name="Table153.A1" office:value-type="string">
              <text:p text:style-name="P32">--<text:span text:style-name="T67">sample</text:span>=STRING</text:p>
            </table:table-cell>
            <table:table-cell table:style-name="Table153.A1" office:value-type="string">
              <text:p text:style-name="P56">the name of the sample to check (required when <text:span text:style-name="T103">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7">sex</text:span>=<text:span text:style-name="T67">SEX</text:span></text:p>
            </table:table-cell>
            <table:table-cell table:style-name="Table153.A1" office:value-type="string">
              <text:p text:style-name="P57"><text:span text:style-name="T103">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3">G</text:span>enome relationships PED file <text:span text:style-name="T103">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3">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40">Usage:</text:p>
        <text:p text:style-name="P116">Given a <text:span text:style-name="T67">set of alignments which represent genomic mapping for one or more samples, the </text:span><text:span text:style-name="Monospace">chrstats</text:span><text:span text:style-name="T67">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8">identification of expected ploidy on autosomes and s</text:span>ex chromosomes it is necessary to specify a template <text:span text:style-name="T69">containing an appropriate </text:span><text:span text:style-name="Monospace">reference.txt</text:span><text:span text:style-name="T69"> file. See Section </text:span><text:span text:style-name="T69"><text:bookmark-ref text:reference-format="number" text:ref-name="__RefHeading__10794_1889221684">6.3</text:bookmark-ref></text:span><text:span text:style-name="T69"> for more information on </text:span><text:span text:style-name="Monospace">reference.txt</text:span><text:span text:style-name="T69"> files.</text:span></text:p>
        <text:p text:style-name="P118">While it is best to give the template used <text:span text:style-name="T68">during mapping</text:span>, for checking third-party outputs any template containing the same chromosome names and an appropriate <text:span text:style-name="Monospace">reference.txt</text:span> file will work. <text:span text:style-name="T68">Note that the input alignment files must have calibration information, as automatically produced during mapping by the </text:span><text:span text:style-name="Monospace">map</text:span><text:span text:style-name="T68"> or </text:span><text:span text:style-name="Monospace">cgmap</text:span><text:span text:style-name="T68"> commands, or explicitly created by the </text:span><text:span text:style-name="Monospace">calibrate</text:span><text:span text:style-name="T68"> command.</text:span></text:p>
        <text:p text:style-name="P117"><text:soft-page-break/>This command can be used with <text:span text:style-name="T69">the results of </text:span>either whole genome or exome sequencing, although <text:span text:style-name="T69">the latter requires that mapping (or subsequent calibration) employed the </text:span><text:span text:style-name="Monospace">--bed-regions</text:span><text:span text:style-name="T69"> flag.</text:span></text:p>
        <text:p text:style-name="P115"><text:span text:style-name="See_20_Also_20_Title">See also:</text:span><text:span text:style-name="Monospace"> </text:span><text:span text:style-name="Monospace"><text:span text:style-name="T68">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2">do not follow</text:span> Mendelian inheritance, <text:span text:style-name="T112">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4">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20">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9">automatically </text:span>created by the RTG pedigree-aware variant calling commands. If this pedigree information is absent from the VCF header or is incorrect, a pedigree file can be explicitly supplied with the <text:span text:style-name="Monospace"><text:span text:style-name="T118">--pedigree</text:span></text:span> flag.</text:p>
      <text:p text:style-name="Standard">To ensure correct behavior when dealing with sex chromosomes it is necessary to specify a template and <text:span text:style-name="T117">ensure </text:span>the sex of each sample <text:span text:style-name="T117">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3">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3">A stricter three-way</text:span> concordance is also recorded.</text:p>
      <text:p text:style-name="P149"><text:span text:style-name="T114">By default, only VCF records with the FILTER field set to PASS or missing are processed. All variant records can be examined by specifying the </text:span><text:span text:style-name="Monospace">--</text:span><text:span text:style-name="Monospace"><text:span text:style-name="T114">all-records</text:span></text:span> parameter.</text:p>
      <text:p text:style-name="P115"><text:span text:style-name="See_20_Also_20_Title">See also:</text:span> <text:span text:style-name="Monospace">family, </text:span><text:span text:style-name="Monospace"><text:span text:style-name="T120">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5">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4">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4">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1">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7">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6">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4">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2">data files</text:span> based on a <text:span text:style-name="T72">score contained in a</text:span> VCF field which show the predictive power of that field for the <text:span text:style-name="T73">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5207498336178052991" text:style-name="L8">
        <text:list-item>
          <text:p text:style-name="P286"><text:span text:style-name="Monospace">tp.vcf</text:span> – contains those variants from the calls VCF which agree with variants in the baseline VCF</text:p>
        </text:list-item>
        <text:list-item>
          <text:p text:style-name="P286"><text:span text:style-name="Monospace">fp.vcf</text:span> – contains variants from the calls VCF which do not agree with baseline variants.</text:p>
        </text:list-item>
        <text:list-item>
          <text:p text:style-name="P286"><text:span text:style-name="Monospace">fn.vcf</text:span> – contains variants from the baseline VCF which were not correctly called.</text:p>
        </text:list-item>
        <text:list-item>
          <text:p text:style-name="P286"><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10">for a sample</text:span>, so for a diploid genotype, both alleles must match in order to be considered correct. <text:span text:style-name="T111">The </text:span><text:span text:style-name="Monospace">--squash-ploidy</text:span><text:span text:style-name="T111">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62" text:outline-level="3"><text:bookmark-start text:name="__RefHeading__24456_229859350"/>pedfilter<text:bookmark-end text:name="__RefHeading__24456_229859350"/></text:h>
      <text:p text:style-name="P236">Synopsis:</text:p>
      <text:p text:style-name="P120">Filter and convert a pedigree file.</text:p>
      <text:p text:style-name="P236">Syntax:</text:p>
      <text:p text:style-name="P185">$ rtg <text:span text:style-name="T71">pedfilter</text:span> [OPTION]... FILE</text:p>
      <text:p text:style-name="P236">Example:</text:p>
      <text:p text:style-name="P185">$ rtg <text:span text:style-name="T71">pedfilter</text:span> --<text:span text:style-name="T71">remove-parentage mypedigree</text:span>.<text:span text:style-name="T71">ped</text:span></text:p>
      <text:p text:style-name="P236"><text:soft-page-break/>Parameters:</text:p>
      <text:p text:style-name="P165">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1">The pedigree file to process, may be PED or VCF, use '-' to read from stdin</text:span>.</text:p>
          </table:table-cell>
        </table:table-row>
      </table:table>
      <text:p text:style-name="P165">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1">keep-primary</text:span></text:p>
          </table:table-cell>
          <table:table-cell table:style-name="Table198.A1" office:value-type="string">
            <text:p text:style-name="P33"><text:span text:style-name="T71">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4">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1">vcf</text:span></text:p>
          </table:table-cell>
          <table:table-cell table:style-name="Table14.A1" office:value-type="string">
            <text:p text:style-name="P33"><text:span text:style-name="T71">Output pedigree in in the form of a VCF header rather than PED</text:span>.</text:p>
          </table:table-cell>
        </table:table-row>
      </table:table>
      <text:p text:style-name="P164">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6">Usage:</text:p>
      <text:p text:style-name="P119"><text:span text:style-name="T71">The </text:span><text:span text:style-name="Monospace">pedfilter</text:span><text:span text:style-name="T71">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1">mendelian, pedstats</text:span></text:span></text:p>
      <text:h text:style-name="P263" text:outline-level="3"><text:bookmark-start text:name="__RefHeading__24458_229859350"/><text:span text:style-name="T71">ped</text:span>stats<text:bookmark-end text:name="__RefHeading__24458_229859350"/></text:h>
      <text:p text:style-name="P236">Synopsis:</text:p>
      <text:p text:style-name="P120">Output information from pedigree files of various formats. </text:p>
      <text:p text:style-name="P236">Syntax:</text:p>
      <text:p text:style-name="P185">$ rtg <text:span text:style-name="T71">pedstats</text:span> [OPTION]... FILE</text:p>
      <text:p text:style-name="P236">Example:</text:p>
      <text:p text:style-name="P122">For a summary of pedigree information:</text:p>
      <text:p text:style-name="P187">$ rtg pedstats ceph_pedigree.ped</text:p>
      <text:p text:style-name="P186">Pedigree file: /data/ceph/ceph_pedigree.ped</text:p>
      <text:p text:style-name="P186"/>
      <text:p text:style-name="P186">Total samples: <text:s text:c="14"/>17</text:p>
      <text:p text:style-name="P186">Primary samples: <text:s text:c="12"/>17</text:p>
      <text:p text:style-name="P186">Male samples: <text:s text:c="16"/>9</text:p>
      <text:p text:style-name="P186"><text:soft-page-break/>Female samples: <text:s text:c="14"/>8</text:p>
      <text:p text:style-name="P186">Afflicted samples: <text:s text:c="11"/>0</text:p>
      <text:p text:style-name="P186">Founder samples: <text:s text:c="13"/>4</text:p>
      <text:p text:style-name="P186">Parent-child relationships: <text:s/>26</text:p>
      <text:p text:style-name="P186">Other relationships: <text:s text:c="9"/>0</text:p>
      <text:p text:style-name="P186">Families: <text:s text:c="20"/>3</text:p>
      <text:p text:style-name="Standard"><text:span text:style-name="T71">For quick pedigree visualization using</text:span> graphviz and ImageMagick<text:span text:style-name="T71">, use a command-line such as:</text:span></text:p>
      <text:p text:style-name="P193">$ dot -Tpng &lt;(rtg pedstats --dot "A Title" mypedigree.ped) | display -</text:p>
      <text:p text:style-name="P120">For a larger pedigree:</text:p>
      <text:p text:style-name="P194">$ dot -Tpdf -o mypedigree.pdf &lt;(rtg pedstats --dot "Study" mypedigree.ped)</text:p>
      <text:p text:style-name="Standard">To output a list of all <text:span text:style-name="T75">founders</text:span>:</text:p>
      <text:p text:style-name="P188">$ rtg pedstats --founder-ids ceph_pedigree.ped</text:p>
      <text:p text:style-name="P188">NA12889</text:p>
      <text:p text:style-name="P188">NA12890</text:p>
      <text:p text:style-name="P188">NA12891</text:p>
      <text:p text:style-name="P188">NA12892</text:p>
      <text:p text:style-name="P236">Parameters:</text:p>
      <text:p text:style-name="P167">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6">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6">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6">Usage:</text:p>
      <text:p text:style-name="P119">Used <text:span text:style-name="T74">to </text:span>show <text:span text:style-name="T74">pedigree summary statistics or select groups of individual Ids</text:span>. <text:span text:style-name="T75">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5">stats</text:span></text:span> command <text:span text:style-name="T75">can also take these VCFs as input</text:span>.</text:p>
      <text:p text:style-name="P119"><text:span text:style-name="See_20_Also_20_Title">See also:</text:span> <text:span text:style-name="Monospace">family, population, </text:span><text:span text:style-name="Monospace"><text:span text:style-name="T72">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4">to </text:span>show some simple information about the AVR model, <text:span text:style-name="T75">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2"> and</text:span> <text:span text:style-name="Monospace">vcfeval</text:span> ROC data files, either to an image, or <text:span text:style-name="T62">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2">the ROC files produced by </text:span><text:span text:style-name="Monospace">readsimeval</text:span><text:span text:style-name="T72">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158">Some quick tips for the interactive GUI:</text:p>
      <text:list xml:id="list8702539881936611473" text:style-name="L9">
        <text:list-item>
          <text:p text:style-name="P287">Select regions within the graph to zoom in. Right click to bring up a context menu that allows resetting the zoom. </text:p>
        </text:list-item>
        <text:list-item>
          <text:p text:style-name="P28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87">Additional ROC data files can be loaded by clicking on the '+' button.</text:p>
        </text:list-item>
        <text:list-item>
          <text:p text:style-name="P287">Each ROC curve can be shown/hidden, renamed, and reordered in it's widget area on the right hand side of the UI.</text:p>
        </text:list-item>
        <text:list-item>
          <text:p text:style-name="P287">Each ROC curve has a slider to simulate the effect of applying a threshold on the scoring attribute. If the “show scores” option is set, this provides an easy way to select appropriate filter threshold values.</text:p>
        </text:list-item>
      </text:list>
      <text:p text:style-name="P158"/>
      <text:p text:style-name="Standard"><text:span text:style-name="See_20_Also_20_Title">See also:</text:span> <text:span text:style-name="Monospace">readsimeval</text:span><text:span text:style-name="T72">, </text:span><text:span text:style-name="Monospace">vcfeval</text:span></text:p>
      <text:section text:style-name="Sect2" text:name="Command-taxish" text:condition="ooow:RTG_PRODUCT==&quot;RTG Tools&quot;" text:display="condition">
        <text:h text:style-name="P264" text:outline-level="3"><text:bookmark-start text:name="__RefHeading__24460_229859350"/><text:soft-page-break/>ncbi2tax<text:bookmark-end text:name="__RefHeading__24460_229859350"/></text:h>
        <text:p text:style-name="P238">Synopsis:</text:p>
        <text:p text:style-name="P127"><text:span text:style-name="T103">Converts the NCBI taxonomy into an RTG taxonomy for use in species database construction</text:span>.</text:p>
        <text:p text:style-name="P238">Syntax:</text:p>
        <text:p text:style-name="P190">$ rtg <text:span text:style-name="T103">ncbi2tax [OPTION]... DIR</text:span></text:p>
        <text:p text:style-name="P238">Example:</text:p>
        <text:p text:style-name="P190">$ rtg <text:span text:style-name="T103">ncbi2tax ncbitaxdir &gt;rtg_taxonomy.tsv</text:span></text:p>
        <text:p text:style-name="P238">Parameters:</text:p>
        <text:p text:style-name="P170">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3">Directory containing the NCBI taxonomy dump</text:span>.</text:p>
            </table:table-cell>
          </table:table-row>
        </table:table>
        <text:p text:style-name="P170">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8">Usage:</text:p>
        <text:p text:style-name="P127">Used to <text:span text:style-name="T103">create an RTG taxonomy file from an NCBI taxonomy dump. The resulting taxonomy TSV file can be directly filtered with the </text:span><text:span text:style-name="Monospace">taxfilter</text:span><text:span text:style-name="T103"> command prior to creating a species reference SDF according to project needs.</text:span></text:p>
        <text:p text:style-name="P128"><text:span text:style-name="T104">For more information on the RTG taxonomy format, and the associated sequence to taxon mapping file needed to create a species reference SDF, see Section </text:span><text:span text:style-name="T104"><text:bookmark-ref text:reference-format="number" text:ref-name="__RefHeading__10796_1889221684">6.4</text:bookmark-ref></text:span><text:span text:style-name="T104"> </text:span><text:span text:style-name="T4">RTG taxonomic reference file format</text:span><text:span text:style-name="T104">.</text:span></text:p>
        <text:p text:style-name="P127"><text:span text:style-name="See_20_Also_20_Title">See also:</text:span> <text:span text:style-name="Monospace"><text:span text:style-name="T81">format</text:span></text:span><text:span text:style-name="Monospace">, species, </text:span><text:span text:style-name="Monospace"><text:span text:style-name="T104">taxfilter, </text:span></text:span><text:span text:style-name="Monospace">taxstats</text:span></text:p>
        <text:h text:style-name="P265" text:outline-level="3"><text:bookmark-start text:name="__RefHeading__26295_1198830536"/>taxfilter<text:bookmark-end text:name="__RefHeading__26295_1198830536"/></text:h>
        <text:p text:style-name="P240">Synopsis:</text:p>
        <text:p text:style-name="P143">P<text:span text:style-name="T81">rovides filtering of a metagenomic reference database taxonomy.</text:span>.</text:p>
        <text:p text:style-name="P240">Syntax:</text:p>
        <text:p text:style-name="P201">$ rtg <text:span text:style-name="T81">taxfilter [OPTION]... -i FILE -o FILE</text:span></text:p>
        <text:p text:style-name="P240">Example:</text:p>
        <text:p text:style-name="P201">$ rtg <text:span text:style-name="T81">taxfilter -P -i species-full.sdf -o species-pruned.sdf</text:span></text:p>
        <text:p text:style-name="P240">Parameters:</text:p>
        <text:p text:style-name="P17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1">i</text:span></text:p>
            </table:table-cell>
            <table:table-cell table:style-name="Table238.A1" office:value-type="string">
              <text:p text:style-name="P53">--input=FILE</text:p>
            </table:table-cell>
            <table:table-cell table:style-name="Table238.A1" office:value-type="string">
              <text:p text:style-name="P39"><text:span text:style-name="T81">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1">Filename for output TSV or SDF</text:span>.</text:p>
            </table:table-cell>
          </table:table-row>
        </table:table>
        <text:p text:style-name="P174"><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1">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1">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3">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40">Usage:</text:p>
        <text:p text:style-name="P143">Used to <text:span text:style-name="T81">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2">The taxfilter command allows pruning of the taxonomy to just the section of interest using the </text:span><text:span text:style-name="Monospace">--remove</text:span><text:span text:style-name="T82"> and </text:span><text:span text:style-name="Monospace">--subset</text:span><text:span text:style-name="T82"> options.</text:span></text:p>
        <text:p text:style-name="P132">It is also often the case that ranks have not been fully assigne<text:span text:style-name="T83">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1">format</text:span></text:span><text:span text:style-name="Monospace">, species, taxstats</text:span></text:p>
        <text:h text:style-name="P265" text:outline-level="3"><text:bookmark-start text:name="__RefHeading__24462_229859350"/>tax<text:span text:style-name="T82">stats</text:span><text:bookmark-end text:name="__RefHeading__24462_229859350"/></text:h>
        <text:p text:style-name="P239">Synopsis:</text:p>
        <text:p text:style-name="P130"><text:span text:style-name="T82">Summarize and perform a verification of taxonomy and sequence information within a metagenomic species reference SDF</text:span>.</text:p>
        <text:p text:style-name="P239">Syntax:</text:p>
        <text:p text:style-name="P191">$ rtg <text:span text:style-name="T81">taxstats [OPTION]... SDF</text:span></text:p>
        <text:p text:style-name="P239">Example:</text:p>
        <text:p text:style-name="P191">$ rtg <text:span text:style-name="T81">taxstats species-full.sdf</text:span></text:p>
        <text:p text:style-name="P192"><text:soft-page-break/>Warning: 340 nodes have no rank</text:p>
        <text:p text:style-name="P192">214 nodes with no rank are internal nodes</text:p>
        <text:p text:style-name="P192">126 nodes with no rank are leaf nodes</text:p>
        <text:p text:style-name="P192">126 nodes with no rank have sequences attached</text:p>
        <text:p text:style-name="P192">TREE STATS</text:p>
        <text:p text:style-name="P192">internal nodes: 3724</text:p>
        <text:p text:style-name="P192">leaf nodes: <text:s text:c="4"/>5183</text:p>
        <text:p text:style-name="P192">total nodes: <text:s text:c="3"/>8907</text:p>
        <text:p text:style-name="P192"/>
        <text:p text:style-name="P192">RANK COUNTS</text:p>
        <text:p text:style-name="P192">rank <text:s text:c="12"/>internal leaf total</text:p>
        <text:p text:style-name="P192">class <text:s text:c="17"/>58 <text:s text:c="3"/>0 <text:s text:c="3"/>58</text:p>
        <text:p text:style-name="P192">family <text:s text:c="15"/>300 <text:s text:c="3"/>0 <text:s text:c="2"/>300</text:p>
        <text:p text:style-name="P192">genus <text:s text:c="16"/>940 <text:s text:c="3"/>1 <text:s text:c="2"/>941</text:p>
        <text:p text:style-name="P192">no rank <text:s text:c="14"/>214 <text:s/>126 <text:s text:c="2"/>340</text:p>
        <text:p text:style-name="P192">order <text:s text:c="16"/>127 <text:s text:c="3"/>0 <text:s text:c="2"/>127</text:p>
        <text:p text:style-name="P192">phylum <text:s text:c="16"/>34 <text:s text:c="3"/>0 <text:s text:c="3"/>34</text:p>
        <text:p text:style-name="P192">species <text:s text:c="13"/>1709 1703 <text:s/>3412</text:p>
        <text:p text:style-name="P192">species group <text:s text:c="9"/>34 <text:s text:c="3"/>0 <text:s text:c="3"/>34</text:p>
        <text:p text:style-name="P192">species subgroup <text:s text:c="7"/>7 <text:s text:c="3"/>0 <text:s text:c="4"/>7</text:p>
        <text:p text:style-name="P192">strain <text:s text:c="15"/>146 3347 <text:s/>3493</text:p>
        <text:p text:style-name="P192">subclass <text:s text:c="15"/>5 <text:s text:c="3"/>0 <text:s text:c="4"/>5</text:p>
        <text:p text:style-name="P192">subfamily <text:s text:c="13"/>17 <text:s text:c="3"/>0 <text:s text:c="3"/>17</text:p>
        <text:p text:style-name="P192">subgenus <text:s text:c="15"/>1 <text:s text:c="3"/>0 <text:s text:c="4"/>1</text:p>
        <text:p text:style-name="P192">suborder <text:s text:c="14"/>19 <text:s text:c="3"/>0 <text:s text:c="3"/>19</text:p>
        <text:p text:style-name="P192">subphylum <text:s text:c="14"/>1 <text:s text:c="3"/>0 <text:s text:c="4"/>1</text:p>
        <text:p text:style-name="P192">subspecies <text:s text:c="11"/>104 <text:s text:c="3"/>6 <text:s text:c="2"/>110</text:p>
        <text:p text:style-name="P192">superkingdom <text:s text:c="11"/>3 <text:s text:c="3"/>0 <text:s text:c="4"/>3</text:p>
        <text:p text:style-name="P192">superphylum <text:s text:c="12"/>3 <text:s text:c="3"/>0 <text:s text:c="4"/>3</text:p>
        <text:p text:style-name="P192">tribe <text:s text:c="18"/>2 <text:s text:c="3"/>0 <text:s text:c="4"/>2</text:p>
        <text:p text:style-name="P192">TOTAL <text:s text:c="15"/>3724 5183 <text:s/>8907</text:p>
        <text:p text:style-name="P192"/>
        <text:p text:style-name="P192">SEQUENCE LOOKUP STATS</text:p>
        <text:p text:style-name="P192">total sequences: <text:s text:c="10"/>309367</text:p>
        <text:p text:style-name="P192">unique taxon ids: <text:s text:c="11"/>5183</text:p>
        <text:p text:style-name="P192">taxon ids in taxonomy: <text:s text:c="6"/>5183</text:p>
        <text:p text:style-name="P192">taxon ids not in taxonomy: <text:s text:c="5"/>0</text:p>
        <text:p text:style-name="P192">internal nodes: <text:s text:c="16"/>0</text:p>
        <text:p text:style-name="P192">leaf nodes: <text:s text:c="17"/>5183</text:p>
        <text:p text:style-name="P192">no rank nodes: <text:s text:c="15"/>126</text:p>
        <text:p text:style-name="P239">Parameters:</text:p>
        <text:p text:style-name="P171">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2">SDF to verify the taxonomy information for</text:span>.</text:p>
            </table:table-cell>
          </table:table-row>
        </table:table>
        <text:p text:style-name="P172">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2">List details of sequences attached to internal nodes of the taxonomy</text:span>.</text:p>
            </table:table-cell>
          </table:table-row>
        </table:table>
        <text:p text:style-name="P171">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9">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text:soft-page-break/>Any discrepancies found within the database will be issued as warnings.</text:p>
        <text:p text:style-name="P130"><text:span text:style-name="See_20_Also_20_Title">See also:</text:span> <text:span text:style-name="Monospace"><text:span text:style-name="T81">format</text:span></text:span><text:span text:style-name="Monospace">, species, tax</text:span><text:span text:style-name="Monospace"><text:span text:style-name="T82">filter</text:span></text:span></text:p>
        <text:h text:style-name="P266"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1">Core 3.4</text:span></text:p>
      <text:p text:style-name="Command_20_Line">Core Version: v3.<text:span text:style-name="T121">4</text:span> build 4586490 (201<text:span text:style-name="T121">4</text:span>-<text:span text:style-name="T121">1</text:span>2-04)</text:p>
      <text:p text:style-name="Command_20_Line">RAM: 3.5GB of 3.8GB RAM can be used by RTG (91%)</text:p>
      <text:p text:style-name="Command_20_Line">License: Expires on 201<text:span text:style-name="T121">5</text:span>-03-30</text:p>
      <text:p text:style-name="P205">Contact: support@realtimegenomics.com</text:p>
      <text:p text:style-name="P205"/>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text:soft-page-break/></text:p>
      <text:p text:style-name="P205">Citation:</text:p>
      <text:p text:style-name="P205">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P205">(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text:soft-page-break/>$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2">main </text:span>rtg <text:span text:style-name="T62">command</text:span> as well as individual RTG commands.</text:p>
      <text:p text:style-name="Standard"><text:span text:style-name="See_20_Also_20_Title">See also:</text:span> <text:span text:style-name="Monospace">license, version</text:span></text:p>
      <text:p text:style-name="P230"/>
      <text:section text:style-name="Sect2" text:name="Baselines" text:condition="ooow:RTG_PRODUCT==&quot;RTG Tools&quot;" text:display="condition">
        <text:h text:style-name="P269"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7">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7">automatic </text:span>sex-aware calling capabilities which <text:span text:style-name="T94">are</text:span> described in Section <text:bookmark-ref text:reference-format="number" text:ref-name="__RefHeading__2704_1889221684">3.5</text:bookmark-ref>, <text:span text:style-name="T94">or joint variant calling capabilities which are described in Section </text:span><text:span text:style-name="T94"><text:bookmark-ref text:reference-format="number" text:ref-name="__RefHeading__2712_1889221684">3.6</text:bookmark-ref></text:span><text:span text:style-name="T94"> and Section </text:span><text:span text:style-name="T94"><text:bookmark-ref text:reference-format="number" text:ref-name="__RefHeading__2718_1889221684">3.7</text:bookmark-ref></text:span><text:span text:style-name="T94">.</text:span></text:p>
        <text:p text:style-name="Command_20_Synopsis_20_Heading">Data</text:p>
        <text:p text:style-name="P103">The baseline uses actual data <text:span text:style-name="T127">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5">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9">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6">$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90"><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100">mapping </text:span>tools <text:span text:style-name="T100">accept input read sequence data either in the RTG SDF format or other common sequence formats such as FASTA, FASTQ, or SAM/BAM. There are pros and cons as to whether to perform an initial format of the read sequence data to RTG SDF:</text:span></text:p>
        <text:list xml:id="list790752647205461246" text:style-name="L10">
          <text:list-item>
            <text:p text:style-name="P288"><text:span text:style-name="T101">Pre-formatting</text:span> requires an extra one-off workflow step (the <text:span text:style-name="Monospace">format</text:span> command), whereas native input file formats are directly accepted by many RTG commands.</text:p>
          </text:list-item>
          <text:list-item>
            <text:p text:style-name="P288"><text:soft-page-break/><text:span text:style-name="T101">Pre-formatting</text:span> requires extra disk space for the <text:span text:style-name="T101">SDF</text:span> (although these can be deleted after processing if required).</text:p>
          </text:list-item>
          <text:list-item>
            <text:p text:style-name="P288"><text:span text:style-name="T101">With pre-formatting, d</text:span>ecompression, parsing and error checking raw files is carried out once, <text:span text:style-name="T101">whereas native formats require this processing each time.</text:span></text:p>
          </text:list-item>
          <text:list-item>
            <text:p text:style-name="P288"><text:span text:style-name="T101">Pre-formatting p</text:span>ermits random access to individual sequences or blocks of sequences, <text:span text:style-name="T101">whereas with native formats, the whole file up to the region of interest must also be decompressed, and parsed.</text:span></text:p>
          </text:list-item>
          <text:list-item>
            <text:p text:style-name="P288"><text:span text:style-name="T101">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100">In this example we will be</text:span> conver<text:span text:style-name="T100">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90">, </text:span>and <text:span text:style-name="Monospace">somatic</text:span>. The header should specify at least the ID, SM and PL fields for the read group. For more details see <text:span text:style-name="T90">Section </text:span><text:span text:style-name="T90"><text:bookmark-ref text:reference-format="number" text:ref-name="__RefHeading__10792_1889221684">6.2</text:bookmark-ref></text:span><text:span text:style-name="T90">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90">regarding coverage and error rates </text:span>which <text:span text:style-name="T90">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1">simple</text:span> HTML summary report <text:span text:style-name="T91">containing graphs of the depth of coverage distribution and cumulative depth of coverage. This can be viewed in your web browser. For example:</text:span></text:p>
        <text:p text:style-name="Command_20_Line">$ firefox <text:span text:style-name="T91">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1">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2">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5">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0">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7">cg2sdf</text:span></text:span><text:span text:style-name="Monospace"><text:line-break/></text:span><text:span text:style-name="Monospace"><text:span text:style-name="T26">$ rtg sdfstats</text:span></text:span></text:p>
            </table:table-cell>
            <table:table-cell table:style-name="Table19.B2" office:value-type="string">
              <text:p text:style-name="P67">Convert read sequence from <text:span text:style-name="T27">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7">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2">There are two approaches here. The first is to instruct the variant caller to only perform variant calling at sites within the exome regions by supplying the </text:span><text:span text:style-name="Monospace">--bed-regions</text:span><text:span text:style-name="T92"> option:</text:span></text:p>
        <text:p text:style-name="P195">$ rtg snp –bed-<text:span text:style-name="T92">regions</text:span> exome-regions.bed -o snp_sample_NA19240 -t hg19 -I sample_NA19240-bam-files</text:p>
        <text:p text:style-name="Standard">This approach is computationally more efficient. <text:span text:style-name="T92">However, i</text:span>f calls at off-target sites are potentially of interest, <text:span text:style-name="T92">a second approach is to call variants at all sites but</text:span> automatically <text:span text:style-name="T92">filter</text:span> <text:span text:style-name="T92">variants </text:span>as being off-target in the VCF FILTER field <text:span text:style-name="T92">by using the </text:span><text:span text:style-name="Monospace">--filter-bed</text:span><text:span text:style-name="T92"> option</text:span>:</text:p>
        <text:p text:style-name="P195">$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2">Section </text:span><text:span text:style-name="T92"><text:bookmark-ref text:reference-format="number" text:ref-name="__RefHeading__2712_1889221684">3.6</text:bookmark-ref></text:span> <text:span text:style-name="T2">Modifications to support joint family variant calling</text:span>.</text:p>
        <text:p text:style-name="P215">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0">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7">1</text:span><text:line-break/>Format <text:span text:style-name="T27">reference</text:span> data</text:p>
            </table:table-cell>
            <table:table-cell table:style-name="Table20.B2" office:value-type="string">
              <text:p text:style-name="P67"><text:span text:style-name="Monospace">$ rtg </text:span><text:span text:style-name="Monospace"><text:span text:style-name="T27">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7">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2">by copying an appropriate one of the examples provided in the </text:span><text:span text:style-name="Monospace">scripts</text:span><text:span text:style-name="T92"> subdirectory of the RTG distribution (in this case corresponding to hg19):</text:span></text:p>
        <text:p text:style-name="P196">$ cp /path/to/rtg/scripts/hg19.example.reference.txt hg19/reference.txt</text:p>
        <text:p text:style-name="Command_20_Line"/>
        <text:p text:style-name="Inline_20_Note_20_Start"><text:span text:style-name="Inline_20_Note_20_Title">NOTE:</text:span><text:span text:style-name="T27"><text:tab/></text:span>If your reference genome is for a species other than human or if it uses different chromosome naming conventions, the <text:span text:style-name="Monospace">reference.txt</text:span> file you create will need to be adjusted. See <text:span text:style-name="T92">Section </text:span><text:span text:style-name="T92"><text:bookmark-ref text:reference-format="number" text:ref-name="__RefHeading__10794_1889221684">6.3</text:bookmark-ref></text:span><text:span text:style-name="T92">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3">(or the </text:span><text:span text:style-name="Monospace">--pedigree</text:span><text:span text:style-name="T93">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3"><text:tab/>When performing many mapping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8">also</text:span> support<text:span text:style-name="T28">s</text:span> automatic handling of pseudoautosomal regions and will produce haploid <text:span text:style-name="T28">or diploid</text:span> calls <text:span text:style-name="T28">within the X PAR</text:span> regions <text:span text:style-name="T28">as appropriate for the sex of the individual</text:span>.</text:p>
        <text:p text:style-name="P243"><text:span text:style-name="Inline_20_Note_20_Title">NOTE:</text:span><text:span text:style-name="T93"><text:tab/>When performing many </text:span><text:span text:style-name="Monospace">snp</text:span><text:span text:style-name="T93">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5">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1">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7">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9">family</text:span></text:span></text:p>
            </table:table-cell>
            <table:table-cell table:style-name="Table21.B3" office:value-type="string">
              <text:p text:style-name="P68">Perform sex-aware <text:span text:style-name="T29">joint </text:span>variant calls relative to the reference <text:span text:style-name="T29">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5">OTE</text:span></text:span><text:span text:style-name="Inline_20_Note_20_Title">:</text:span><text:tab/><text:span text:style-name="T95">Per-s</text:span>ample sex <text:span text:style-name="T95">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9">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4">Section </text:span><text:span text:style-name="T94"><text:bookmark-ref text:reference-format="number" text:ref-name="__RefHeading__10810_1889221684">6.7.3</text:bookmark-ref></text:span> <text:span text:style-name="T2">VCF output file description</text:span>.</text:p>
        <text:p text:style-name="P244"><text:span text:style-name="Inline_20_Note_20_Title">N</text:span><text:span text:style-name="Inline_20_Note_20_Title"><text:span text:style-name="T95">OTE</text:span></text:span><text:span text:style-name="Inline_20_Note_20_Title">:</text:span><text:tab/><text:span text:style-name="T95">Per-family relationship</text:span> <text:span text:style-name="T95">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5">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2">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7">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30">population</text:span></text:span></text:p>
            </table:table-cell>
            <table:table-cell table:style-name="Table22.B3" office:value-type="string">
              <text:p text:style-name="P69">Perform sex-aware <text:span text:style-name="T29">joint </text:span>variant calls relative to the reference <text:span text:style-name="T29">on a population</text:span></text:p>
            </table:table-cell>
          </table:table-row>
        </table:table>
        <text:h text:style-name="Heading_20_3" text:outline-level="3"><text:bookmark-start text:name="__RefHeading__10682_1889221684"/>Task <text:span text:style-name="T31">3</text:span> – <text:span text:style-name="T31">Map reads to the reference genome</text:span><text:bookmark-end text:name="__RefHeading__10682_1889221684"/></text:h>
        <text:p text:style-name="P103">For optimal results the mapping stage should be performed as described in <text:span text:style-name="T94">Section </text:span><text:span text:style-name="T94"><text:bookmark-ref text:reference-format="number" text:ref-name="__RefHeading__2684_1889221684">3.1.3</text:bookmark-ref></text:span><text:span text:style-name="T94">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6">This is done by creating a PED format file containing information about the individual samples using a text editor. For example a PED file for the individuals NA19238, NA19239, NA19240 and </text:span>the unrelated <text:span text:style-name="T26">NA12878 might look like the following.</text:span></text:p>
        <text:p text:style-name="P197">$ cat population.ped</text:p>
        <text:p text:style-name="P197"/>
        <text:p text:style-name="P197"># PED format pedigree</text:p>
        <text:p text:style-name="P197"># fam-id <text:s text:c="2"/>ind-id <text:s text:c="2"/>pat-id <text:s text:c="2"/>mat-id <text:s text:c="2"/>sex <text:s text:c="2"/>phen</text:p>
        <text:p text:style-name="P197"><text:s text:c="2"/>FAM01 <text:s text:c="3"/>NA19238 <text:s/>0 <text:s text:c="7"/>0 <text:s text:c="7"/>2 <text:s text:c="4"/>0</text:p>
        <text:p text:style-name="P197"><text:s text:c="2"/>FAM01 <text:s text:c="3"/>NA19239 <text:s/>0 <text:s text:c="7"/>0 <text:s text:c="7"/>1 <text:s text:c="4"/>0</text:p>
        <text:p text:style-name="P197"><text:s text:c="2"/>FAM01 <text:s text:c="3"/>NA19240 <text:s/>NA19239 <text:s/>NA19238 <text:s/>2 <text:s text:c="4"/>0</text:p>
        <text:p text:style-name="P197"><text:s text:c="2"/>0 <text:s text:c="7"/>NA12878 <text:s/>0 <text:s text:c="7"/>0 <text:s text:c="7"/>2 <text:s text:c="4"/>0</text:p>
        <text:p text:style-name="P140"><text:span text:style-name="T95">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5">Section </text:span><text:span text:style-name="T95"><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4">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4">pedigree population.ped</text:span></text:p>
        <text:p text:style-name="P103">For <text:span text:style-name="T95">sample</text:span> NA19239:</text:p>
        <text:p text:style-name="Command_20_Line">$ mkdir map_sample_NA19239</text:p>
        <text:p text:style-name="Command_20_Line">$ rtg map -i sample_NA19239/SRR002879 -t hg19</text:p>
        <text:p text:style-name="P197"><text:s text:c="4"/>-o map_sample_NA19239/SRR002879 --<text:span text:style-name="T94">pedigree population.ped</text:span></text:p>
        <text:p text:style-name="P103">For <text:span text:style-name="T95">sample </text:span>NA19240:</text:p>
        <text:p text:style-name="Command_20_Line">$ mkdir map_sample_NA19240</text:p>
        <text:p text:style-name="Command_20_Line">$ rtg map -i sample_NA19240/SRR002978 -t hg19</text:p>
        <text:p text:style-name="P198"><text:s text:c="4"/>-o map_sample_NA19240/SRR002978 --<text:span text:style-name="T94">pedigree population.ped</text:span></text:p>
        <text:p text:style-name="P103">And lastly for NA12878:</text:p>
        <text:p text:style-name="Command_20_Line">$ mkdir map_sample_NA12878</text:p>
        <text:p text:style-name="Command_20_Line">$ rtg map -i sample_NA12878/HS2000-907_85_5_1 -t hg19</text:p>
        <text:p text:style-name="P197"><text:s text:c="4"/>-o map_sample_NA12878/HS2000-907_85_5_1 --<text:span text:style-name="T94">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6">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6899664427498204516" text:style-name="L11">
          <text:list-item>
            <text:p text:style-name="P289"><text:span text:style-name="Monospace">/data/runs/20humans.vcf.gz</text:span> - output from a previous population command run on 20 humans from a population.</text:p>
          </text:list-item>
          <text:list-item>
            <text:p text:style-name="P289"><text:span text:style-name="Monospace">/data/reference/human_reference</text:span> - SDF containing the human reference sequences.</text:p>
          </text:list-item>
          <text:list-item>
            <text:p text:style-name="P289"><text:span text:style-name="Monospace">/data/mappings/new_human.txt</text:span> - text file containing a list of BAM files with the sequence alignments for the new member of the population.</text:p>
          </text:list-item>
        </text:list>
        <text:p text:style-name="P215">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3">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1">1</text:span><text:line-break/>Produce population priors file</text:p>
            </table:table-cell>
            <table:table-cell table:style-name="Table23.B2" office:value-type="string">
              <text:p text:style-name="P70"><text:span text:style-name="Monospace">$ rtg </text:span><text:span text:style-name="Monospace"><text:span text:style-name="T31">vcfannotate<text:line-break/>$ rtg vcfsubset</text:span></text:span></text:p>
            </table:table-cell>
            <table:table-cell table:style-name="Table23.B2" office:value-type="string">
              <text:p text:style-name="P70"><text:span text:style-name="T31">P</text:span>roduce a reusable set of population priors from an existing VCF file</text:p>
            </table:table-cell>
          </table:table-row>
          <table:table-row>
            <table:table-cell table:style-name="Table23.A3" office:value-type="string">
              <text:p text:style-name="P70">Task <text:span text:style-name="T31">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1">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6">tumor</text:span> read samples.</text:p>
        <text:p text:style-name="P215">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3">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1">1</text:span><text:line-break/><text:soft-page-break/>Format reference data</text:p>
            </table:table-cell>
            <table:table-cell table:style-name="Table24.B2" office:value-type="string">
              <text:p text:style-name="P70"><text:span text:style-name="Monospace">$ rtg </text:span><text:span text:style-name="Monospace"><text:span text:style-name="T31">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1">2</text:span><text:line-break/>Format read data</text:p>
            </table:table-cell>
            <table:table-cell table:style-name="Table24.B2" office:value-type="string">
              <text:p text:style-name="P70"><text:span text:style-name="Monospace"><text:span text:style-name="T26">$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6">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6">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6">tumor</text:span> sample read data sets to RTG SDF using <text:span text:style-name="T96">T</text:span>ask 2 of <text:span text:style-name="T2">RTG mapping and sequence variant detection</text:span>. <text:span text:style-name="T96">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9"><text:s text:c="7"/>--sam-rg "@RG\tID:<text:span text:style-name="T96">normal_</text:span>${lane_id}\tSM:<text:span text:style-name="T96">sm_normal</text:span>\tPL:ILLUMINA"</text:p>
        <text:p text:style-name="Command_20_Line">$ done</text:p>
        <text:p text:style-name="Command_20_Line"/>
        <text:p text:style-name="Command_20_Line">$ for ((i=1;i&lt;20;i++)); do </text:p>
        <text:p text:style-name="Command_20_Line">$ <text:s text:c="3"/>rtg format -f fastq -q solexa -o <text:span text:style-name="T96">tumor</text:span>_reads_${i}</text:p>
        <text:p text:style-name="Command_20_Line"><text:s text:c="7"/>-l /data/reads/<text:span text:style-name="T96">tumor</text:span>/${i}/reads_1.fq</text:p>
        <text:p text:style-name="Command_20_Line"><text:s text:c="7"/>-r /data/reads/<text:span text:style-name="T96">tumor</text:span>/${i}/reads_2.fq</text:p>
        <text:p text:style-name="P199"><text:s text:c="7"/>--sam-rg "@RG\tID:<text:span text:style-name="T96">tumor_</text:span>${lane_id}\tSM:<text:span text:style-name="T96">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6">tumor</text:span> sample reads against the reference genome using <text:span text:style-name="T96">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6">tumor</text:span> should have the same sample ID, but the sample ID should be different between the <text:span text:style-name="T96">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6">tumor</text:span> sample using the <text:span text:style-name="Monospace">--contamination</text:span> flag.</text:p>
        <text:p text:style-name="Command_20_Line">$ rtg somatic -t hg19 -o somatic_out --derived sm_<text:span text:style-name="T96">tumor</text:span> </text:p>
        <text:p text:style-name="Command_20_Line"><text:s text:c="4"/>--original sm_normal --contamination 0.1</text:p>
        <text:p text:style-name="Command_20_Line"><text:s text:c="4"/>normal_map_*/alignments.bam <text:span text:style-name="T96">tumor</text:span>_map_*/alignments.bam</text:p>
        <text:p text:style-name="P103">Examining the <text:span text:style-name="Monospace">snps.vcf.gz</text:span> file in the output directory will show a column each for the variants of the normal and <text:span text:style-name="T96">tumor</text:span> samples and will contain variants where the <text:span text:style-name="T96">tumor</text:span> sample differs from the normal sample. <text:span text:style-name="T116">The somatic command stores information in the VCF INFO fields </text:span><text:span text:style-name="Monospace">NCS</text:span><text:span text:style-name="T116">, <text:s/>and </text:span><text:span text:style-name="Monospace">LOH</text:span> <text:span text:style-name="T130">and FORMAT field </text:span><text:span text:style-name="Monospace">SSC</text:span><text:span text:style-name="Monospace"><text:span text:style-name="T132"> </text:span></text:span><text:span text:style-name="Monospace"><text:span text:style-name="T133">and </text:span></text:span><text:span text:style-name="Monospace"><text:span text:style-name="T131">SS</text:span></text:span><text:span text:style-name="T116">. </text:span>For more details about the VCF output file see <text:span text:style-name="T96">Section </text:span><text:span text:style-name="T96"><text:bookmark-ref text:reference-format="number" text:ref-name="__RefHeading__10810_1889221684">6.7.3</text:bookmark-ref></text:span><text:span text:style-name="T96">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5">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4">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1">1</text:span><text:line-break/>Create training data</text:p>
            </table:table-cell>
            <table:table-cell table:style-name="Table25.B2" office:value-type="string">
              <text:p text:style-name="P71"><text:span text:style-name="Monospace"><text:span text:style-name="T26">$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1">2</text:span><text:line-break/>Build and check AVR model</text:p>
            </table:table-cell>
            <table:table-cell table:style-name="Table25.B2" office:value-type="string">
              <text:p text:style-name="P71"><text:span text:style-name="Monospace"><text:span text:style-name="T26">$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6">avrpredict<text:line-break/>$ rtg snp<text:line-break/>$ rtg family<text:line-break/></text:span></text:span><text:soft-page-break/><text:span text:style-name="Monospace"><text:span text:style-name="T26">$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6">$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2">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8267225370361687563" text:style-name="L12">
          <text:list-item>
            <text:p text:style-name="P290"><text:span text:style-name="Monospace">illumina-exome.avr</text:span> - model built from Illumina exome sequencing data. This model is the default model when running variant calling.</text:p>
          </text:list-item>
          <text:list-item>
            <text:p text:style-name="P290"><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90"><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54"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6">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9">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1">1</text:span><text:line-break/>Format reference <text:span text:style-name="T34">and read</text:span> data</text:p>
            </table:table-cell>
            <table:table-cell table:style-name="Table27.B2" office:value-type="string">
              <text:p text:style-name="P77"><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7.B2" office:value-type="string">
              <text:p text:style-name="P77">Convert reference <text:span text:style-name="T34">and read </text:span>sequence from FASTA file to RTG Sequence Data Format (SDF)</text:p>
            </table:table-cell>
          </table:table-row>
          <table:table-row>
            <table:table-cell table:style-name="Table27.A2" office:value-type="string">
              <text:p text:style-name="P77">Task <text:span text:style-name="T31">2</text:span><text:line-break/>Map reads against a reference genome</text:p>
            </table:table-cell>
            <table:table-cell table:style-name="Table27.B2" office:value-type="string">
              <text:p text:style-name="P77"><text:span text:style-name="Monospace"><text:span text:style-name="T26">$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4">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6">$ rtg discord</text:span></text:span></text:p>
            </table:table-cell>
            <table:table-cell table:style-name="Table27.B5" office:value-type="string">
              <text:p text:style-name="P77">Process prepared mapping results to identify likely structural variant breakends</text:p>
            </table:table-cell>
          </table:table-row>
        </table:table>
        <text:h text:style-name="P267"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67"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200">$ rtg map -i sample_NA19240/RG0022101 -t hg19 -o map_NA19240/RG0022101</text:p>
        <text:p text:style-name="P200"><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200">$ find /partition2/map_sample_NA19240</text:p>
        <text:p text:style-name="P200"><text:s text:c="5"/>-name "rgstats.tsv" &gt; sample_NA19240-rgstats-files</text:p>
        <text:h text:style-name="P267" text:outline-level="3"><text:bookmark-start text:name="__RefHeading__10744_1889221684"/>Task 4 - Find structural variants with sv<text:bookmark-end text:name="__RefHeading__10744_1889221684"/></text:h>
        <text:p text:style-name="P108">Once <text:span text:style-name="T35">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200">$ rtg sv -t hg19 -o sample_NA19240-sv -I sample_NA19240-bam-files </text:p>
        <text:p text:style-name="P200"><text:s text:c="4"/>-R sample_NA19240-rgstats-files</text:p>
        <text:p text:style-name="P200"/>
        <text:p text:style-name="P200">$ ls -l sample_NA19240-sv</text:p>
        <text:p text:style-name="P200"><text:s text:c="6"/>30 Oct <text:s/>1 16:56 done</text:p>
        <text:p text:style-name="P200"><text:s text:c="3"/>15440 Oct <text:s/>1 16:56 progress</text:p>
        <text:p text:style-name="P200"><text:s text:c="7"/>0 Oct <text:s/>1 16:56 summary.txt</text:p>
        <text:p text:style-name="P200"><text:s text:c="2"/>122762 Oct <text:s/>1 16:56 sv_bayesian.tsv.gz</text:p>
        <text:p text:style-name="P200"><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6">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6">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6">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6">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6">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200">$ for seq in M 1..22 X Y; do</text:p>
        <text:p text:style-name="P200">$ <text:s text:c="2"/>rtg sv -o sv_sample_NA19240-chr"$seq" -t hg19 </text:p>
        <text:p text:style-name="P200"><text:s text:c="6"/>-I sample_NA19240-sam-files -R sample_NA19240-rgstats-files </text:p>
        <text:p text:style-name="P200"><text:s text:c="6"/>--region chr"$seq"</text:p>
        <text:p text:style-name="P200">$ done</text:p>
        <text:h text:style-name="P267"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200">$rtg discord -t hg19 -o discord_sample_NA19240 </text:p>
        <text:p text:style-name="P200"><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200">$ for seq in M 1..22 X Y; do</text:p>
        <text:p text:style-name="P200">$ <text:s text:c="2"/>rtg discord -o discord_sample_NA19240-chr"$seq" -t hg19 </text:p>
        <text:p text:style-name="P200"><text:s text:c="6"/>-I sample_NA19240-bam-files -R sample_NA19240-rgstats-files </text:p>
        <text:p text:style-name="P200"><text:s text:c="6"/>--region chr"$seq"</text:p>
        <text:p text:style-name="P200">$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54"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5">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5">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1">1</text:span><text:line-break/>Format reference data</text:p>
            </table:table-cell>
            <table:table-cell table:style-name="Table26.B2" office:value-type="string">
              <text:p text:style-name="P72"><text:span text:style-name="Monospace">$ rtg </text:span><text:span text:style-name="Monospace"><text:span text:style-name="T31">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1">2</text:span><text:line-break/>Format read data</text:p>
            </table:table-cell>
            <table:table-cell table:style-name="Table26.B2" office:value-type="string">
              <text:p text:style-name="P72"><text:span text:style-name="Monospace"><text:span text:style-name="T26">$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2">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5">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6">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1">1</text:span><text:line-break/>Format reference data</text:p>
            </table:table-cell>
            <table:table-cell table:style-name="Table28.B2" office:value-type="string">
              <text:p text:style-name="P73"><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1">2</text:span><text:line-break/>Format read data</text:p>
            </table:table-cell>
            <table:table-cell table:style-name="Table28.B2" office:value-type="string">
              <text:p text:style-name="P73"><text:span text:style-name="Monospace"><text:span text:style-name="T26">$ rtg format<text:line-break/></text:span></text:span><text:span text:style-name="Monospace">$ rtg </text:span><text:span text:style-name="Monospace"><text:span text:style-name="T33">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3">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4">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7">with the </text:span><text:span text:style-name="Monospace">mapx</text:span> or <text:span text:style-name="Monospace">species</text:span> <text:span text:style-name="T97">tools</text:span>.</text:p>
        <text:h text:style-name="P254"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6"><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9">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1">1</text:span><text:line-break/>Format protein data set</text:p>
            </table:table-cell>
            <table:table-cell table:style-name="Table17.B2" office:value-type="string">
              <text:p text:style-name="P77"><text:span text:style-name="Monospace">$ rtg </text:span><text:span text:style-name="Monospace"><text:span text:style-name="T31">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1">2</text:span><text:line-break/>Format DNA read set</text:p>
            </table:table-cell>
            <table:table-cell table:style-name="Table17.B2" office:value-type="string">
              <text:p text:style-name="P77"><text:span text:style-name="Monospace"><text:span text:style-name="T26">$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6">mapx</text:span></text:span></text:p>
            </table:table-cell>
            <table:table-cell table:style-name="Table17.B4" office:value-type="string">
              <text:p text:style-name="P77">Generate search results with alignments in tabular format</text:p>
            </table:table-cell>
          </table:table-row>
        </table:table>
        <text:h text:style-name="P267"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200">$ rtg format -p -o nr /data/NCBI-nr/nr.fasta</text:p>
        <text:p text:style-name="P108">The above command will take the <text:span text:style-name="Monospace">nr.fasta</text:span> file and create a directory called <text:span text:style-name="Monospace">nr</text:span> containing the SDF. Note <text:span text:style-name="T96">that</text:span> the <text:span text:style-name="Monospace">-p</text:span> option <text:span text:style-name="T96">is used to</text:span> create the SDF with protein data.</text:p>
        <text:h text:style-name="P267"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200">$ rtg format -f fastq -q solexa -o human-gut</text:p>
        <text:p text:style-name="P200"><text:s text:c="4"/>/data/human-gut-sample.fastq</text:p>
        <text:h text:style-name="P267"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200">$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5">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7">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1">1</text:span><text:line-break/>Format reference data</text:p>
            </table:table-cell>
            <table:table-cell table:style-name="Table31.B2" office:value-type="string">
              <text:p text:style-name="P75"><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1">2</text:span><text:line-break/>Format read data</text:p>
            </table:table-cell>
            <table:table-cell table:style-name="Table31.B2" office:value-type="string">
              <text:p text:style-name="P75"><text:span text:style-name="Monospace"><text:span text:style-name="T26">$ rtg format<text:line-break/></text:span></text:span><text:span text:style-name="Monospace">$ rtg </text:span><text:span text:style-name="Monospace"><text:span text:style-name="T33">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5">(optional)</text:span></text:p>
            </table:table-cell>
            <table:table-cell table:style-name="Table31.B2" office:value-type="string">
              <text:p text:style-name="P75"><text:span text:style-name="Monospace">$ rtg map</text:span><text:span text:style-name="Monospace"><text:span text:style-name="T33">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6">$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6">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6">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5">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8">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1">1</text:span><text:line-break/>Prepare read sets</text:p>
            </table:table-cell>
            <table:table-cell table:style-name="Table32.B2" office:value-type="string">
              <text:p text:style-name="P76"><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1">2</text:span><text:line-break/>Generate read set name map</text:p>
            </table:table-cell>
            <table:table-cell table:style-name="Table32.B2" office:value-type="string">
              <text:p text:style-name="P76"><text:span text:style-name="Monospace"><text:span text:style-name="T26">$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6">3</text:span><text:line-break/><text:span text:style-name="T26">Run similarity tool</text:span></text:p>
            </table:table-cell>
            <table:table-cell table:style-name="Table32.B4" office:value-type="string">
              <text:p text:style-name="P76"><text:span text:style-name="Monospace"><text:span text:style-name="T26">$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69"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4">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4">On Windows systems, these variables are set in the </text:span><text:span text:style-name="Monospace">rtg.bat</text:span><text:span text:style-name="T124"> file in the installation directory. </text:span>These <text:span text:style-name="T124">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4">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4">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7">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7">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7">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7">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7">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4">(Unix) or the </text:span><text:span text:style-name="Monospace">rtg.bat</text:span><text:span text:style-name="T124">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278696605562570080" text:style-name="L13">
        <text:list-item>
          <text:p text:style-name="P291">Time and date</text:p>
        </text:list-item>
        <text:list-item>
          <text:p text:style-name="P291">License serial number</text:p>
        </text:list-item>
        <text:list-item>
          <text:p text:style-name="P291">Unique ID for the run</text:p>
        </text:list-item>
        <text:list-item>
          <text:p text:style-name="P291">Version of RTG software</text:p>
        </text:list-item>
        <text:list-item>
          <text:p text:style-name="P291">RTG command name, without parameters (e.g. map)</text:p>
        </text:list-item>
        <text:list-item>
          <text:p text:style-name="P291">Status (Started / Failed / Succeeded)</text:p>
        </text:list-item>
        <text:list-item>
          <text:p text:style-name="P291">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4">file (or r</text:span><text:span text:style-name="Monospace">tg.bat</text:span><text:span text:style-name="T124">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4"> (or r</text:span><text:span text:style-name="Monospace">tg.bat</text:span><text:span text:style-name="T124"> file on Windows)</text:span> and set the <text:span text:style-name="Monospace">RTG_USAGE_OPTIONAL</text:span> to a comma separated list containing any of the following:</text:p>
      <text:list xml:id="list503419424647408751" text:style-name="L14">
        <text:list-item>
          <text:p text:style-name="P292"><text:span text:style-name="Monospace">username</text:span> - adds the username of the user running the RTG command.</text:p>
        </text:list-item>
        <text:list-item>
          <text:p text:style-name="P292"><text:span text:style-name="Monospace">hostname</text:span> - adds the machine name running the RTG command.</text:p>
        </text:list-item>
        <text:list-item>
          <text:p text:style-name="P292"><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71"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51"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2783199552472621948" text:style-name="L15">
          <text:list-item>
            <text:p text:style-name="P293">Levenshtein, VI.(1966) Binary codes capable of correcting deletions, insertions and reversal. Soviet Physics Dokaldy, 6:707-710.</text:p>
          </text:list-item>
          <text:list-item>
            <text:p text:style-name="P293">Needleman, SB and Wunsch, CD. (1970) A general method applicable to the search for similarities in the amino acid sequence of two proteins. Journal of Molecular Biology, 48:443-453</text:p>
          </text:list-item>
          <text:list-item>
            <text:p text:style-name="P293">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8">sequence</text:span> settings, "<text:span text:style-name="Monospace">seq</text:span>" for specific chromosom<text:span text:style-name="T38">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8">sequence</text:span> settings line can only be specified with "<text:span text:style-name="Monospace">either</text:span>" for the sex field, can only be specified once and must be specified if there are not individual chromosome settings for all chromosomes <text:span text:style-name="T38">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8">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8">Several </text:span><text:span text:style-name="Monospace">reference.txt</text:span> <text:span text:style-name="T98">files f</text:span>or <text:span text:style-name="T98">common human reference versions</text:span> are included <text:span text:style-name="T98">as part of the RTG distribution in the </text:span><text:span text:style-name="Monospace">scripts</text:span><text:span text:style-name="T98">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8">when processing a sample with the matching sex</text:span>.</text:p>
      <text:p text:style-name="Standard">A ploidy setting of <text:span text:style-name="Monospace">none</text:span> will <text:span text:style-name="T38">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8">diploid genotypes</text:span> may be called for the chromosome.</text:p>
      <text:p text:style-name="Standard">A ploidy setting of <text:span text:style-name="Monospace">haploid</text:span> will treat the chromosome as having one copy during variant calling, meaning that only <text:span text:style-name="T38">haploid</text:span> <text:span text:style-name="T38">genotypes</text:span> will be called for the chromosome.</text:p>
      <text:p text:style-name="Standard">A ploidy setting of <text:span text:style-name="Monospace">polyploid</text:span> will treat the chromosome as having one copy during variant calling, meaning that only <text:span text:style-name="T38">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8">(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4">a </text:span>mapping <text:span text:style-name="T104">between</text:span> taxon IDs <text:span text:style-name="T104">and</text:span> reference sequence names. Using <text:span text:style-name="T98">a reference SDF containing these files</text:span> allows the output <text:span text:style-name="T98">of certain commands</text:span> to include results at different taxonomic ranks allowing analysis at differing taxonomic levels.</text:p>
        <text:p text:style-name="Standard"><text:span text:style-name="T104">Pre-constructed</text:span> metagenomic reference SDFs in this format will be available from our website (<text:a xlink:type="simple" xlink:href="http://www.realtimegenomics.com/"><text:span text:style-name="Internet_20_link">http://www.realtimegenomics.com</text:span></text:a>). <text:span text:style-name="T104">For custom reference SDF creation, the </text:span><text:span text:style-name="Monospace">ncbi2tax</text:span><text:span text:style-name="T104"> and </text:span><text:span text:style-name="Monospace">taxfilter</text:span><text:span text:style-name="T104"> commands can assist the creation of a custom </text:span><text:span text:style-name="Monospace">taxonomy.tsv</text:span><text:span text:style-name="T104"> file from an NCBI taxonomy dump. The </text:span><text:span text:style-name="Monospace">taxstats</text:span><text:span text:style-name="T104">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4656397383544210546" text:style-name="L16">
          <text:list-item>
            <text:p text:style-name="P294">The unique taxon ID of the node in the tree. This must be an integer value greater than or equal to 1.</text:p>
          </text:list-item>
          <text:list-item>
            <text:p text:style-name="P294">The taxon ID of the parent of this node. This must be an integer value corresponding to another node in the tree.</text:p>
          </text:list-item>
          <text:list-item>
            <text:p text:style-name="P294">The rank of the node in the taxonomy. This is a free format string that can contain any character other than a tab.</text:p>
          </text:list-item>
          <text:list-item>
            <text:p text:style-name="P294">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1">#RTG taxonomy version 1.0</text:p>
        <text:p text:style-name="P181">#taxID<text:tab/>parID<text:tab/>rank<text:tab/>name</text:p>
        <text:p text:style-name="P181">1<text:tab/>-1<text:tab/>no rank<text:tab/>root</text:p>
        <text:p text:style-name="P181">12908<text:tab/>1<text:tab/>no rank<text:tab/>unclassified sequences</text:p>
        <text:p text:style-name="P181">408169<text:tab/>12908<text:tab/>no rank<text:tab/>metagenomes</text:p>
        <text:p text:style-name="P181">410657<text:tab/>408169<text:tab/>no rank<text:tab/>ecological metagenomes</text:p>
        <text:p text:style-name="P181">527640<text:tab/>410657<text:tab/>species<text:tab/>microbial mat metagenome</text:p>
        <text:p text:style-name="P181">131567<text:tab/>1<text:tab/>no rank<text:tab/>cellular organisms</text:p>
        <text:p text:style-name="P181">2<text:tab/>131567<text:tab/>superkingdom<text:tab/>Bacteria</text:p>
        <text:p text:style-name="P181">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6259040109260242039" text:style-name="L17">
          <text:list-item>
            <text:p text:style-name="P295">The taxonomy node ID that the sequence is associated with. This must be an integer value that corresponds to a node ID from the taxonomy tree.</text:p>
          </text:list-item>
          <text:list-item>
            <text:p text:style-name="P295">The name of the sequence as it appears in the SDF. <text:span text:style-name="T104">(These can be discovered using the </text:span><text:span text:style-name="Monospace">--lengths</text:span><text:span text:style-name="T104"> option of the </text:span><text:span text:style-name="Monospace">sdfstats</text:span> <text:span text:style-name="T104">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2">1219061<text:tab/>gi|407098174|gb|AMQV00000000.1|AMQV01000000</text:p>
        <text:p text:style-name="P202">1219061<text:tab/>gi|407098172|gb|AMQV01000002.1|</text:p>
        <text:p text:style-name="P202">1219061<text:tab/>gi|407098170|gb|AMQV01000004.1|</text:p>
        <text:p text:style-name="P202">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9"><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5">such as </text:span><text:span text:style-name="Monospace">pedfilter</text:span><text:span text:style-name="T105">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8">or </text:span><text:span text:style-name="Monospace">--bed-regions</text:span><text:span text:style-name="T98">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8">or </text:span><text:span text:style-name="Monospace">--bed-regions</text:span><text:span text:style-name="T98">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9"><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3">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907478968192164308" text:style-name="L18">
          <text:list-item>
            <text:p text:style-name="P296">Paired-end sequencing data</text:p>
          </text:list-item>
          <text:list-item>
            <text:p text:style-name="P305">'FLAG' is set to 0x02 in properly paired reads and unset for unmated or unmapped reads.</text:p>
          </text:list-item>
          <text:list-item>
            <text:p text:style-name="P305">For all non-uniquely mapped reads 'FLAG' 0x100 is set.</text:p>
          </text:list-item>
          <text:list-item>
            <text:p text:style-name="P305">Unmated and unmapped reads will have the 'FLAG' 0x08 set to reflect whether the mate has been mapped, however 'RNEXT' and 'PNEXT' will always be "*".</text:p>
          </text:list-item>
          <text:list-item>
            <text:p text:style-name="P305">For mapped reads, the SAM standard "NH" attribute is used, even for uniquely mapped reads ("NH:i:1").</text:p>
          </text:list-item>
          <text:list-item>
            <text:p text:style-name="P296">Single-end sequencing data</text:p>
          </text:list-item>
          <text:list-item>
            <text:p text:style-name="P305">For all non-uniquely mapped reads 'FLAG' 0x100 is set.</text:p>
          </text:list-item>
          <text:list-item>
            <text:p text:style-name="P305">For mapped reads, the SAM standard "NH" attribute is used, even for uniquely mapped reads ("NH:i:1").</text:p>
          </text:list-item>
          <text:list-item>
            <text:p text:style-name="P296">Unmapped reads</text:p>
          </text:list-item>
          <text:list-item>
            <text:p text:style-name="P305">'RNAME' and 'CIGAR' are set as "*".</text:p>
          </text:list-item>
          <text:list-item>
            <text:p text:style-name="P305">'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40">1X</text:span>1=<text:span text:style-name="T41">2B</text:span>20=5N10= XQ:Z:<text:span text:style-name="T41">-.</text:span> XR:Z:<text:span text:style-name="T40">A</text:span></text:p>
        <text:p text:style-name="Command_20_Line"/>
        <text:p text:style-name="Command_20_Line">Reference 4960-5010:</text:p>
        <text:p text:style-name="Command_20_Line">CCTGGAGG <text:s/>GAGTGCTGCAGGCCGACCAGCAACTCATGGAGAAGACCAAGG</text:p>
        <text:p text:style-name="Command_20_Line"><text:s text:c="3"/>GGA<text:span text:style-name="T40">A</text:span>G<text:span text:style-name="T41">GG</text:span>GAGTGCTGCAGGCCGACC <text:s text:c="4"/>CTCATGGAGA</text:p>
        <text:p text:style-name="Command_20_Line"><text:s text:c="3"/>42062<text:span text:style-name="T41">-.</text:span>-51/4-1,55.010456-_____27/2711032</text:p>
        <text:p text:style-name="P182"/>
        <text:p text:style-name="P182">Flattened Read from SAM file:</text:p>
        <text:p text:style-name="P182">GGAAGGAGTGCTGCAGGCCGACCCTCATGGAGA</text:p>
        <text:p text:style-name="P182">42062-51/4-1,55.010456-27/2711032</text:p>
        <text:p text:style-name="P182"/>
        <text:p text:style-name="Command_20_Line">Reconstructed Read:</text:p>
        <text:p text:style-name="P182">GGAAGGGGAGTGCTGCAGGCCGACCCTCATGGAGA</text:p>
        <text:p text:style-name="P182">42062-.-51/4-1,55.010456-27/2711032</text:p>
        <text:p text:style-name="P182"/>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40">1R</text:span>5=<text:span text:style-name="T40">1T</text:span>2=5N8=1I11=<text:span text:style-name="T41">2B</text:span>5= XR:Z:<text:span text:style-name="T40">TA</text:span> XQ:Z:<text:span text:style-name="T41">74</text:span></text:p>
        <text:p text:style-name="Command_20_Line"/>
        <text:p text:style-name="Command_20_Line">Reference 760-810</text:p>
        <text:p text:style-name="Command_20_Line">AGAGGAGAGAACNGGTTTGGAACCATTC TGGAAGGCCAG <text:s/>TGAGCTGTGTT</text:p>
        <text:p text:style-name="Command_20_Line"><text:s text:c="5"/>A<text:span text:style-name="T40">N</text:span>AGAAC<text:span text:style-name="T40">T</text:span>GG_____AACCATTC<text:span text:style-name="T40">A</text:span>TGGAAGGCCAG<text:span text:style-name="T41">AG</text:span>TGA</text:p>
        <text:p text:style-name="Command_20_Line"><text:s text:c="5"/>5!5/1,+143_____1/..,153002076-134<text:span text:style-name="T41">74</text:span>35001</text:p>
        <text:p text:style-name="P182"/>
        <text:p text:style-name="P182">Flattened Read from SAM file:</text:p>
        <text:p text:style-name="P182">ANAGAACTGGAACCATTCATGGAAGGCCAGTGA</text:p>
        <text:p text:style-name="P182">5!5/1,+!431/..,153002076-13435001</text:p>
        <text:p text:style-name="P182"/>
        <text:p text:style-name="Command_20_Line">Reconstructed Read:</text:p>
        <text:p text:style-name="P182">ANAGAACNGGAACCATTCATGGAAGGC<text:span text:style-name="T42">CAGAGTGA</text:span></text:p>
        <text:p text:style-name="P182"><text:span text:style-name="T42">5!5/1,+1431/..,153002076-134743</text:span>5001</text:p>
        <text:p text:style-name="P182"/>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5">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5">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5">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5">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5">T</text:span>he phred scaled posterior probability that the <text:span text:style-name="T115">variant at this site</text:span> is <text:span text:style-name="T115">present in</text:span> the cancer, <text:span text:style-name="T115">output by the </text:span><text:span text:style-name="Monospace">somatic</text:span><text:span text:style-name="T115"> command.</text:span></text:p>
            </table:table-cell>
          </table:table-row>
          <table:table-row table:style-name="Table38.3">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5">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depth.</text:p>
            </table:table-cell>
          </table:table-row>
          <table:table-row table:style-name="Table38.6">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ext:soft-page-break/>
          <table:table-row table:style-name="Table38.7">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8">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4"><text:span text:style-name="Monospace"><text:span text:style-name="T15">AN</text:span></text:span></text:p>
            </table:table-cell>
            <table:table-cell table:style-name="Table38.B10" office:value-type="string">
              <text:p text:style-name="P94">The standard VCF total number of alleles in called genotypes field.</text:p>
            </table:table-cell>
          </table:table-row>
        </table:table>
        <text:p text:style-name="Standard"/>
        <text:p text:style-name="P215">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ext:soft-page-break/>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20">
            <table:table-cell table:style-name="Table39.A2" office:value-type="string">
              <text:p text:style-name="P64"><text:span text:style-name="Monospace"><text:span text:style-name="T15">SS</text:span></text:span><text:span text:style-name="Monospace"><text:span text:style-name="T21">C</text:span></text:span></text:p>
            </table:table-cell>
            <table:table-cell table:style-name="Table39.B2" office:value-type="string">
              <text:p text:style-name="P94">The score for <text:span text:style-name="T115">the</text:span> somatic mutation <text:span text:style-name="T115">specified by the </text:span><text:span text:style-name="Monospace"><text:span text:style-name="T131">GT</text:span></text:span><text:span text:style-name="T115"> field</text:span>.</text:p>
            </table:table-cell>
          </table:table-row>
          <table:table-row table:style-name="Table39.20">
            <table:table-cell table:style-name="Table39.A2" office:value-type="string">
              <text:p text:style-name="P304">SS</text:p>
            </table:table-cell>
            <table:table-cell table:style-name="Table39.B2" office:value-type="string">
              <text:p text:style-name="P303">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2">
            <table:table-cell table:style-name="Table39.A22" office:value-type="string">
              <text:p text:style-name="P64"><text:span text:style-name="Monospace"><text:span text:style-name="T15">AVR</text:span></text:span></text:p>
            </table:table-cell>
            <table:table-cell table:style-name="Table39.B22"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text:soft-page-break/>#Examples of calls:</text:p>
        <text:p text:style-name="Command_20_Line_20__28_small_29_">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LOH=1 <text:s/>GT:<text:span text:style-name="T130">SSC:SS</text:span> <text:s/>0/1 <text:s/>0/0:<text:span text:style-name="T130">24.0:2</text:span>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4">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4">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1113619872870845070" text:style-name="L19">
          <text:list-item>
            <text:p text:style-name="P297"><text:soft-page-break/>Sequence name</text:p>
          </text:list-item>
          <text:list-item>
            <text:p text:style-name="P297">Region start, counting from 0</text:p>
          </text:list-item>
          <text:list-item>
            <text:p text:style-name="P297">Region end, counting from 0, not inclusive</text:p>
          </text:list-item>
          <text:list-item>
            <text:p text:style-name="P297">Name of the region type</text:p>
          </text:list-item>
        </text:list>
        <text:p text:style-name="P215">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5">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5">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4"><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5">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5">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7">The columns in the example are in BED file order:</text:p>
        <text:list xml:id="list7210453823009556885" text:style-name="L20">
          <text:list-item>
            <text:p text:style-name="P298">Chromosome name</text:p>
          </text:list-item>
          <text:list-item>
            <text:p text:style-name="P298">Start position in chromosome</text:p>
          </text:list-item>
          <text:list-item>
            <text:p text:style-name="P298">End position in chromosome</text:p>
          </text:list-item>
          <text:list-item>
            <text:p text:style-name="P298">Location of remote breakend matching this one</text:p>
          </text:list-item>
          <text:list-item>
            <text:p text:style-name="P298">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3">#Version v2.3.2 build 5c2ee18 (2011-10-05), Coverage BED output v1.0</text:p>
        <text:p text:style-name="P183">#CL <text:s text:c="4"/>coverage -o coverage-hslo-18-u -t hst1 hslo-18-u/alignments.bam</text:p>
        <text:p text:style-name="P183">#RUN-ID c0561a1d-fb3b-4062-96ca-cad2cc3c476a</text:p>
        <text:p text:style-name="P183">chr1 <text:s text:c="5"/>0 <text:s text:c="6"/>4 <text:s text:c="6"/>coverage <text:s text:c="7"/>2</text:p>
        <text:p text:style-name="P183">chr1 <text:s text:c="5"/>4 <text:s text:c="6"/>13 <text:s text:c="5"/>coverage <text:s text:c="7"/>3</text:p>
        <text:p text:style-name="P183">chr1 <text:s text:c="5"/>13 <text:s text:c="5"/>22 <text:s text:c="5"/>coverage <text:s text:c="7"/>4</text:p>
        <text:p text:style-name="P183">chr1 <text:s text:c="5"/>22 <text:s text:c="5"/>29 <text:s text:c="5"/>coverage <text:s text:c="7"/>5</text:p>
        <text:p text:style-name="P183">chr1 <text:s text:c="5"/>29 <text:s text:c="5"/>38 <text:s text:c="5"/>coverage <text:s text:c="7"/>6</text:p>
        <text:p text:style-name="P183">chr1 <text:s text:c="5"/>38 <text:s text:c="5"/>45 <text:s text:c="5"/>coverage <text:s text:c="7"/>7</text:p>
        <text:p text:style-name="P183">chr1 <text:s text:c="5"/>45 <text:s text:c="5"/>53 <text:s text:c="5"/>coverage <text:s text:c="7"/>8</text:p>
        <text:p text:style-name="P183">chr1 <text:s text:c="5"/>53 <text:s text:c="5"/>64 <text:s text:c="5"/>coverage <text:s text:c="7"/>9</text:p>
        <text:p text:style-name="P183">chr1 <text:s text:c="5"/>64 <text:s text:c="5"/>80 <text:s text:c="5"/>coverage <text:s text:c="7"/>10</text:p>
        <text:p text:style-name="P183">chr1 <text:s text:c="5"/>80 <text:s text:c="5"/>128 <text:s text:c="4"/>coverage <text:s text:c="7"/>11</text:p>
        <text:p text:style-name="P183">chr1 <text:s text:c="5"/>128 <text:s text:c="4"/>137 <text:s text:c="4"/>coverage <text:s text:c="7"/>10</text:p>
        <text:p text:style-name="P183">chr1 <text:s text:c="5"/>137 <text:s text:c="4"/>157 <text:s text:c="4"/>coverage <text:s text:c="7"/>11</text:p>
        <text:p text:style-name="P183">chr1 <text:s text:c="5"/>157 <text:s text:c="4"/>164 <text:s text:c="4"/>coverage <text:s text:c="7"/>12</text:p>
        <text:p text:style-name="P183">chr1 <text:s text:c="5"/>164 <text:s text:c="4"/>169 <text:s text:c="4"/>coverage <text:s text:c="7"/>13</text:p>
        <text:p text:style-name="P183">chr1 <text:s text:c="5"/>169 <text:s text:c="4"/>174 <text:s text:c="4"/>coverage <text:s text:c="7"/>14</text:p>
        <text:p text:style-name="P183">chr1 <text:s text:c="5"/>174 <text:s text:c="4"/>177 <text:s text:c="4"/>coverage <text:s text:c="7"/>15</text:p>
        <text:p text:style-name="P183">chr1 <text:s text:c="5"/>177 <text:s text:c="4"/>181 <text:s text:c="4"/>coverage <text:s text:c="7"/>16</text:p>
        <text:p text:style-name="P111">The columns in the example are in BED file order:</text:p>
        <text:list xml:id="list1254316116687614226" text:style-name="L21">
          <text:list-item>
            <text:p text:style-name="P299">Chromosome name</text:p>
          </text:list-item>
          <text:list-item>
            <text:p text:style-name="P299">Start position in chromosome</text:p>
          </text:list-item>
          <text:list-item>
            <text:p text:style-name="P299">End position in chromosome</text:p>
          </text:list-item>
          <text:list-item>
            <text:p text:style-name="P299">Name or label of the feature, always "coverage"</text:p>
          </text:list-item>
          <text:list-item>
            <text:p text:style-name="P299">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3">#Version v2.5.0 build 79d6626 (2011-10-05), Coverage BEDGRAPH output v1.0</text:p>
        <text:p text:style-name="P183">#CL <text:s text:c="4"/>coverage -o coverage-hslo-18-u -t hst1 hslo-18-u/alignments.bam --bedgraph</text:p>
        <text:p text:style-name="P183">#RUN-ID 36c48ec4-52b7-48d5-b68c-71dce5dba129</text:p>
        <text:p text:style-name="P183">track type=bedGraph name=coverage</text:p>
        <text:p text:style-name="P183">chr1 <text:s text:c="5"/>0 <text:s text:c="6"/>4 <text:s text:c="6"/>2</text:p>
        <text:p text:style-name="P183">chr1 <text:s text:c="5"/>4 <text:s text:c="6"/>13 <text:s text:c="5"/>3</text:p>
        <text:p text:style-name="P183">chr1 <text:s text:c="5"/>13 <text:s text:c="5"/>22 <text:s text:c="5"/>4</text:p>
        <text:p text:style-name="P183">chr1 <text:s text:c="5"/>22 <text:s text:c="5"/>29 <text:s text:c="5"/>5</text:p>
        <text:p text:style-name="P183">chr1 <text:s text:c="5"/>29 <text:s text:c="5"/>38 <text:s text:c="5"/>6</text:p>
        <text:p text:style-name="P183">chr1 <text:s text:c="5"/>38 <text:s text:c="5"/>45 <text:s text:c="5"/>7</text:p>
        <text:p text:style-name="P183">chr1 <text:s text:c="5"/>45 <text:s text:c="5"/>53 <text:s text:c="5"/>8</text:p>
        <text:p text:style-name="P183">chr1 <text:s text:c="5"/>53 <text:s text:c="5"/>64 <text:s text:c="5"/>9</text:p>
        <text:p text:style-name="P183">chr1 <text:s text:c="5"/>64 <text:s text:c="5"/>80 <text:s text:c="5"/>10</text:p>
        <text:p text:style-name="P183">chr1 <text:s text:c="5"/>80 <text:s text:c="5"/>128 <text:s text:c="4"/>11</text:p>
        <text:p text:style-name="P183">chr1 <text:s text:c="5"/>128 <text:s text:c="4"/>137 <text:s text:c="4"/>10</text:p>
        <text:p text:style-name="P183">chr1 <text:s text:c="5"/>137 <text:s text:c="4"/>157 <text:s text:c="4"/>11</text:p>
        <text:p text:style-name="P183">chr1 <text:s text:c="5"/>157 <text:s text:c="4"/>164 <text:s text:c="4"/>12</text:p>
        <text:p text:style-name="P183">chr1 <text:s text:c="5"/>164 <text:s text:c="4"/>169 <text:s text:c="4"/>13</text:p>
        <text:p text:style-name="P183">chr1 <text:s text:c="5"/>169 <text:s text:c="4"/>174 <text:s text:c="4"/>14</text:p>
        <text:p text:style-name="P183">chr1 <text:s text:c="5"/>174 <text:s text:c="4"/>177 <text:s text:c="4"/>15</text:p>
        <text:p text:style-name="P183">chr1 <text:s text:c="5"/>177 <text:s text:c="4"/>181 <text:s text:c="4"/>16</text:p>
        <text:p text:style-name="P111">The columns in the example are in BEDGRAPH file order:</text:p>
        <text:list xml:id="list3153224079463029735" text:style-name="L22">
          <text:list-item>
            <text:p text:style-name="P300">Chromosome name</text:p>
          </text:list-item>
          <text:list-item>
            <text:p text:style-name="P300">Start position in chromosome</text:p>
          </text:list-item>
          <text:list-item>
            <text:p text:style-name="P300"><text:soft-page-break/>End position in chromosome</text:p>
          </text:list-item>
          <text:list-item>
            <text:p text:style-name="P300">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3">#Version v2.3.2 build 5c2ee18 (2011-10-05), Coverage output v1.0</text:p>
        <text:p text:style-name="P183">#CL <text:s/>coverage -o coverage-hslo-18-u-per-base -t hst1 hslo-18-u/alignments.bam --per-base</text:p>
        <text:p text:style-name="P183">#RUN-ID 7798b1a5-2159-48e6-976e-86b4f8e98fa6</text:p>
        <text:p text:style-name="P183">#sequence <text:s text:c="6"/>position <text:s text:c="7"/>unique-count <text:s text:c="3"/>ambiguous-count <text:s text:c="2"/>score</text:p>
        <text:p text:style-name="P183">chr1 <text:s text:c="11"/>0 <text:s text:c="14"/>0 <text:s text:c="14"/>0 <text:s text:c="16"/>0.00</text:p>
        <text:p text:style-name="P183">chr1 <text:s text:c="11"/>1 <text:s text:c="14"/>0 <text:s text:c="14"/>0 <text:s text:c="16"/>0.00</text:p>
        <text:p text:style-name="P183">chr1 <text:s text:c="11"/>2 <text:s text:c="14"/>1 <text:s text:c="14"/>0 <text:s text:c="16"/>1.00</text:p>
        <text:p text:style-name="P183">chr1 <text:s text:c="11"/>3 <text:s text:c="14"/>1 <text:s text:c="14"/>0 <text:s text:c="16"/>1.00</text:p>
        <text:p text:style-name="P183">chr1 <text:s text:c="11"/>4 <text:s text:c="14"/>1 <text:s text:c="14"/>0 <text:s text:c="16"/>1.00</text:p>
        <text:p text:style-name="P183">chr1 <text:s text:c="11"/>5 <text:s text:c="14"/>1 <text:s text:c="14"/>0 <text:s text:c="16"/>1.00</text:p>
        <text:p text:style-name="P183">chr1 <text:s text:c="11"/>6 <text:s text:c="14"/>1 <text:s text:c="14"/>0 <text:s text:c="16"/>1.00</text:p>
        <text:p text:style-name="P183">chr1 <text:s text:c="11"/>7 <text:s text:c="14"/>2 <text:s text:c="14"/>0 <text:s text:c="16"/>2.00</text:p>
        <text:p text:style-name="P183">chr1 <text:s text:c="11"/>8 <text:s text:c="14"/>2 <text:s text:c="14"/>0 <text:s text:c="16"/>2.00</text:p>
        <text:p text:style-name="P183">chr1 <text:s text:c="11"/>9 <text:s text:c="14"/>2 <text:s text:c="14"/>1 <text:s text:c="16"/>2.50</text:p>
        <text:p text:style-name="Standard"/>
        <text:p text:style-name="P215">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5"><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5">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5">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5">(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2306879511854892291" text:style-name="L23">
          <text:list-item>
            <text:p text:style-name="P301">Richness (see <text:span text:style-name="Internet_20_link">http://en.wikipedia.org/wiki/Species_richness</text:span>)</text:p>
          </text:list-item>
          <text:list-item>
            <text:p text:style-name="P301"><text:soft-page-break/>Shannon (see <text:span text:style-name="Internet_20_link">http://en.wikipedia.org/wiki/Diversity_index#Shannon_index</text:span>)</text:p>
          </text:list-item>
          <text:list-item>
            <text:p text:style-name="P301">Pielou (see <text:span text:style-name="Internet_20_link">http://en.wikipedia.org/wiki/Species_evenness</text:span>)</text:p>
          </text:list-item>
          <text:list-item>
            <text:p text:style-name="P301">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5">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6">compute nodes</text:span>.</text:p>
        <text:p text:style-name="Standard">The steps for clustered read mappings with RTG are as follows:</text:p>
        <text:p text:style-name="Standard">Create multiple jobs of single end data, and start them on different <text:span text:style-name="T46">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6">nodes</text:span> mapping the reads against the same reference genome. Each <text:span text:style-name="T46">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6"><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7">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7">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4631002203895670141" text:style-name="L24">
        <text:list-item>
          <text:p text:style-name="P302">The RTG executable JAR file.</text:p>
        </text:list-item>
        <text:list-item>
          <text:p text:style-name="P302">RTG executable wrapper script.</text:p>
        </text:list-item>
        <text:list-item>
          <text:p text:style-name="P302">Example scripts and files.</text:p>
        </text:list-item>
        <text:list-item>
          <text:p text:style-name="P302">This operations manual.</text:p>
        </text:list-item>
        <text:list-item>
          <text:p text:style-name="P302">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8"><text:span text:style-name="Monospace"><text:span text:style-name="T48">=== RTG </text:span></text:span><text:span text:style-name="Monospace"><text:span text:style-name="T49">Software</text:span></text:span><text:span text:style-name="Monospace"><text:span text:style-name="T48"> ===</text:span></text:span></text:p>
      <text:p text:style-name="P218"><text:span text:style-name="Monospace"><text:span text:style-name="T48"/></text:span></text:p>
      <text:p text:style-name="P218"><text:span text:style-name="Monospace"><text:span text:style-name="T48">RTG software from Real Time Genomics includes tools for the processing and analysis </text:span></text:span></text:p>
      <text:p text:style-name="P218"><text:span text:style-name="Monospace"><text:span text:style-name="T48">of plant, animal and human sequence data from high throughput sequencing systems.</text:span></text:span></text:p>
      <text:p text:style-name="P218"><text:span text:style-name="Monospace"><text:span text:style-name="T48">Product usage and administration is described in the RTG Operations Manual.</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Quick Start Instructions</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is delivered as a Java application accessed via a wrapper</text:span></text:span></text:p>
      <text:p text:style-name="P218"><text:span text:style-name="Monospace"><text:span text:style-name="T48">script that allows a user to customize initial memory allocation and</text:span></text:span></text:p>
      <text:p text:style-name="P218"><text:soft-page-break/><text:span text:style-name="Monospace"><text:span text:style-name="T48">other configuration options.</text:span></text:span></text:p>
      <text:p text:style-name="P218"><text:span text:style-name="Monospace"><text:span text:style-name="T48"/></text:span></text:p>
      <text:p text:style-name="P218"><text:span text:style-name="Monospace"><text:span text:style-name="T48">For individual use, follow these quick start instructions. <text:s/></text:span></text:span></text:p>
      <text:p text:style-name="P218"><text:span text:style-name="Monospace"><text:span text:style-name="T48"/></text:span></text:p>
      <text:p text:style-name="P218"><text:span text:style-name="Monospace"><text:span text:style-name="T48">Linux/MacOS X:</text:span></text:span></text:p>
      <text:p text:style-name="P218"><text:span text:style-name="Monospace"><text:span text:style-name="T48"/></text:span></text:p>
      <text:p text:style-name="P218"><text:span text:style-name="Monospace"><text:span text:style-name="T48"><text:s text:c="2"/>Unzip the RTG distribution to the desired location.</text:span></text:span></text:p>
      <text:p text:style-name="P218"><text:span text:style-name="Monospace"><text:span text:style-name="T48"/></text:span></text:p>
      <text:p text:style-name="P218"><text:span text:style-name="Monospace"><text:span text:style-name="T48"><text:s text:c="2"/>If your RTG distribution does not already include a license</text:span></text:span></text:p>
      <text:p text:style-name="P218"><text:span text:style-name="Monospace"><text:span text:style-name="T48"><text:s text:c="2"/>(rtg-license.txt), copy the license file from Real Time Genomics</text:span></text:span></text:p>
      <text:p text:style-name="P218"><text:span text:style-name="Monospace"><text:span text:style-name="T48"><text:s text:c="2"/>into the RTG distribution directory.</text:span></text:span></text:p>
      <text:p text:style-name="P218"><text:span text:style-name="Monospace"><text:span text:style-name="T48"/></text:span></text:p>
      <text:p text:style-name="P218"><text:span text:style-name="Monospace"><text:span text:style-name="T48"><text:s text:c="2"/>Test for success by entering './rtg version' at the command</text:span></text:span></text:p>
      <text:p text:style-name="P218"><text:span text:style-name="Monospace"><text:span text:style-name="T48"><text:s text:c="2"/>line. <text:s/>The first time rtg is executed you will be prompted with some </text:span></text:span></text:p>
      <text:p text:style-name="P218"><text:span text:style-name="Monospace"><text:span text:style-name="T48"><text:s text:c="2"/>questions to customize your installation. Follow the prompts.</text:span></text:span></text:p>
      <text:p text:style-name="P218"><text:span text:style-name="Monospace"><text:span text:style-name="T48"/></text:span></text:p>
      <text:p text:style-name="P218"><text:span text:style-name="Monospace"><text:span text:style-name="T48"><text:s text:c="2"/>Enter './rtg help' for a list of rtg commands. <text:s/>Help for any individual</text:span></text:span></text:p>
      <text:p text:style-name="P218"><text:span text:style-name="Monospace"><text:span text:style-name="T48"><text:s text:c="2"/>command is available using the --help flag, e.g.: './rtg format --help'</text:span></text:span></text:p>
      <text:p text:style-name="P218"><text:span text:style-name="Monospace"><text:span text:style-name="T48"/></text:span></text:p>
      <text:p text:style-name="P218"><text:span text:style-name="Monospace"><text:span text:style-name="T48"><text:s text:c="2"/>By default, RTG software scripts establish a memory space of 90% of</text:span></text:span></text:p>
      <text:p text:style-name="P218"><text:span text:style-name="Monospace"><text:span text:style-name="T48"><text:s text:c="2"/>the available RAM - this is automatically calculated. <text:s/>One may</text:span></text:span></text:p>
      <text:p text:style-name="P218"><text:span text:style-name="Monospace"><text:span text:style-name="T48"><text:s text:c="2"/>override this limit in the rtg.cfg settings file or on a per-run</text:span></text:span></text:p>
      <text:p text:style-name="P218"><text:span text:style-name="Monospace"><text:span text:style-name="T48"><text:s text:c="2"/>basis by supplying RTG_MEM as an environment variable or as the</text:span></text:span></text:p>
      <text:p text:style-name="P218"><text:span text:style-name="Monospace"><text:span text:style-name="T48"><text:s text:c="2"/>first program argument, e.g.: './rtg RTG_MEM=48g map'</text:span></text:span></text:p>
      <text:p text:style-name="P218"><text:span text:style-name="Monospace"><text:span text:style-name="T48"/></text:span></text:p>
      <text:p text:style-name="P218"><text:span text:style-name="Monospace"><text:span text:style-name="T48"><text:s text:c="2"/>[OPTIONAL] If you will be running rtg on multiple machines and would</text:span></text:span></text:p>
      <text:p text:style-name="P218"><text:span text:style-name="Monospace"><text:span text:style-name="T48"><text:s text:c="2"/>like to customize settings on a per-machine basis, copy</text:span></text:span></text:p>
      <text:p text:style-name="P218"><text:span text:style-name="Monospace"><text:span text:style-name="T48"><text:s text:c="2"/>rtg.cfg to /etc/rtg.cfg, editing per-machine settings</text:span></text:span></text:p>
      <text:p text:style-name="P218"><text:span text:style-name="Monospace"><text:span text:style-name="T48"><text:s text:c="2"/>appropriately (requires root privileges). <text:s/>An alternative that does</text:span></text:span></text:p>
      <text:p text:style-name="P218"><text:span text:style-name="Monospace"><text:span text:style-name="T48"><text:s text:c="2"/>not require root privileges is to copy rtg.example.cfg to</text:span></text:span></text:p>
      <text:p text:style-name="P218"><text:span text:style-name="Monospace"><text:span text:style-name="T48"><text:s text:c="2"/>rtg.HOSTNAME.cfg, editing per-machine settings appropriately, where</text:span></text:span></text:p>
      <text:p text:style-name="P218"><text:span text:style-name="Monospace"><text:span text:style-name="T48"><text:s text:c="2"/>HOSTNAME is the short host name output by the command "hostname -s"</text:span></text:span></text:p>
      <text:p text:style-name="P218"><text:span text:style-name="Monospace"><text:span text:style-name="T48"/></text:span></text:p>
      <text:p text:style-name="P218"><text:span text:style-name="Monospace"><text:span text:style-name="T48">Windows:</text:span></text:span></text:p>
      <text:p text:style-name="P218"><text:span text:style-name="Monospace"><text:span text:style-name="T48"/></text:span></text:p>
      <text:p text:style-name="P218"><text:span text:style-name="Monospace"><text:span text:style-name="T48"><text:s text:c="2"/>Unzip the RTG distribution to the desired location.</text:span></text:span></text:p>
      <text:p text:style-name="P218"><text:span text:style-name="Monospace"><text:span text:style-name="T48"/></text:span></text:p>
      <text:p text:style-name="P218"><text:span text:style-name="Monospace"><text:span text:style-name="T48"><text:s text:c="2"/>If your RTG distribution does not already include a license</text:span></text:span></text:p>
      <text:p text:style-name="P218"><text:span text:style-name="Monospace"><text:span text:style-name="T48"><text:s text:c="2"/>(rtg-license.txt), copy the license file from Real Time Genomics</text:span></text:span></text:p>
      <text:p text:style-name="P218"><text:span text:style-name="Monospace"><text:span text:style-name="T48"><text:s text:c="2"/>into the RTG distribution directory.</text:span></text:span></text:p>
      <text:p text:style-name="P218"><text:span text:style-name="Monospace"><text:span text:style-name="T48"/></text:span></text:p>
      <text:p text:style-name="P218"><text:span text:style-name="Monospace"><text:span text:style-name="T48"><text:s text:c="2"/>Test for success by entering 'rtg version' at the command line. <text:s/>The</text:span></text:span></text:p>
      <text:p text:style-name="P218"><text:span text:style-name="Monospace"><text:span text:style-name="T48"><text:s text:c="2"/>first time rtg is executed you will be prompted with some </text:span></text:span></text:p>
      <text:p text:style-name="P218"><text:span text:style-name="Monospace"><text:span text:style-name="T48"><text:s text:c="2"/>questions to customize your installation. Follow the prompts.</text:span></text:span></text:p>
      <text:p text:style-name="P218"><text:span text:style-name="Monospace"><text:span text:style-name="T48"/></text:span></text:p>
      <text:p text:style-name="P218"><text:span text:style-name="Monospace"><text:span text:style-name="T48"><text:s text:c="2"/>Enter 'rtg help' for a list of rtg commands. <text:s/>Help for any individual</text:span></text:span></text:p>
      <text:p text:style-name="P218"><text:span text:style-name="Monospace"><text:span text:style-name="T48"><text:s text:c="2"/>command is available using the --help flag, e.g.: 'rtg format --help'</text:span></text:span></text:p>
      <text:p text:style-name="P218"><text:span text:style-name="Monospace"><text:span text:style-name="T48"/></text:span></text:p>
      <text:p text:style-name="P218"><text:span text:style-name="Monospace"><text:span text:style-name="T48"><text:s text:c="2"/>By default, RTG software scripts establish a memory space of 90% of</text:span></text:span></text:p>
      <text:p text:style-name="P218"><text:span text:style-name="Monospace"><text:span text:style-name="T48"><text:s text:c="2"/>the available RAM - this is automatically calculated. <text:s/>One may</text:span></text:span></text:p>
      <text:p text:style-name="P218"><text:span text:style-name="Monospace"><text:span text:style-name="T48"><text:s text:c="2"/>override this limit by setting the RTG_MEM variable in the rtg.bat</text:span></text:span></text:p>
      <text:p text:style-name="P218"><text:span text:style-name="Monospace"><text:span text:style-name="T48"><text:s text:c="2"/>script or as an environment variable.</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Using quick start installation steps, an individual can execute RTG software </text:span></text:span></text:p>
      <text:p text:style-name="P218"><text:span text:style-name="Monospace"><text:span text:style-name="T48">in a remote computing environment without the need to establish root privileges.</text:span></text:span></text:p>
      <text:p text:style-name="P218"><text:span text:style-name="Monospace"><text:span text:style-name="T48">Include the necessary data files in directories within the workspace and upload</text:span></text:span></text:p>
      <text:p text:style-name="P218"><text:span text:style-name="Monospace"><text:span text:style-name="T48">the entire workspace to the remote system (either stand-alone or cluster). <text:s/></text:span></text:span></text:p>
      <text:p text:style-name="P218"><text:span text:style-name="Monospace"><text:span text:style-name="T48"/></text:span></text:p>
      <text:p text:style-name="P218"><text:span text:style-name="Monospace"><text:span text:style-name="T48">For data center deployment and instructions for editing scripts, </text:span></text:span></text:p>
      <text:p text:style-name="P218"><text:span text:style-name="Monospace"><text:span text:style-name="T48">please consult the Administration chapter of the RTG Operations Manual.</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Terms of Use</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This proprietary software program is the property of Real Time</text:span></text:span></text:p>
      <text:p text:style-name="P218"><text:span text:style-name="Monospace"><text:span text:style-name="T48">Genomics, Inc. <text:s/>All use of this software program is subject to the</text:span></text:span></text:p>
      <text:p text:style-name="P218"><text:span text:style-name="Monospace"><text:span text:style-name="T48">terms of an applicable end user license agreement.</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Third Party Software Used</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the open source Picard library</text:span></text:span></text:p>
      <text:p text:style-name="P218"><text:span text:style-name="Monospace"><text:span text:style-name="T48">(https://sourceforge.net/projects/picard/) for reading and writing SAM</text:span></text:span></text:p>
      <text:p text:style-name="P218"><text:span text:style-name="Monospace"><text:span text:style-name="T48">files, under the terms of following license:</text:span></text:span></text:p>
      <text:p text:style-name="P218"><text:span text:style-name="Monospace"><text:span text:style-name="T48"/></text:span></text:p>
      <text:p text:style-name="P218"><text:span text:style-name="Monospace"><text:span text:style-name="T48">The MIT License</text:span></text:span></text:p>
      <text:p text:style-name="P218"><text:span text:style-name="Monospace"><text:span text:style-name="T48"/></text:span></text:p>
      <text:p text:style-name="P218"><text:span text:style-name="Monospace"><text:span text:style-name="T48">Copyright (c) 2009 The Broad Institute</text:span></text:span></text:p>
      <text:p text:style-name="P218"><text:span text:style-name="Monospace"><text:span text:style-name="T48"/></text:span></text:p>
      <text:p text:style-name="P218"><text:span text:style-name="Monospace"><text:span text:style-name="T48">Permission is hereby granted, free of charge, to any person obtaining a copy</text:span></text:span></text:p>
      <text:p text:style-name="P218"><text:span text:style-name="Monospace"><text:span text:style-name="T48">of this software and associated documentation files (the "Software"), to deal</text:span></text:span></text:p>
      <text:p text:style-name="P218"><text:soft-page-break/><text:span text:style-name="Monospace"><text:span text:style-name="T48">in the Software without restriction, including without limitation the rights</text:span></text:span></text:p>
      <text:p text:style-name="P218"><text:span text:style-name="Monospace"><text:span text:style-name="T48">to use, copy, modify, merge, publish, distribute, sublicense, and/or sell</text:span></text:span></text:p>
      <text:p text:style-name="P218"><text:span text:style-name="Monospace"><text:span text:style-name="T48">copies of the Software, and to permit persons to whom the Software is</text:span></text:span></text:p>
      <text:p text:style-name="P218"><text:span text:style-name="Monospace"><text:span text:style-name="T48">furnished to do so, subject to the following conditions:</text:span></text:span></text:p>
      <text:p text:style-name="P218"><text:span text:style-name="Monospace"><text:span text:style-name="T48"/></text:span></text:p>
      <text:p text:style-name="P218"><text:span text:style-name="Monospace"><text:span text:style-name="T48">The above copyright notice and this permission notice shall be included in</text:span></text:span></text:p>
      <text:p text:style-name="P218"><text:span text:style-name="Monospace"><text:span text:style-name="T48">all copies or substantial portions of the Software.</text:span></text:span></text:p>
      <text:p text:style-name="P218"><text:span text:style-name="Monospace"><text:span text:style-name="T48"/></text:span></text:p>
      <text:p text:style-name="P218"><text:span text:style-name="Monospace"><text:span text:style-name="T48">THE SOFTWARE IS PROVIDED "AS IS", WITHOUT WARRANTY OF ANY KIND, EXPRESS OR</text:span></text:span></text:p>
      <text:p text:style-name="P218"><text:span text:style-name="Monospace"><text:span text:style-name="T48">IMPLIED, INCLUDING BUT NOT LIMITED TO THE WARRANTIES OF MERCHANTABILITY,</text:span></text:span></text:p>
      <text:p text:style-name="P218"><text:span text:style-name="Monospace"><text:span text:style-name="T48">FITNESS FOR A PARTICULAR PURPOSE AND NONINFRINGEMENT. IN NO EVENT SHALL THE</text:span></text:span></text:p>
      <text:p text:style-name="P218"><text:span text:style-name="Monospace"><text:span text:style-name="T48">AUTHORS OR COPYRIGHT HOLDERS BE LIABLE FOR ANY CLAIM, DAMAGES OR OTHER</text:span></text:span></text:p>
      <text:p text:style-name="P218"><text:span text:style-name="Monospace"><text:span text:style-name="T48">LIABILITY, WHETHER IN AN ACTION OF CONTRACT, TORT OR OTHERWISE, ARISING FROM,</text:span></text:span></text:p>
      <text:p text:style-name="P218"><text:span text:style-name="Monospace"><text:span text:style-name="T48">OUT OF OR IN CONNECTION WITH THE SOFTWARE OR THE USE OR OTHER DEALINGS IN</text:span></text:span></text:p>
      <text:p text:style-name="P218"><text:span text:style-name="Monospace"><text:span text:style-name="T48">THE SOFTWARE.</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the bzip2 library included in the open source Ant project</text:span></text:span></text:p>
      <text:p text:style-name="P218"><text:span text:style-name="Monospace"><text:span text:style-name="T48">(http://ant.apache.org/) for decompressing bzip2 format files, under the</text:span></text:span></text:p>
      <text:p text:style-name="P218"><text:span text:style-name="Monospace"><text:span text:style-name="T48">following license:</text:span></text:span></text:p>
      <text:p text:style-name="P218"><text:span text:style-name="Monospace"><text:span text:style-name="T48"/></text:span></text:p>
      <text:p text:style-name="P218"><text:span text:style-name="Monospace"><text:span text:style-name="T48">Copyright 1999-2010 The Apache Software Foundation</text:span></text:span></text:p>
      <text:p text:style-name="P218"><text:span text:style-name="Monospace"><text:span text:style-name="T48"><text:s/></text:span></text:span></text:p>
      <text:p text:style-name="P218"><text:span text:style-name="Monospace"><text:span text:style-name="T48">Licensed under the Apache License, Version 2.0 (the "License"); you may not</text:span></text:span></text:p>
      <text:p text:style-name="P218"><text:span text:style-name="Monospace"><text:span text:style-name="T48">use this file except in compliance with the License. You may obtain a copy of</text:span></text:span></text:p>
      <text:p text:style-name="P218"><text:span text:style-name="Monospace"><text:span text:style-name="T48">the License at</text:span></text:span></text:p>
      <text:p text:style-name="P218"><text:span text:style-name="Monospace"><text:span text:style-name="T48"><text:s/></text:span></text:span></text:p>
      <text:p text:style-name="P218"><text:span text:style-name="Monospace"><text:span text:style-name="T48">http://www.apache.org/licenses/LICENSE-2.0</text:span></text:span></text:p>
      <text:p text:style-name="P218"><text:span text:style-name="Monospace"><text:span text:style-name="T48"/></text:span></text:p>
      <text:p text:style-name="P218"><text:span text:style-name="Monospace"><text:span text:style-name="T48">Unless required by applicable law or agreed to in writing, software distributed</text:span></text:span></text:p>
      <text:p text:style-name="P218"><text:span text:style-name="Monospace"><text:span text:style-name="T48">under the License is distributed on an "AS IS" BASIS, WITHOUT WARRANTIES OR </text:span></text:span></text:p>
      <text:p text:style-name="P218"><text:span text:style-name="Monospace"><text:span text:style-name="T48">CONDITIONS OF ANY KIND, either express or implied. See the License for the </text:span></text:span></text:p>
      <text:p text:style-name="P218"><text:span text:style-name="Monospace"><text:span text:style-name="T48">specific language governing permissions and limitations under the License. </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a modified version of</text:span></text:span></text:p>
      <text:p text:style-name="P218"><text:span text:style-name="Monospace"><text:span text:style-name="T48">java/util/zip/GZIPInputStream.java (available in the accompanying</text:span></text:span></text:p>
      <text:p text:style-name="P218"><text:span text:style-name="Monospace"><text:span text:style-name="T48">gzipfix.jar) from OpenJDK 7 under the terms of the following license:</text:span></text:span></text:p>
      <text:p text:style-name="P218"><text:span text:style-name="Monospace"><text:span text:style-name="T48"/></text:span></text:p>
      <text:p text:style-name="P218"><text:span text:style-name="Monospace"><text:span text:style-name="T48">This code is free software; you can redistribute it and/or modify it</text:span></text:span></text:p>
      <text:p text:style-name="P218"><text:span text:style-name="Monospace"><text:span text:style-name="T48">under the terms of the GNU General Public License version 2 only, as</text:span></text:span></text:p>
      <text:p text:style-name="P218"><text:span text:style-name="Monospace"><text:span text:style-name="T48">published by the Free Software Foundation. <text:s/>Oracle designates this</text:span></text:span></text:p>
      <text:p text:style-name="P218"><text:span text:style-name="Monospace"><text:span text:style-name="T48">particular file as subject to the "Classpath" exception as provided</text:span></text:span></text:p>
      <text:p text:style-name="P218"><text:span text:style-name="Monospace"><text:span text:style-name="T48">by Oracle in the LICENSE file that accompanied this code.</text:span></text:span></text:p>
      <text:p text:style-name="P218"><text:span text:style-name="Monospace"><text:span text:style-name="T48"/></text:span></text:p>
      <text:p text:style-name="P218"><text:span text:style-name="Monospace"><text:span text:style-name="T48">This code is distributed in the hope that it will be useful, but WITHOUT</text:span></text:span></text:p>
      <text:p text:style-name="P218"><text:span text:style-name="Monospace"><text:span text:style-name="T48">ANY WARRANTY; without even the implied warranty of MERCHANTABILITY or</text:span></text:span></text:p>
      <text:p text:style-name="P218"><text:span text:style-name="Monospace"><text:span text:style-name="T48">FITNESS FOR A PARTICULAR PURPOSE. <text:s/>See the GNU General Public License</text:span></text:span></text:p>
      <text:p text:style-name="P218"><text:span text:style-name="Monospace"><text:span text:style-name="T48">version 2 for more details (a copy is included in the LICENSE file that</text:span></text:span></text:p>
      <text:p text:style-name="P218"><text:span text:style-name="Monospace"><text:span text:style-name="T48">accompanied this code).</text:span></text:span></text:p>
      <text:p text:style-name="P218"><text:span text:style-name="Monospace"><text:span text:style-name="T48"/></text:span></text:p>
      <text:p text:style-name="P218"><text:span text:style-name="Monospace"><text:span text:style-name="T48">You should have received a copy of the GNU General Public License version</text:span></text:span></text:p>
      <text:p text:style-name="P218"><text:span text:style-name="Monospace"><text:span text:style-name="T48">2 along with this work; if not, write to the Free Software Foundation,</text:span></text:span></text:p>
      <text:p text:style-name="P218"><text:span text:style-name="Monospace"><text:span text:style-name="T48">Inc., 51 Franklin St, Fifth Floor, Boston, MA 02110-1301 USA.</text:span></text:span></text:p>
      <text:p text:style-name="P218"><text:span text:style-name="Monospace"><text:span text:style-name="T48"/></text:span></text:p>
      <text:p text:style-name="P218"><text:span text:style-name="Monospace"><text:span text:style-name="T48">Please contact Oracle, 500 Oracle Parkway, Redwood Shores, CA 94065 USA</text:span></text:span></text:p>
      <text:p text:style-name="P218"><text:span text:style-name="Monospace"><text:span text:style-name="T48">or visit www.oracle.com if you need additional information or have any</text:span></text:span></text:p>
      <text:p text:style-name="P218"><text:span text:style-name="Monospace"><text:span text:style-name="T48">questions.</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hierarchical data visualization software from</text:span></text:span></text:p>
      <text:p text:style-name="P218"><text:span text:style-name="Monospace"><text:span text:style-name="T48">http://sourceforge.net/projects/krona/ under the terms of the</text:span></text:span></text:p>
      <text:p text:style-name="P218"><text:span text:style-name="Monospace"><text:span text:style-name="T48">following license:</text:span></text:span></text:p>
      <text:p text:style-name="P218"><text:span text:style-name="Monospace"><text:span text:style-name="T48"/></text:span></text:p>
      <text:p text:style-name="P218"><text:span text:style-name="Monospace"><text:span text:style-name="T48">Copyright (c) 2011, Battelle National Biodefense Institute (BNBI);</text:span></text:span></text:p>
      <text:p text:style-name="P218"><text:span text:style-name="Monospace"><text:span text:style-name="T48">all rights reserved. Authored by: Brian Ondov, Nicholas Bergman, and</text:span></text:span></text:p>
      <text:p text:style-name="P218"><text:span text:style-name="Monospace"><text:span text:style-name="T48">Adam Phillippy</text:span></text:span></text:p>
      <text:p text:style-name="P218"><text:span text:style-name="Monospace"><text:span text:style-name="T48"/></text:span></text:p>
      <text:p text:style-name="P218"><text:span text:style-name="Monospace"><text:span text:style-name="T48">This Software was prepared for the Department of Homeland Security</text:span></text:span></text:p>
      <text:p text:style-name="P218"><text:span text:style-name="Monospace"><text:span text:style-name="T48">(DHS) by the Battelle National Biodefense Institute, LLC (BNBI) as</text:span></text:span></text:p>
      <text:p text:style-name="P218"><text:span text:style-name="Monospace"><text:span text:style-name="T48">part of contract HSHQDC-07-C-00020 to manage and operate the National</text:span></text:span></text:p>
      <text:p text:style-name="P218"><text:span text:style-name="Monospace"><text:span text:style-name="T48">Biodefense Analysis and Countermeasures Center (NBACC), a Federally</text:span></text:span></text:p>
      <text:p text:style-name="P218"><text:span text:style-name="Monospace"><text:span text:style-name="T48">Funded Research and Development Center.</text:span></text:span></text:p>
      <text:p text:style-name="P218"><text:span text:style-name="Monospace"><text:span text:style-name="T48"/></text:span></text:p>
      <text:p text:style-name="P218"><text:span text:style-name="Monospace"><text:span text:style-name="T48">Redistribution and use in source and binary forms, with or without</text:span></text:span></text:p>
      <text:p text:style-name="P218"><text:span text:style-name="Monospace"><text:span text:style-name="T48">modification, are permitted provided that the following conditions are</text:span></text:span></text:p>
      <text:p text:style-name="P218"><text:span text:style-name="Monospace"><text:span text:style-name="T48">met:</text:span></text:span></text:p>
      <text:p text:style-name="P218"><text:span text:style-name="Monospace"><text:span text:style-name="T48"/></text:span></text:p>
      <text:p text:style-name="P218"><text:span text:style-name="Monospace"><text:span text:style-name="T48">* Redistributions of source code must retain the above copyright</text:span></text:span></text:p>
      <text:p text:style-name="P218"><text:span text:style-name="Monospace"><text:span text:style-name="T48"><text:s text:c="2"/>notice, this list of conditions and the following disclaimer.</text:span></text:span></text:p>
      <text:p text:style-name="P218"><text:span text:style-name="Monospace"><text:span text:style-name="T48"/></text:span></text:p>
      <text:p text:style-name="P218"><text:soft-page-break/><text:span text:style-name="Monospace"><text:span text:style-name="T48">* Redistributions in binary form must reproduce the above copyright</text:span></text:span></text:p>
      <text:p text:style-name="P218"><text:span text:style-name="Monospace"><text:span text:style-name="T48"><text:s text:c="2"/>notice, this list of conditions and the following disclaimer in the</text:span></text:span></text:p>
      <text:p text:style-name="P218"><text:span text:style-name="Monospace"><text:span text:style-name="T48"><text:s text:c="2"/>documentation and/or other materials provided with the distribution.</text:span></text:span></text:p>
      <text:p text:style-name="P218"><text:span text:style-name="Monospace"><text:span text:style-name="T48"/></text:span></text:p>
      <text:p text:style-name="P218"><text:span text:style-name="Monospace"><text:span text:style-name="T48">* Neither the name of the Battelle National Biodefense Institute nor</text:span></text:span></text:p>
      <text:p text:style-name="P218"><text:span text:style-name="Monospace"><text:span text:style-name="T48"><text:s text:c="2"/>the names of its contributors may be used to endorse or promote</text:span></text:span></text:p>
      <text:p text:style-name="P218"><text:span text:style-name="Monospace"><text:span text:style-name="T48"><text:s text:c="2"/>products derived from this software without specific prior written</text:span></text:span></text:p>
      <text:p text:style-name="P218"><text:span text:style-name="Monospace"><text:span text:style-name="T48"><text:s text:c="2"/>permission.</text:span></text:span></text:p>
      <text:p text:style-name="P218"><text:span text:style-name="Monospace"><text:span text:style-name="T48"/></text:span></text:p>
      <text:p text:style-name="P218"><text:span text:style-name="Monospace"><text:span text:style-name="T48">THIS SOFTWARE IS PROVIDED BY THE COPYRIGHT HOLDERS AND CONTRIBUTORS</text:span></text:span></text:p>
      <text:p text:style-name="P218"><text:span text:style-name="Monospace"><text:span text:style-name="T48">"AS IS" AND ANY EXPRESS OR IMPLIED WARRANTIES, INCLUDING, BUT NOT</text:span></text:span></text:p>
      <text:p text:style-name="P218"><text:span text:style-name="Monospace"><text:span text:style-name="T48">LIMITED TO, THE IMPLIED WARRANTIES OF MERCHANTABILITY AND FITNESS FOR</text:span></text:span></text:p>
      <text:p text:style-name="P218"><text:span text:style-name="Monospace"><text:span text:style-name="T48">A PARTICULAR PURPOSE ARE DISCLAIMED. IN NO EVENT SHALL THE COPYRIGHT</text:span></text:span></text:p>
      <text:p text:style-name="P218"><text:span text:style-name="Monospace"><text:span text:style-name="T48">HOLDER OR CONTRIBUTORS BE LIABLE FOR ANY DIRECT, INDIRECT, INCIDENTAL,</text:span></text:span></text:p>
      <text:p text:style-name="P218"><text:span text:style-name="Monospace"><text:span text:style-name="T48">SPECIAL, EXEMPLARY, OR CONSEQUENTIAL DAMAGES (INCLUDING, BUT NOT</text:span></text:span></text:p>
      <text:p text:style-name="P218"><text:span text:style-name="Monospace"><text:span text:style-name="T48">LIMITED TO, PROCUREMENT OF SUBSTITUTE GOODS OR SERVICES; LOSS OF USE,</text:span></text:span></text:p>
      <text:p text:style-name="P218"><text:span text:style-name="Monospace"><text:span text:style-name="T48">DATA, OR PROFITS; OR BUSINESS INTERRUPTION) HOWEVER CAUSED AND ON ANY</text:span></text:span></text:p>
      <text:p text:style-name="P218"><text:span text:style-name="Monospace"><text:span text:style-name="T48">THEORY OF LIABILITY, WHETHER IN CONTRACT, STRICT LIABILITY, OR TORT</text:span></text:span></text:p>
      <text:p text:style-name="P218"><text:span text:style-name="Monospace"><text:span text:style-name="T48">(INCLUDING NEGLIGENCE OR OTHERWISE) ARISING IN ANY WAY OUT OF THE USE</text:span></text:span></text:p>
      <text:p text:style-name="P218"><text:span text:style-name="Monospace"><text:span text:style-name="T48">OF THIS SOFTWARE, EVEN IF ADVISED OF THE POSSIBILITY OF SUCH DAMAGE.</text:span></text:span></text:p>
      <text:p text:style-name="P218"><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a xlink:type="simple" xlink:href="http://www.completegenomics.com/"><text:span text:style-name="Monospace"><text:span text:style-name="T4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6-08T10:33:53.912015392</dc:date>
    <meta:editing-duration>P5DT22H42M41S</meta:editing-duration>
    <meta:editing-cycles>100</meta:editing-cycles>
    <meta:generator>LibreOffice/4.2.7.2$Linux_X86_64 LibreOffice_project/420m0$Build-2</meta:generator>
    <dc:title>RTG Operations Manual</dc:title>
    <meta:document-statistic meta:table-count="243" meta:image-count="1" meta:object-count="5" meta:page-count="218" meta:paragraph-count="6634" meta:word-count="67767" meta:character-count="435418" meta:non-whitespace-character-count="368111"/>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